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3955*"/>
    </style:style>
    <style:style style:name="Table263.B" style:family="table-column">
      <style:table-column-properties style:column-width="4.334in" style:rel-column-width="6241*"/>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3955*"/>
    </style:style>
    <style:style style:name="Table264.B" style:family="table-column">
      <style:table-column-properties style:column-width="4.334in" style:rel-column-width="6241*"/>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3964*"/>
    </style:style>
    <style:style style:name="Table265.B" style:family="table-column">
      <style:table-column-properties style:column-width="4.3278in" style:rel-column-width="6232*"/>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3945*"/>
    </style:style>
    <style:style style:name="Table266.B" style:family="table-column">
      <style:table-column-properties style:column-width="4.341in" style:rel-column-width="6251*"/>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3927*"/>
    </style:style>
    <style:style style:name="Table267.B" style:family="table-column">
      <style:table-column-properties style:column-width="4.3535in" style:rel-column-width="6269*"/>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3927*"/>
    </style:style>
    <style:style style:name="Table268.B" style:family="table-column">
      <style:table-column-properties style:column-width="4.3535in" style:rel-column-width="6269*"/>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3918*"/>
    </style:style>
    <style:style style:name="Table279.B" style:family="table-column">
      <style:table-column-properties style:column-width="4.3597in" style:rel-column-width="627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Title">
      <style:text-properties fo:font-size="60pt" style:font-size-asian="60pt" style:font-size-complex="60pt"/>
    </style:style>
    <style:style style:name="P48" style:family="paragraph" style:parent-style-name="Footnote">
      <style:paragraph-properties fo:text-align="start" style:justify-single-word="false"/>
    </style:style>
    <style:style style:name="P49" style:family="paragraph" style:parent-style-name="Footnote">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Code">
      <style:text-properties fo:font-size="12pt" fo:font-weight="bold" style:font-size-asian="12pt" style:font-weight-asian="bold" style:font-size-complex="12pt" style:font-weight-complex="bold"/>
    </style:style>
    <style:style style:name="P53" style:family="paragraph" style:parent-style-name="Code">
      <style:paragraph-properties fo:text-align="justify" style:justify-single-word="false"/>
    </style:style>
    <style:style style:name="P54" style:family="paragraph" style:parent-style-name="Code">
      <style:text-properties style:text-underline-style="solid" style:text-underline-width="auto" style:text-underline-color="font-color" fo:font-weight="bold" style:font-weight-asian="bold" style:font-weight-complex="bold"/>
    </style:style>
    <style:style style:name="P55" style:family="paragraph" style:parent-style-name="Code">
      <style:text-properties style:font-name="Times New Roman" fo:font-size="14pt" style:font-name-asian="SimSun" style:font-size-asian="14pt" style:font-name-complex="Mangal" style:font-size-complex="14pt"/>
    </style:style>
    <style:style style:name="P56" style:family="paragraph" style:parent-style-name="Code">
      <style:text-properties style:text-underline-style="none" fo:font-weight="normal" style:font-weight-asian="normal" style:font-weight-complex="normal"/>
    </style:style>
    <style:style style:name="P57" style:family="paragraph" style:parent-style-name="Text_20_body">
      <style:paragraph-properties fo:break-before="page"/>
      <style:text-properties style:use-window-font-color="true"/>
    </style:style>
    <style:style style:name="P58" style:family="paragraph" style:parent-style-name="Snippet">
      <style:text-properties style:font-name="Courier New1"/>
    </style:style>
    <style:style style:name="P59" style:family="paragraph" style:parent-style-name="Snippet">
      <style:text-properties fo:font-weight="normal" style:font-weight-asian="normal" style:font-weight-complex="normal"/>
    </style:style>
    <style:style style:name="P60" style:family="paragraph" style:parent-style-name="Snippet">
      <style:paragraph-properties fo:text-align="justify" style:justify-single-word="false"/>
    </style:style>
    <style:style style:name="P61" style:family="paragraph" style:parent-style-name="Heading_20_3">
      <style:text-properties fo:font-weight="bold" style:font-weight-asian="bold" style:font-weight-complex="bold"/>
    </style:style>
    <style:style style:name="P62" style:family="paragraph" style:parent-style-name="Heading_20_1">
      <style:paragraph-properties fo:text-align="justify" style:justify-single-word="false"/>
    </style:style>
    <style:style style:name="P63" style:family="paragraph" style:parent-style-name="Heading_20_1">
      <style:paragraph-properties fo:break-before="page"/>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7.0602in" style:type="right" style:leader-style="dotted" style:leader-text="."/>
        </style:tab-stops>
      </style:paragraph-properties>
    </style:style>
    <style:style style:name="P66" style:family="paragraph" style:parent-style-name="Contents_20_2">
      <style:paragraph-properties>
        <style:tab-stops>
          <style:tab-stop style:position="6.8839in" style:type="right"/>
        </style:tab-stops>
      </style:paragraph-properties>
    </style:style>
    <style:style style:name="P67" style:family="paragraph" style:parent-style-name="Table_20_Contents">
      <style:paragraph-properties fo:text-align="justify" style:justify-single-word="false"/>
    </style:style>
    <style:style style:name="P68" style:family="paragraph" style:parent-style-name="Index_20_1">
      <style:paragraph-properties>
        <style:tab-stops>
          <style:tab-stop style:position="7.0807in" style:type="right"/>
        </style:tab-stops>
      </style:paragraph-properties>
    </style:style>
    <style:style style:name="P69" style:family="paragraph" style:parent-style-name="Index_20_Separator">
      <style:paragraph-properties>
        <style:tab-stops/>
      </style:paragraph-properties>
    </style:style>
    <style:style style:name="P70" style:family="paragraph" style:parent-style-name="Snippet">
      <style:text-properties style:font-name="Courier New1"/>
    </style:style>
    <style:style style:name="P71" style:family="paragraph" style:parent-style-name="Text_20_body" style:master-page-name="Standard">
      <style:paragraph-properties style:page-number="auto"/>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paragraph-properties fo:text-align="justify" style:justify-single-word="false"/>
    </style:style>
    <style:style style:name="P75" style:family="paragraph" style:parent-style-name="Text_20_body" style:list-style-name="L3">
      <style:paragraph-properties fo:text-align="justify" style:justify-single-word="false"/>
    </style:style>
    <style:style style:name="P76" style:family="paragraph" style:parent-style-name="Text_20_body" style:list-style-name="L5">
      <style:paragraph-properties fo:text-align="justify" style:justify-single-word="false"/>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8">
      <style:paragraph-properties fo:text-align="justify" style:justify-single-word="false"/>
    </style:style>
    <style:style style:name="P79" style:family="paragraph" style:parent-style-name="Text_20_body" style:list-style-name="L10">
      <style:paragraph-properties fo:text-align="justify" style:justify-single-word="false"/>
    </style:style>
    <style:style style:name="P80" style:family="paragraph" style:parent-style-name="Text_20_body" style:list-style-name="L11">
      <style:paragraph-properties fo:text-align="justify" style:justify-single-word="false"/>
    </style:style>
    <style:style style:name="P81" style:family="paragraph" style:parent-style-name="Text_20_body" style:list-style-name="L13">
      <style:paragraph-properties fo:text-align="justify" style:justify-single-word="false"/>
    </style:style>
    <style:style style:name="P82" style:family="paragraph" style:parent-style-name="Text_20_body" style:list-style-name="L14">
      <style:paragraph-properties fo:text-align="justify" style:justify-single-word="false"/>
    </style:style>
    <style:style style:name="P83" style:family="paragraph" style:parent-style-name="Text_20_body" style:list-style-name="L15">
      <style:paragraph-properties fo:text-align="justify" style:justify-single-word="false"/>
    </style:style>
    <style:style style:name="P84" style:family="paragraph" style:parent-style-name="Text_20_body" style:list-style-name="L16">
      <style:paragraph-properties fo:text-align="justify" style:justify-single-word="false"/>
    </style:style>
    <style:style style:name="P85" style:family="paragraph" style:parent-style-name="Text_20_body" style:list-style-name="L17">
      <style:paragraph-properties fo:text-align="justify" style:justify-single-word="false"/>
    </style:style>
    <style:style style:name="P86" style:family="paragraph" style:parent-style-name="Text_20_body" style:list-style-name="L18">
      <style:paragraph-properties fo:text-align="justify" style:justify-single-word="false"/>
    </style:style>
    <style:style style:name="P87" style:family="paragraph" style:parent-style-name="Text_20_body" style:list-style-name="L19">
      <style:paragraph-properties fo:text-align="justify" style:justify-single-word="false"/>
    </style:style>
    <style:style style:name="P88" style:family="paragraph" style:parent-style-name="Text_20_body" style:list-style-name="L20">
      <style:paragraph-properties fo:text-align="justify" style:justify-single-word="false"/>
    </style:style>
    <style:style style:name="P89" style:family="paragraph" style:parent-style-name="Text_20_body" style:list-style-name="L21">
      <style:paragraph-properties fo:text-align="justify" style:justify-single-word="false"/>
    </style:style>
    <style:style style:name="P90" style:family="paragraph" style:parent-style-name="Text_20_body" style:list-style-name="L22">
      <style:paragraph-properties fo:text-align="justify" style:justify-single-word="false"/>
    </style:style>
    <style:style style:name="P91" style:family="paragraph" style:parent-style-name="Text_20_body" style:list-style-name="L23">
      <style:paragraph-properties fo:text-align="justify" style:justify-single-word="false"/>
    </style:style>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9"/>
    <style:style style:name="P97"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99284272" text:id="ct99284272">
          <text:insertion>
            <office:change-info>
              <dc:creator>Peter Camilleri</dc:creator>
              <dc:date>2015-04-25T23:41:00</dc:date>
            </office:change-info>
          </text:insertion>
        </text:changed-region>
        <text:changed-region xml:id="ct99284376" text:id="ct99284376">
          <text:insertion>
            <office:change-info>
              <dc:creator>Peter Camilleri</dc:creator>
              <dc:date>2015-04-25T23:42:00</dc:date>
            </office:change-info>
          </text:insertion>
        </text:changed-region>
        <text:changed-region xml:id="ct99293104" text:id="ct99293104">
          <text:insertion>
            <office:change-info>
              <dc:creator>Peter Camilleri</dc:creator>
              <dc:date>2015-04-26T13:40:00</dc:date>
            </office:change-info>
          </text:insertion>
        </text:changed-region>
        <text:changed-region xml:id="ct99293208" text:id="ct99293208">
          <text:insertion>
            <office:change-info>
              <dc:creator>Peter Camilleri</dc:creator>
              <dc:date>2015-04-26T13:39:00</dc:date>
            </office:change-info>
          </text:insertion>
        </text:changed-region>
        <text:changed-region xml:id="ct99293312" text:id="ct99293312">
          <text:insertion>
            <office:change-info>
              <dc:creator>Peter Camilleri</dc:creator>
              <dc:date>2015-04-26T13:40:00</dc:date>
            </office:change-info>
          </text:insertion>
        </text:changed-region>
        <text:changed-region xml:id="ct99294352" text:id="ct99294352">
          <text:insertion>
            <office:change-info>
              <dc:creator>Peter Camilleri</dc:creator>
              <dc:date>2015-04-26T13:46:00</dc:date>
            </office:change-info>
          </text:insertion>
        </text:changed-region>
        <text:changed-region xml:id="ct99294456" text:id="ct99294456">
          <text:insertion>
            <office:change-info>
              <dc:creator>Peter Camilleri</dc:creator>
              <dc:date>2015-04-26T13:47:00</dc:date>
            </office:change-info>
          </text:insertion>
        </text:changed-region>
        <text:changed-region xml:id="ct97423248" text:id="ct97423248">
          <text:insertion>
            <office:change-info>
              <dc:creator>Peter Camilleri</dc:creator>
              <dc:date>2015-04-25T13:09:00</dc:date>
            </office:change-info>
          </text:insertion>
        </text:changed-region>
        <text:changed-region xml:id="ct97423352" text:id="ct97423352">
          <text:insertion>
            <office:change-info>
              <dc:creator>Peter Camilleri</dc:creator>
              <dc:date>2015-04-25T13:10:00</dc:date>
            </office:change-info>
          </text:insertion>
        </text:changed-region>
        <text:changed-region xml:id="ct97423560" text:id="ct97423560">
          <text:insertion>
            <office:change-info>
              <dc:creator>Peter Camilleri</dc:creator>
              <dc:date>2015-04-25T13:11:00</dc:date>
            </office:change-info>
          </text:insertion>
        </text:changed-region>
        <text:changed-region xml:id="ct97423664" text:id="ct97423664">
          <text:deletion>
            <office:change-info>
              <dc:creator>Peter Camilleri</dc:creator>
              <dc:date>2015-04-25T13:26:00</dc:date>
            </office:change-info>
            <text:p text:style-name="Text_20_body">.even?</text:p>
          </text:deletion>
        </text:changed-region>
        <text:changed-region xml:id="ct97423768" text:id="ct97423768">
          <text:insertion>
            <office:change-info>
              <dc:creator>Peter Camilleri</dc:creator>
              <dc:date>2015-04-25T13:25:00</dc:date>
            </office:change-info>
          </text:insertion>
        </text:changed-region>
        <text:changed-region xml:id="ct97423872" text:id="ct97423872">
          <text:insertion>
            <office:change-info>
              <dc:creator>Peter Camilleri</dc:creator>
              <dc:date>2015-04-25T13:25:00</dc:date>
            </office:change-info>
          </text:insertion>
        </text:changed-region>
        <text:changed-region xml:id="ct97423976" text:id="ct97423976">
          <text:insertion>
            <office:change-info>
              <dc:creator>Peter Camilleri</dc:creator>
              <dc:date>2015-04-25T13:25:00</dc:date>
            </office:change-info>
          </text:insertion>
        </text:changed-region>
        <text:changed-region xml:id="ct97424080" text:id="ct97424080">
          <text:insertion>
            <office:change-info>
              <dc:creator>Peter Camilleri</dc:creator>
              <dc:date>2015-04-25T13:25:00</dc:date>
            </office:change-info>
          </text:insertion>
        </text:changed-region>
        <text:changed-region xml:id="ct97424184" text:id="ct97424184">
          <text:insertion>
            <office:change-info>
              <dc:creator>Peter Camilleri</dc:creator>
              <dc:date>2015-04-25T13:25:00</dc:date>
            </office:change-info>
          </text:insertion>
        </text:changed-region>
        <text:changed-region xml:id="ct97424288" text:id="ct97424288">
          <text:insertion>
            <office:change-info>
              <dc:creator>Peter Camilleri</dc:creator>
              <dc:date>2015-04-25T13:27:00</dc:date>
            </office:change-info>
          </text:insertion>
        </text:changed-region>
        <text:changed-region xml:id="ct97424392" text:id="ct97424392">
          <text:insertion>
            <office:change-info>
              <dc:creator>Peter Camilleri</dc:creator>
              <dc:date>2015-04-25T13:27:00</dc:date>
            </office:change-info>
          </text:insertion>
        </text:changed-region>
        <text:changed-region xml:id="ct97424496" text:id="ct97424496">
          <text:deletion>
            <office:change-info>
              <dc:creator>Peter Camilleri</dc:creator>
              <dc:date>2015-04-25T13:29:00</dc:date>
            </office:change-info>
            <text:p text:style-name="Text_20_body">.gcd</text:p>
          </text:deletion>
        </text:changed-region>
        <text:changed-region xml:id="ct97424600" text:id="ct97424600">
          <text:insertion>
            <office:change-info>
              <dc:creator>Peter Camilleri</dc:creator>
              <dc:date>2015-04-25T13:25:00</dc:date>
            </office:change-info>
          </text:insertion>
        </text:changed-region>
        <text:changed-region xml:id="ct97424704" text:id="ct97424704">
          <text:deletion>
            <office:change-info>
              <dc:creator>Peter Camilleri</dc:creator>
              <dc:date>2015-04-25T13:31:00</dc:date>
            </office:change-info>
            <text:p text:style-name="Text_20_body">.lcm</text:p>
          </text:deletion>
        </text:changed-region>
        <text:changed-region xml:id="ct97424808" text:id="ct97424808">
          <text:insertion>
            <office:change-info>
              <dc:creator>Peter Camilleri</dc:creator>
              <dc:date>2015-04-25T13:25:00</dc:date>
            </office:change-info>
          </text:insertion>
        </text:changed-region>
        <text:changed-region xml:id="ct97425016" text:id="ct97425016">
          <text:deletion>
            <office:change-info>
              <dc:creator>Peter Camilleri</dc:creator>
              <dc:date>2015-04-25T13:37:00</dc:date>
            </office:change-info>
            <text:p text:style-name="Text_20_body">.odd?</text:p>
          </text:deletion>
        </text:changed-region>
        <text:changed-region xml:id="ct97424912" text:id="ct97424912">
          <text:deletion>
            <office:change-info>
              <dc:creator>Peter Camilleri</dc:creator>
              <dc:date>2015-04-25T13:39:00</dc:date>
            </office:change-info>
            <text:p text:style-name="Text_20_body"/>
            <text:p text:style-name="Text_20_body"/>
          </text:deletion>
        </text:changed-region>
        <text:changed-region xml:id="ct97425120" text:id="ct97425120">
          <text:insertion>
            <office:change-info>
              <dc:creator>Peter Camilleri</dc:creator>
              <dc:date>2015-04-25T13:25:00</dc:date>
            </office:change-info>
          </text:insertion>
        </text:changed-region>
        <text:changed-region xml:id="ct97425224" text:id="ct97425224">
          <text:deletion>
            <office:change-info>
              <dc:creator>Peter Camilleri</dc:creator>
              <dc:date>2015-04-25T13:41:00</dc:date>
            </office:change-info>
            <text:p text:style-name="Text_20_body">2*</text:p>
          </text:deletion>
        </text:changed-region>
        <text:changed-region xml:id="ct97425328" text:id="ct97425328">
          <text:insertion>
            <office:change-info>
              <dc:creator>Peter Camilleri</dc:creator>
              <dc:date>2015-04-25T13:24:00</dc:date>
            </office:change-info>
          </text:insertion>
        </text:changed-region>
        <text:changed-region xml:id="ct97425432" text:id="ct97425432">
          <text:insertion>
            <office:change-info>
              <dc:creator>Peter Camilleri</dc:creator>
              <dc:date>2015-04-25T13:25:00</dc:date>
            </office:change-info>
          </text:insertion>
        </text:changed-region>
        <text:changed-region xml:id="ct97425536" text:id="ct97425536">
          <text:insertion>
            <office:change-info>
              <dc:creator>Peter Camilleri</dc:creator>
              <dc:date>2015-04-25T13:42:00</dc:date>
            </office:change-info>
          </text:insertion>
        </text:changed-region>
        <text:changed-region xml:id="ct97425640" text:id="ct97425640">
          <text:insertion>
            <office:change-info>
              <dc:creator>Peter Camilleri</dc:creator>
              <dc:date>2015-04-25T13:25:00</dc:date>
            </office:change-info>
          </text:insertion>
        </text:changed-region>
        <text:changed-region xml:id="ct97425744" text:id="ct97425744">
          <text:insertion>
            <office:change-info>
              <dc:creator>Peter Camilleri</dc:creator>
              <dc:date>2015-04-25T13:25:00</dc:date>
            </office:change-info>
          </text:insertion>
        </text:changed-region>
        <text:changed-region xml:id="ct99214536" text:id="ct99214536">
          <text:insertion>
            <office:change-info>
              <dc:creator>Peter Camilleri</dc:creator>
              <dc:date>2015-04-25T13:42:00</dc:date>
            </office:change-info>
          </text:insertion>
        </text:changed-region>
        <text:changed-region xml:id="ct99214640" text:id="ct99214640">
          <text:insertion>
            <office:change-info>
              <dc:creator>Peter Camilleri</dc:creator>
              <dc:date>2015-04-25T13:42:00</dc:date>
            </office:change-info>
          </text:insertion>
        </text:changed-region>
        <text:changed-region xml:id="ct99214744" text:id="ct99214744">
          <text:deletion>
            <office:change-info>
              <dc:creator>Peter Camilleri</dc:creator>
              <dc:date>2015-04-25T13:42:00</dc:date>
            </office:change-info>
            <text:p text:style-name="Text_20_body">2/</text:p>
          </text:deletion>
        </text:changed-region>
        <text:changed-region xml:id="ct99214848" text:id="ct99214848">
          <text:insertion>
            <office:change-info>
              <dc:creator>Peter Camilleri</dc:creator>
              <dc:date>2015-04-25T13:25:00</dc:date>
            </office:change-info>
          </text:insertion>
        </text:changed-region>
        <text:changed-region xml:id="ct99214952" text:id="ct99214952">
          <text:deletion>
            <office:change-info>
              <dc:creator>Peter Camilleri</dc:creator>
              <dc:date>2015-04-25T13:46:00</dc:date>
            </office:change-info>
            <text:p text:style-name="Standard"/>
            <text:p text:style-name="Text_20_body">&lt;&lt;</text:p>
          </text:deletion>
        </text:changed-region>
        <text:changed-region xml:id="ct99215056" text:id="ct99215056">
          <text:insertion>
            <office:change-info>
              <dc:creator>Peter Camilleri</dc:creator>
              <dc:date>2015-04-25T13:25:00</dc:date>
            </office:change-info>
          </text:insertion>
        </text:changed-region>
        <text:changed-region xml:id="ct99215160" text:id="ct99215160">
          <text:deletion>
            <office:change-info>
              <dc:creator>Peter Camilleri</dc:creator>
              <dc:date>2015-04-25T13:55:00</dc:date>
            </office:change-info>
            <text:p text:style-name="Standard"/>
            <text:p text:style-name="Text_20_body">&gt;&gt;</text:p>
          </text:deletion>
        </text:changed-region>
        <text:changed-region xml:id="ct99215264" text:id="ct99215264">
          <text:insertion>
            <office:change-info>
              <dc:creator>Peter Camilleri</dc:creator>
              <dc:date>2015-04-25T13:25:00</dc:date>
            </office:change-info>
          </text:insertion>
        </text:changed-region>
        <text:changed-region xml:id="ct99215368" text:id="ct99215368">
          <text:deletion>
            <office:change-info>
              <dc:creator>Peter Camilleri</dc:creator>
              <dc:date>2015-04-25T14:29:00</dc:date>
            </office:change-info>
            <text:p text:style-name="Standard"/>
            <text:p text:style-name="Text_20_body">and</text:p>
          </text:deletion>
        </text:changed-region>
        <text:changed-region xml:id="ct99215472" text:id="ct99215472">
          <text:insertion>
            <office:change-info>
              <dc:creator>Peter Camilleri</dc:creator>
              <dc:date>2015-04-25T13:25:00</dc:date>
            </office:change-info>
          </text:insertion>
        </text:changed-region>
        <text:changed-region xml:id="ct99215576" text:id="ct99215576">
          <text:deletion>
            <office:change-info>
              <dc:creator>Peter Camilleri</dc:creator>
              <dc:date>2015-04-25T14:31:00</dc:date>
            </office:change-info>
            <text:p text:style-name="Text_20_body"/>
            <text:p text:style-name="Text_20_body">com</text:p>
          </text:deletion>
        </text:changed-region>
        <text:changed-region xml:id="ct99215680" text:id="ct99215680">
          <text:insertion>
            <office:change-info>
              <dc:creator>Peter Camilleri</dc:creator>
              <dc:date>2015-04-25T13:25:00</dc:date>
            </office:change-info>
          </text:insertion>
        </text:changed-region>
        <text:changed-region xml:id="ct99215784" text:id="ct99215784">
          <text:deletion>
            <office:change-info>
              <dc:creator>Peter Camilleri</dc:creator>
              <dc:date>2015-04-25T14:33:00</dc:date>
            </office:change-info>
            <text:p text:style-name="Text_20_body"/>
            <text:p text:style-name="Text_20_body">or</text:p>
          </text:deletion>
        </text:changed-region>
        <text:changed-region xml:id="ct99215888" text:id="ct99215888">
          <text:insertion>
            <office:change-info>
              <dc:creator>Peter Camilleri</dc:creator>
              <dc:date>2015-04-25T13:25:00</dc:date>
            </office:change-info>
          </text:insertion>
        </text:changed-region>
        <text:changed-region xml:id="ct99215992" text:id="ct99215992">
          <text:insertion>
            <office:change-info>
              <dc:creator>Peter Camilleri</dc:creator>
              <dc:date>2015-04-25T14:34:00</dc:date>
            </office:change-info>
          </text:insertion>
        </text:changed-region>
        <text:changed-region xml:id="ct99216096" text:id="ct99216096">
          <text:insertion>
            <office:change-info>
              <dc:creator>Peter Camilleri</dc:creator>
              <dc:date>2015-04-25T13:25:00</dc:date>
            </office:change-info>
          </text:insertion>
        </text:changed-region>
        <text:changed-region xml:id="ct99216200" text:id="ct99216200">
          <text:insertion>
            <office:change-info>
              <dc:creator>Peter Camilleri</dc:creator>
              <dc:date>2015-04-25T13:25:00</dc:date>
            </office:change-info>
          </text:insertion>
        </text:changed-region>
        <text:changed-region xml:id="ct99216304" text:id="ct99216304">
          <text:insertion>
            <office:change-info>
              <dc:creator>Peter Camilleri</dc:creator>
              <dc:date>2015-04-25T14:35:00</dc:date>
            </office:change-info>
          </text:insertion>
        </text:changed-region>
        <text:changed-region xml:id="ct99216408" text:id="ct99216408">
          <text:insertion>
            <office:change-info>
              <dc:creator>Peter Camilleri</dc:creator>
              <dc:date>2015-04-25T14:35:00</dc:date>
            </office:change-info>
          </text:insertion>
        </text:changed-region>
        <text:changed-region xml:id="ct99216512" text:id="ct99216512">
          <text:deletion>
            <office:change-info>
              <dc:creator>Peter Camilleri</dc:creator>
              <dc:date>2015-04-25T14:35:00</dc:date>
            </office:change-info>
            <text:p text:style-name="Standard"/>
            <text:p text:style-name="Text_20_body">xor</text:p>
          </text:deletion>
        </text:changed-region>
        <text:changed-region xml:id="ct99216616" text:id="ct99216616">
          <text:insertion>
            <office:change-info>
              <dc:creator>Peter Camilleri</dc:creator>
              <dc:date>2015-04-25T13:25:00</dc:date>
            </office:change-info>
          </text:insertion>
        </text:changed-region>
        <text:changed-region xml:id="ct99216720" text:id="ct99216720">
          <text:insertion>
            <office:change-info>
              <dc:creator>Peter Camilleri</dc:creator>
              <dc:date>2015-04-25T15:11:00</dc:date>
            </office:change-info>
          </text:insertion>
        </text:changed-region>
        <text:changed-region xml:id="ct99216824" text:id="ct99216824">
          <text:insertion>
            <office:change-info>
              <dc:creator>Peter Camilleri</dc:creator>
              <dc:date>2015-04-25T15:09:00</dc:date>
            </office:change-info>
          </text:insertion>
        </text:changed-region>
        <text:changed-region xml:id="ct99216928" text:id="ct99216928">
          <text:insertion>
            <office:change-info>
              <dc:creator>Peter Camilleri</dc:creator>
              <dc:date>2015-04-25T15:09:00</dc:date>
            </office:change-info>
          </text:insertion>
        </text:changed-region>
        <text:changed-region xml:id="ct99217032" text:id="ct99217032">
          <text:insertion>
            <office:change-info>
              <dc:creator>Peter Camilleri</dc:creator>
              <dc:date>2015-04-25T15:09:00</dc:date>
            </office:change-info>
          </text:insertion>
        </text:changed-region>
        <text:changed-region xml:id="ct99217136" text:id="ct99217136">
          <text:insertion>
            <office:change-info>
              <dc:creator>Peter Camilleri</dc:creator>
              <dc:date>2015-04-25T15:10:00</dc:date>
            </office:change-info>
          </text:insertion>
        </text:changed-region>
        <text:changed-region xml:id="ct99217240" text:id="ct99217240">
          <text:insertion>
            <office:change-info>
              <dc:creator>Peter Camilleri</dc:creator>
              <dc:date>2015-04-25T15:10:00</dc:date>
            </office:change-info>
          </text:insertion>
        </text:changed-region>
        <text:changed-region xml:id="ct99217344" text:id="ct99217344">
          <text:insertion>
            <office:change-info>
              <dc:creator>Peter Camilleri</dc:creator>
              <dc:date>2015-04-25T15:10:00</dc:date>
            </office:change-info>
          </text:insertion>
        </text:changed-region>
        <text:changed-region xml:id="ct99217448" text:id="ct99217448">
          <text:insertion>
            <office:change-info>
              <dc:creator>Peter Camilleri</dc:creator>
              <dc:date>2015-04-25T15:10:00</dc:date>
            </office:change-info>
          </text:insertion>
        </text:changed-region>
        <text:changed-region xml:id="ct99217552" text:id="ct99217552">
          <text:insertion>
            <office:change-info>
              <dc:creator>Peter Camilleri</dc:creator>
              <dc:date>2015-04-25T15:10:00</dc:date>
            </office:change-info>
          </text:insertion>
        </text:changed-region>
        <text:changed-region xml:id="ct99217656" text:id="ct99217656">
          <text:insertion>
            <office:change-info>
              <dc:creator>Peter Camilleri</dc:creator>
              <dc:date>2015-04-25T15:10:00</dc:date>
            </office:change-info>
          </text:insertion>
        </text:changed-region>
        <text:changed-region xml:id="ct99217760" text:id="ct99217760">
          <text:insertion>
            <office:change-info>
              <dc:creator>Peter Camilleri</dc:creator>
              <dc:date>2015-04-25T15:10:00</dc:date>
            </office:change-info>
          </text:insertion>
        </text:changed-region>
        <text:changed-region xml:id="ct99217864" text:id="ct99217864">
          <text:insertion>
            <office:change-info>
              <dc:creator>Peter Camilleri</dc:creator>
              <dc:date>2015-04-25T15:10:00</dc:date>
            </office:change-info>
          </text:insertion>
        </text:changed-region>
        <text:changed-region xml:id="ct99217968" text:id="ct99217968">
          <text:deletion>
            <office:change-info>
              <dc:creator>Peter Camilleri</dc:creator>
              <dc:date>2015-04-25T17:35:00</dc:date>
            </office:change-info>
            <text:p text:style-name="P1">Ipsum lorem</text:p>
          </text:deletion>
        </text:changed-region>
        <text:changed-region xml:id="ct99218072" text:id="ct99218072">
          <text:insertion>
            <office:change-info>
              <dc:creator>Peter Camilleri</dc:creator>
              <dc:date>2015-04-25T17:35:00</dc:date>
            </office:change-info>
          </text:insertion>
        </text:changed-region>
        <text:changed-region xml:id="ct99218176" text:id="ct99218176">
          <text:insertion>
            <office:change-info>
              <dc:creator>Peter Camilleri</dc:creator>
              <dc:date>2015-04-25T17:36:00</dc:date>
            </office:change-info>
          </text:insertion>
        </text:changed-region>
        <text:changed-region xml:id="ct99218280" text:id="ct99218280">
          <text:insertion>
            <office:change-info>
              <dc:creator>Peter Camilleri</dc:creator>
              <dc:date>2015-04-25T17:37:00</dc:date>
            </office:change-info>
          </text:insertion>
        </text:changed-region>
        <text:changed-region xml:id="ct99218384" text:id="ct99218384">
          <text:insertion>
            <office:change-info>
              <dc:creator>Peter Camilleri</dc:creator>
              <dc:date>2015-04-25T18:11:00</dc:date>
            </office:change-info>
          </text:insertion>
        </text:changed-region>
        <text:changed-region xml:id="ct99218488" text:id="ct99218488">
          <text:insertion>
            <office:change-info>
              <dc:creator>Peter Camilleri</dc:creator>
              <dc:date>2015-04-25T18:12:00</dc:date>
            </office:change-info>
          </text:insertion>
        </text:changed-region>
        <text:changed-region xml:id="ct99284168" text:id="ct99284168">
          <text:insertion>
            <office:change-info>
              <dc:creator>Peter Camilleri</dc:creator>
              <dc:date>2015-04-25T18:14:00</dc:date>
            </office:change-info>
          </text:insertion>
        </text:changed-region>
        <text:changed-region xml:id="ct99284480" text:id="ct99284480">
          <text:insertion>
            <office:change-info>
              <dc:creator>Peter Camilleri</dc:creator>
              <dc:date>2015-04-25T18:13:00</dc:date>
            </office:change-info>
          </text:insertion>
        </text:changed-region>
        <text:changed-region xml:id="ct99284584" text:id="ct99284584">
          <text:deletion>
            <office:change-info>
              <dc:creator>Peter Camilleri</dc:creator>
              <dc:date>2015-04-25T17:45:00</dc:date>
            </office:change-info>
            <text:p text:style-name="Text_20_body"/>
            <text:p text:style-name="Text_20_body">*</text:p>
          </text:deletion>
        </text:changed-region>
        <text:changed-region xml:id="ct99284688" text:id="ct99284688">
          <text:insertion>
            <office:change-info>
              <dc:creator>Peter Camilleri</dc:creator>
              <dc:date>2015-04-25T17:38:00</dc:date>
            </office:change-info>
          </text:insertion>
        </text:changed-region>
        <text:changed-region xml:id="ct99284792" text:id="ct99284792">
          <text:deletion>
            <office:change-info>
              <dc:creator>Peter Camilleri</dc:creator>
              <dc:date>2015-04-25T18:16:00</dc:date>
            </office:change-info>
            <text:p text:style-name="Standard"/>
            <text:p text:style-name="Text_20_body">**</text:p>
          </text:deletion>
        </text:changed-region>
        <text:changed-region xml:id="ct99284896" text:id="ct99284896">
          <text:insertion>
            <office:change-info>
              <dc:creator>Peter Camilleri</dc:creator>
              <dc:date>2015-04-25T17:38:00</dc:date>
            </office:change-info>
          </text:insertion>
        </text:changed-region>
        <text:changed-region xml:id="ct99285000" text:id="ct99285000">
          <text:insertion>
            <office:change-info>
              <dc:creator>Peter Camilleri</dc:creator>
              <dc:date>2015-04-25T22:45:00</dc:date>
            </office:change-info>
          </text:insertion>
        </text:changed-region>
        <text:changed-region xml:id="ct99285104" text:id="ct99285104">
          <text:insertion>
            <office:change-info>
              <dc:creator>Peter Camilleri</dc:creator>
              <dc:date>2015-04-25T22:46:00</dc:date>
            </office:change-info>
          </text:insertion>
        </text:changed-region>
        <text:changed-region xml:id="ct99285208" text:id="ct99285208">
          <text:insertion>
            <office:change-info>
              <dc:creator>Peter Camilleri</dc:creator>
              <dc:date>2015-04-25T17:38:00</dc:date>
            </office:change-info>
          </text:insertion>
        </text:changed-region>
        <text:changed-region xml:id="ct99285312" text:id="ct99285312">
          <text:insertion>
            <office:change-info>
              <dc:creator>Peter Camilleri</dc:creator>
              <dc:date>2015-04-25T17:38:00</dc:date>
            </office:change-info>
          </text:insertion>
        </text:changed-region>
        <text:changed-region xml:id="ct99285416" text:id="ct99285416">
          <text:insertion>
            <office:change-info>
              <dc:creator>Peter Camilleri</dc:creator>
              <dc:date>2015-04-25T17:38:00</dc:date>
            </office:change-info>
          </text:insertion>
        </text:changed-region>
        <text:changed-region xml:id="ct99285520" text:id="ct99285520">
          <text:insertion>
            <office:change-info>
              <dc:creator>Peter Camilleri</dc:creator>
              <dc:date>2015-04-25T17:38:00</dc:date>
            </office:change-info>
          </text:insertion>
        </text:changed-region>
        <text:changed-region xml:id="ct99285624" text:id="ct99285624">
          <text:insertion>
            <office:change-info>
              <dc:creator>Peter Camilleri</dc:creator>
              <dc:date>2015-04-25T17:38:00</dc:date>
            </office:change-info>
          </text:insertion>
        </text:changed-region>
        <text:changed-region xml:id="ct99285728" text:id="ct99285728">
          <text:insertion>
            <office:change-info>
              <dc:creator>Peter Camilleri</dc:creator>
              <dc:date>2015-04-25T17:38:00</dc:date>
            </office:change-info>
          </text:insertion>
        </text:changed-region>
        <text:changed-region xml:id="ct99285832" text:id="ct99285832">
          <text:insertion>
            <office:change-info>
              <dc:creator>Peter Camilleri</dc:creator>
              <dc:date>2015-04-25T17:38:00</dc:date>
            </office:change-info>
          </text:insertion>
        </text:changed-region>
        <text:changed-region xml:id="ct99285936" text:id="ct99285936">
          <text:insertion>
            <office:change-info>
              <dc:creator>Peter Camilleri</dc:creator>
              <dc:date>2015-04-25T22:38:00</dc:date>
            </office:change-info>
          </text:insertion>
        </text:changed-region>
        <text:changed-region xml:id="ct99286040" text:id="ct99286040">
          <text:insertion>
            <office:change-info>
              <dc:creator>Peter Camilleri</dc:creator>
              <dc:date>2015-04-25T22:38:00</dc:date>
            </office:change-info>
          </text:insertion>
        </text:changed-region>
        <text:changed-region xml:id="ct99286144" text:id="ct99286144">
          <text:deletion>
            <office:change-info>
              <dc:creator>Peter Camilleri</dc:creator>
              <dc:date>2015-04-25T22:48:00</dc:date>
            </office:change-info>
            <text:p text:style-name="Text_20_body">+</text:p>
          </text:deletion>
        </text:changed-region>
        <text:changed-region xml:id="ct99286248" text:id="ct99286248">
          <text:insertion>
            <office:change-info>
              <dc:creator>Peter Camilleri</dc:creator>
              <dc:date>2015-04-25T17:38:00</dc:date>
            </office:change-info>
          </text:insertion>
        </text:changed-region>
        <text:changed-region xml:id="ct99286352" text:id="ct99286352">
          <text:insertion>
            <office:change-info>
              <dc:creator>Peter Camilleri</dc:creator>
              <dc:date>2015-04-25T17:38:00</dc:date>
            </office:change-info>
          </text:insertion>
        </text:changed-region>
        <text:changed-region xml:id="ct99286456" text:id="ct99286456">
          <text:insertion>
            <office:change-info>
              <dc:creator>Peter Camilleri</dc:creator>
              <dc:date>2015-04-25T17:38:00</dc:date>
            </office:change-info>
          </text:insertion>
        </text:changed-region>
        <text:changed-region xml:id="ct99286560" text:id="ct99286560">
          <text:insertion>
            <office:change-info>
              <dc:creator>Peter Camilleri</dc:creator>
              <dc:date>2015-04-25T17:38:00</dc:date>
            </office:change-info>
          </text:insertion>
        </text:changed-region>
        <text:changed-region xml:id="ct99286664" text:id="ct99286664">
          <text:insertion>
            <office:change-info>
              <dc:creator>Peter Camilleri</dc:creator>
              <dc:date>2015-04-25T17:38:00</dc:date>
            </office:change-info>
          </text:insertion>
        </text:changed-region>
        <text:changed-region xml:id="ct99286768" text:id="ct99286768">
          <text:insertion>
            <office:change-info>
              <dc:creator>Peter Camilleri</dc:creator>
              <dc:date>2015-04-26T10:10:00</dc:date>
            </office:change-info>
          </text:insertion>
        </text:changed-region>
        <text:changed-region xml:id="ct99286872" text:id="ct99286872">
          <text:insertion>
            <office:change-info>
              <dc:creator>Peter Camilleri</dc:creator>
              <dc:date>2015-04-26T10:10:00</dc:date>
            </office:change-info>
          </text:insertion>
        </text:changed-region>
        <text:changed-region xml:id="ct99286976" text:id="ct99286976">
          <text:insertion>
            <office:change-info>
              <dc:creator>Peter Camilleri</dc:creator>
              <dc:date>2015-04-25T17:38:00</dc:date>
            </office:change-info>
          </text:insertion>
        </text:changed-region>
        <text:changed-region xml:id="ct99287080" text:id="ct99287080">
          <text:insertion>
            <office:change-info>
              <dc:creator>Peter Camilleri</dc:creator>
              <dc:date>2015-04-26T10:09:00</dc:date>
            </office:change-info>
          </text:insertion>
        </text:changed-region>
        <text:changed-region xml:id="ct99287184" text:id="ct99287184">
          <text:insertion>
            <office:change-info>
              <dc:creator>Peter Camilleri</dc:creator>
              <dc:date>2015-04-26T10:09:00</dc:date>
            </office:change-info>
          </text:insertion>
        </text:changed-region>
        <text:changed-region xml:id="ct99287288" text:id="ct99287288">
          <text:insertion>
            <office:change-info>
              <dc:creator>Peter Camilleri</dc:creator>
              <dc:date>2015-04-26T10:09:00</dc:date>
            </office:change-info>
          </text:insertion>
        </text:changed-region>
        <text:changed-region xml:id="ct99287392" text:id="ct99287392">
          <text:insertion>
            <office:change-info>
              <dc:creator>Peter Camilleri</dc:creator>
              <dc:date>2015-04-26T10:11:00</dc:date>
            </office:change-info>
          </text:insertion>
        </text:changed-region>
        <text:changed-region xml:id="ct99287496" text:id="ct99287496">
          <text:insertion>
            <office:change-info>
              <dc:creator>Peter Camilleri</dc:creator>
              <dc:date>2015-04-26T10:10:00</dc:date>
            </office:change-info>
          </text:insertion>
        </text:changed-region>
        <text:changed-region xml:id="ct99287600" text:id="ct99287600">
          <text:deletion>
            <office:change-info>
              <dc:creator>Peter Camilleri</dc:creator>
              <dc:date>2015-04-25T22:49:00</dc:date>
            </office:change-info>
            <text:p text:style-name="Text_20_body"/>
            <text:p text:style-name="Text_20_body">-</text:p>
          </text:deletion>
        </text:changed-region>
        <text:changed-region xml:id="ct99287704" text:id="ct99287704">
          <text:insertion>
            <office:change-info>
              <dc:creator>Peter Camilleri</dc:creator>
              <dc:date>2015-04-25T17:38:00</dc:date>
            </office:change-info>
          </text:insertion>
        </text:changed-region>
        <text:changed-region xml:id="ct99287912" text:id="ct99287912">
          <text:deletion>
            <office:change-info>
              <dc:creator>Peter Camilleri</dc:creator>
              <dc:date>2015-04-25T22:50:00</dc:date>
            </office:change-info>
            <text:p text:style-name="Text_20_body"/>
            <text:p text:style-name="Text_20_body"/>
          </text:deletion>
        </text:changed-region>
        <text:changed-region xml:id="ct99287808" text:id="ct99287808">
          <text:deletion>
            <office:change-info>
              <dc:creator>Peter Camilleri</dc:creator>
              <dc:date>2015-04-25T22:49:00</dc:date>
            </office:change-info>
            <text:p text:style-name="Text_20_body">.1/x</text:p>
          </text:deletion>
        </text:changed-region>
        <text:changed-region xml:id="ct99288016" text:id="ct99288016">
          <text:insertion>
            <office:change-info>
              <dc:creator>Peter Camilleri</dc:creator>
              <dc:date>2015-04-25T17:38:00</dc:date>
            </office:change-info>
          </text:insertion>
        </text:changed-region>
        <text:changed-region xml:id="ct99288120" text:id="ct99288120">
          <text:deletion>
            <office:change-info>
              <dc:creator>Peter Camilleri</dc:creator>
              <dc:date>2015-04-25T22:52:00</dc:date>
            </office:change-info>
            <text:p text:style-name="Text_20_body"/>
            <text:p text:style-name="Text_20_body">.10**</text:p>
          </text:deletion>
        </text:changed-region>
        <text:changed-region xml:id="ct99292272" text:id="ct99292272">
          <text:insertion>
            <office:change-info>
              <dc:creator>Peter Camilleri</dc:creator>
              <dc:date>2015-04-25T17:38:00</dc:date>
            </office:change-info>
          </text:insertion>
        </text:changed-region>
        <text:changed-region xml:id="ct99292376" text:id="ct99292376">
          <text:deletion>
            <office:change-info>
              <dc:creator>Peter Camilleri</dc:creator>
              <dc:date>2015-04-25T23:06:00</dc:date>
            </office:change-info>
            <text:p text:style-name="Text_20_body"/>
            <text:p text:style-name="Text_20_body">.2**</text:p>
          </text:deletion>
        </text:changed-region>
        <text:changed-region xml:id="ct99292480" text:id="ct99292480">
          <text:insertion>
            <office:change-info>
              <dc:creator>Peter Camilleri</dc:creator>
              <dc:date>2015-04-25T17:38:00</dc:date>
            </office:change-info>
          </text:insertion>
        </text:changed-region>
        <text:changed-region xml:id="ct99292688" text:id="ct99292688">
          <text:deletion>
            <office:change-info>
              <dc:creator>Peter Camilleri</dc:creator>
              <dc:date>2015-04-25T23:07:00</dc:date>
            </office:change-info>
            <text:p text:style-name="Text_20_body"/>
            <text:p text:style-name="Text_20_body"/>
          </text:deletion>
        </text:changed-region>
        <text:changed-region xml:id="ct99292584" text:id="ct99292584">
          <text:deletion>
            <office:change-info>
              <dc:creator>Peter Camilleri</dc:creator>
              <dc:date>2015-04-25T23:06:00</dc:date>
            </office:change-info>
            <text:p text:style-name="Text_20_body">.abs</text:p>
          </text:deletion>
        </text:changed-region>
        <text:changed-region xml:id="ct99292792" text:id="ct99292792">
          <text:insertion>
            <office:change-info>
              <dc:creator>Peter Camilleri</dc:creator>
              <dc:date>2015-04-25T17:38:00</dc:date>
            </office:change-info>
          </text:insertion>
        </text:changed-region>
        <text:changed-region xml:id="ct99292896" text:id="ct99292896">
          <text:deletion>
            <office:change-info>
              <dc:creator>Peter Camilleri</dc:creator>
              <dc:date>2015-04-25T23:07:00</dc:date>
            </office:change-info>
            <text:p text:style-name="Text_20_body"/>
            <text:p text:style-name="Text_20_body">.acos</text:p>
          </text:deletion>
        </text:changed-region>
        <text:changed-region xml:id="ct99293000" text:id="ct99293000">
          <text:insertion>
            <office:change-info>
              <dc:creator>Peter Camilleri</dc:creator>
              <dc:date>2015-04-25T17:38:00</dc:date>
            </office:change-info>
          </text:insertion>
        </text:changed-region>
        <text:changed-region xml:id="ct99293416" text:id="ct99293416">
          <text:insertion>
            <office:change-info>
              <dc:creator>Peter Camilleri</dc:creator>
              <dc:date>2015-04-26T13:39:00</dc:date>
            </office:change-info>
          </text:insertion>
        </text:changed-region>
        <text:changed-region xml:id="ct99293520" text:id="ct99293520">
          <text:insertion>
            <office:change-info>
              <dc:creator>Peter Camilleri</dc:creator>
              <dc:date>2015-04-26T13:38:00</dc:date>
            </office:change-info>
          </text:insertion>
        </text:changed-region>
        <text:changed-region xml:id="ct99293624" text:id="ct99293624">
          <text:insertion>
            <office:change-info>
              <dc:creator>Peter Camilleri</dc:creator>
              <dc:date>2015-04-25T17:38:00</dc:date>
            </office:change-info>
          </text:insertion>
        </text:changed-region>
        <text:changed-region xml:id="ct99293728" text:id="ct99293728">
          <text:insertion>
            <office:change-info>
              <dc:creator>Peter Camilleri</dc:creator>
              <dc:date>2015-04-25T17:38:00</dc:date>
            </office:change-info>
          </text:insertion>
        </text:changed-region>
        <text:changed-region xml:id="ct99293832" text:id="ct99293832">
          <text:insertion>
            <office:change-info>
              <dc:creator>Peter Camilleri</dc:creator>
              <dc:date>2015-04-26T13:45:00</dc:date>
            </office:change-info>
          </text:insertion>
        </text:changed-region>
        <text:changed-region xml:id="ct99293936" text:id="ct99293936">
          <text:insertion>
            <office:change-info>
              <dc:creator>Peter Camilleri</dc:creator>
              <dc:date>2015-04-26T13:45:00</dc:date>
            </office:change-info>
          </text:insertion>
        </text:changed-region>
        <text:changed-region xml:id="ct99294040" text:id="ct99294040">
          <text:insertion>
            <office:change-info>
              <dc:creator>Peter Camilleri</dc:creator>
              <dc:date>2015-04-26T13:45:00</dc:date>
            </office:change-info>
          </text:insertion>
        </text:changed-region>
        <text:changed-region xml:id="ct99294144" text:id="ct99294144">
          <text:insertion>
            <office:change-info>
              <dc:creator>Peter Camilleri</dc:creator>
              <dc:date>2015-04-26T13:45:00</dc:date>
            </office:change-info>
          </text:insertion>
        </text:changed-region>
        <text:changed-region xml:id="ct99294248" text:id="ct99294248">
          <text:deletion>
            <office:change-info>
              <dc:creator>Peter Camilleri</dc:creator>
              <dc:date>2015-04-25T23:09:00</dc:date>
            </office:change-info>
            <text:p text:style-name="Text_20_body"/>
            <text:p text:style-name="Text_20_body">.acosh</text:p>
          </text:deletion>
        </text:changed-region>
        <text:changed-region xml:id="ct99294560" text:id="ct99294560">
          <text:insertion>
            <office:change-info>
              <dc:creator>Peter Camilleri</dc:creator>
              <dc:date>2015-04-25T17:38:00</dc:date>
            </office:change-info>
          </text:insertion>
        </text:changed-region>
        <text:changed-region xml:id="ct99294664" text:id="ct99294664">
          <text:insertion>
            <office:change-info>
              <dc:creator>Peter Camilleri</dc:creator>
              <dc:date>2015-04-25T17:38:00</dc:date>
            </office:change-info>
          </text:insertion>
        </text:changed-region>
        <text:changed-region xml:id="ct99294768" text:id="ct99294768">
          <text:insertion>
            <office:change-info>
              <dc:creator>Peter Camilleri</dc:creator>
              <dc:date>2015-04-25T17:38:00</dc:date>
            </office:change-info>
          </text:insertion>
        </text:changed-region>
        <text:changed-region xml:id="ct99294872" text:id="ct99294872">
          <text:deletion>
            <office:change-info>
              <dc:creator>Peter Camilleri</dc:creator>
              <dc:date>2015-04-25T23:09:00</dc:date>
            </office:change-info>
            <text:p text:style-name="Text_20_body"/>
            <text:p text:style-name="Text_20_body">.angle</text:p>
          </text:deletion>
        </text:changed-region>
        <text:changed-region xml:id="ct99294976" text:id="ct99294976">
          <text:insertion>
            <office:change-info>
              <dc:creator>Peter Camilleri</dc:creator>
              <dc:date>2015-04-25T17:38:00</dc:date>
            </office:change-info>
          </text:insertion>
        </text:changed-region>
        <text:changed-region xml:id="ct99295080" text:id="ct99295080">
          <text:insertion>
            <office:change-info>
              <dc:creator>Peter Camilleri</dc:creator>
              <dc:date>2015-04-25T17:38:00</dc:date>
            </office:change-info>
          </text:insertion>
        </text:changed-region>
        <text:changed-region xml:id="ct99295184" text:id="ct99295184">
          <text:insertion>
            <office:change-info>
              <dc:creator>Peter Camilleri</dc:creator>
              <dc:date>2015-04-25T17:38:00</dc:date>
            </office:change-info>
          </text:insertion>
        </text:changed-region>
        <text:changed-region xml:id="ct99295288" text:id="ct99295288">
          <text:insertion>
            <office:change-info>
              <dc:creator>Peter Camilleri</dc:creator>
              <dc:date>2015-04-25T17:38:00</dc:date>
            </office:change-info>
          </text:insertion>
        </text:changed-region>
        <text:changed-region xml:id="ct99295392" text:id="ct99295392">
          <text:deletion>
            <office:change-info>
              <dc:creator>Peter Camilleri</dc:creator>
              <dc:date>2015-04-25T23:09:00</dc:date>
            </office:change-info>
            <text:p text:style-name="Text_20_body"/>
            <text:p text:style-name="Text_20_body">.asin</text:p>
          </text:deletion>
        </text:changed-region>
        <text:changed-region xml:id="ct99295496" text:id="ct99295496">
          <text:insertion>
            <office:change-info>
              <dc:creator>Peter Camilleri</dc:creator>
              <dc:date>2015-04-25T17:38:00</dc:date>
            </office:change-info>
          </text:insertion>
        </text:changed-region>
        <text:changed-region xml:id="ct99295600" text:id="ct99295600">
          <text:insertion>
            <office:change-info>
              <dc:creator>Peter Camilleri</dc:creator>
              <dc:date>2015-04-25T17:38:00</dc:date>
            </office:change-info>
          </text:insertion>
        </text:changed-region>
        <text:changed-region xml:id="ct99295704" text:id="ct99295704">
          <text:insertion>
            <office:change-info>
              <dc:creator>Peter Camilleri</dc:creator>
              <dc:date>2015-04-25T17:38:00</dc:date>
            </office:change-info>
          </text:insertion>
        </text:changed-region>
        <text:changed-region xml:id="ct99295808" text:id="ct99295808">
          <text:insertion>
            <office:change-info>
              <dc:creator>Peter Camilleri</dc:creator>
              <dc:date>2015-04-25T17:38:00</dc:date>
            </office:change-info>
          </text:insertion>
        </text:changed-region>
        <text:changed-region xml:id="ct99295912" text:id="ct99295912">
          <text:insertion>
            <office:change-info>
              <dc:creator>Peter Camilleri</dc:creator>
              <dc:date>2015-04-25T17:38:00</dc:date>
            </office:change-info>
          </text:insertion>
        </text:changed-region>
        <text:changed-region xml:id="ct99296016" text:id="ct99296016">
          <text:deletion>
            <office:change-info>
              <dc:creator>Peter Camilleri</dc:creator>
              <dc:date>2015-04-25T23:09:00</dc:date>
            </office:change-info>
            <text:p text:style-name="Text_20_body"/>
            <text:p text:style-name="Text_20_body">.asinh</text:p>
          </text:deletion>
        </text:changed-region>
        <text:changed-region xml:id="ct99296120" text:id="ct99296120">
          <text:insertion>
            <office:change-info>
              <dc:creator>Peter Camilleri</dc:creator>
              <dc:date>2015-04-25T17:38:00</dc:date>
            </office:change-info>
          </text:insertion>
        </text:changed-region>
        <text:changed-region xml:id="ct99296224" text:id="ct99296224">
          <text:insertion>
            <office:change-info>
              <dc:creator>Peter Camilleri</dc:creator>
              <dc:date>2015-04-25T17:38:00</dc:date>
            </office:change-info>
          </text:insertion>
        </text:changed-region>
        <text:changed-region xml:id="ct99296368" text:id="ct99296368">
          <text:insertion>
            <office:change-info>
              <dc:creator>Peter Camilleri</dc:creator>
              <dc:date>2015-04-25T17:38:00</dc:date>
            </office:change-info>
          </text:insertion>
        </text:changed-region>
        <text:changed-region xml:id="ct99296472" text:id="ct99296472">
          <text:insertion>
            <office:change-info>
              <dc:creator>Peter Camilleri</dc:creator>
              <dc:date>2015-04-25T17:38:00</dc:date>
            </office:change-info>
          </text:insertion>
        </text:changed-region>
        <text:changed-region xml:id="ct99296576" text:id="ct99296576">
          <text:insertion>
            <office:change-info>
              <dc:creator>Peter Camilleri</dc:creator>
              <dc:date>2015-04-25T17:38:00</dc:date>
            </office:change-info>
          </text:insertion>
        </text:changed-region>
        <text:changed-region xml:id="ct99296680" text:id="ct99296680">
          <text:deletion>
            <office:change-info>
              <dc:creator>Peter Camilleri</dc:creator>
              <dc:date>2015-04-25T23:10:00</dc:date>
            </office:change-info>
            <text:p text:style-name="Text_20_body"/>
            <text:p text:style-name="Text_20_body">.atan</text:p>
          </text:deletion>
        </text:changed-region>
        <text:changed-region xml:id="ct99296784" text:id="ct99296784">
          <text:insertion>
            <office:change-info>
              <dc:creator>Peter Camilleri</dc:creator>
              <dc:date>2015-04-25T17:38:00</dc:date>
            </office:change-info>
          </text:insertion>
        </text:changed-region>
        <text:changed-region xml:id="ct99296888" text:id="ct99296888">
          <text:insertion>
            <office:change-info>
              <dc:creator>Peter Camilleri</dc:creator>
              <dc:date>2015-04-25T17:38:00</dc:date>
            </office:change-info>
          </text:insertion>
        </text:changed-region>
        <text:changed-region xml:id="ct99296992" text:id="ct99296992">
          <text:insertion>
            <office:change-info>
              <dc:creator>Peter Camilleri</dc:creator>
              <dc:date>2015-04-25T17:38:00</dc:date>
            </office:change-info>
          </text:insertion>
        </text:changed-region>
        <text:changed-region xml:id="ct99297096" text:id="ct99297096">
          <text:insertion>
            <office:change-info>
              <dc:creator>Peter Camilleri</dc:creator>
              <dc:date>2015-04-25T17:38:00</dc:date>
            </office:change-info>
          </text:insertion>
        </text:changed-region>
        <text:changed-region xml:id="ct99297200" text:id="ct99297200">
          <text:insertion>
            <office:change-info>
              <dc:creator>Peter Camilleri</dc:creator>
              <dc:date>2015-04-25T17:38:00</dc:date>
            </office:change-info>
          </text:insertion>
        </text:changed-region>
        <text:changed-region xml:id="ct99297304" text:id="ct99297304">
          <text:deletion>
            <office:change-info>
              <dc:creator>Peter Camilleri</dc:creator>
              <dc:date>2015-04-25T23:10:00</dc:date>
            </office:change-info>
            <text:p text:style-name="Text_20_body"/>
            <text:p text:style-name="Text_20_body">.atan2</text:p>
          </text:deletion>
        </text:changed-region>
        <text:changed-region xml:id="ct99297408" text:id="ct99297408">
          <text:insertion>
            <office:change-info>
              <dc:creator>Peter Camilleri</dc:creator>
              <dc:date>2015-04-25T17:38:00</dc:date>
            </office:change-info>
          </text:insertion>
        </text:changed-region>
        <text:changed-region xml:id="ct99297512" text:id="ct99297512">
          <text:insertion>
            <office:change-info>
              <dc:creator>Peter Camilleri</dc:creator>
              <dc:date>2015-04-25T17:38:00</dc:date>
            </office:change-info>
          </text:insertion>
        </text:changed-region>
        <text:changed-region xml:id="ct99297616" text:id="ct99297616">
          <text:insertion>
            <office:change-info>
              <dc:creator>Peter Camilleri</dc:creator>
              <dc:date>2015-04-25T17:38:00</dc:date>
            </office:change-info>
          </text:insertion>
        </text:changed-region>
        <text:changed-region xml:id="ct99297720" text:id="ct99297720">
          <text:insertion>
            <office:change-info>
              <dc:creator>Peter Camilleri</dc:creator>
              <dc:date>2015-04-25T17:38:00</dc:date>
            </office:change-info>
          </text:insertion>
        </text:changed-region>
        <text:changed-region xml:id="ct99297824" text:id="ct99297824">
          <text:insertion>
            <office:change-info>
              <dc:creator>Peter Camilleri</dc:creator>
              <dc:date>2015-04-25T17:38:00</dc:date>
            </office:change-info>
          </text:insertion>
        </text:changed-region>
        <text:changed-region xml:id="ct99298032" text:id="ct99298032">
          <text:deletion>
            <office:change-info>
              <dc:creator>Peter Camilleri</dc:creator>
              <dc:date>2015-04-25T23:12:00</dc:date>
            </office:change-info>
            <text:p text:style-name="Text_20_body"/>
            <text:p text:style-name="Text_20_body"/>
          </text:deletion>
        </text:changed-region>
        <text:changed-region xml:id="ct99297928" text:id="ct99297928">
          <text:deletion>
            <office:change-info>
              <dc:creator>Peter Camilleri</dc:creator>
              <dc:date>2015-04-25T23:11:00</dc:date>
            </office:change-info>
            <text:p text:style-name="Text_20_body">.atanh</text:p>
          </text:deletion>
        </text:changed-region>
        <text:changed-region xml:id="ct99298136" text:id="ct99298136">
          <text:insertion>
            <office:change-info>
              <dc:creator>Peter Camilleri</dc:creator>
              <dc:date>2015-04-25T17:38:00</dc:date>
            </office:change-info>
          </text:insertion>
        </text:changed-region>
        <text:changed-region xml:id="ct99298240" text:id="ct99298240">
          <text:insertion>
            <office:change-info>
              <dc:creator>Peter Camilleri</dc:creator>
              <dc:date>2015-04-25T17:38:00</dc:date>
            </office:change-info>
          </text:insertion>
        </text:changed-region>
        <text:changed-region xml:id="ct99298344" text:id="ct99298344">
          <text:insertion>
            <office:change-info>
              <dc:creator>Peter Camilleri</dc:creator>
              <dc:date>2015-04-25T17:38:00</dc:date>
            </office:change-info>
          </text:insertion>
        </text:changed-region>
        <text:changed-region xml:id="ct99298448" text:id="ct99298448">
          <text:insertion>
            <office:change-info>
              <dc:creator>Peter Camilleri</dc:creator>
              <dc:date>2015-04-25T17:38:00</dc:date>
            </office:change-info>
          </text:insertion>
        </text:changed-region>
        <text:changed-region xml:id="ct99298552" text:id="ct99298552">
          <text:insertion>
            <office:change-info>
              <dc:creator>Peter Camilleri</dc:creator>
              <dc:date>2015-04-25T17:38:00</dc:date>
            </office:change-info>
          </text:insertion>
        </text:changed-region>
        <text:changed-region xml:id="ct99298656" text:id="ct99298656">
          <text:deletion>
            <office:change-info>
              <dc:creator>Peter Camilleri</dc:creator>
              <dc:date>2015-04-25T23:12:00</dc:date>
            </office:change-info>
            <text:p text:style-name="Text_20_body"/>
            <text:p text:style-name="Text_20_body">.c2p</text:p>
          </text:deletion>
        </text:changed-region>
        <text:changed-region xml:id="ct99298760" text:id="ct99298760">
          <text:insertion>
            <office:change-info>
              <dc:creator>Peter Camilleri</dc:creator>
              <dc:date>2015-04-25T17:38:00</dc:date>
            </office:change-info>
          </text:insertion>
        </text:changed-region>
        <text:changed-region xml:id="ct99298864" text:id="ct99298864">
          <text:insertion>
            <office:change-info>
              <dc:creator>Peter Camilleri</dc:creator>
              <dc:date>2015-04-25T17:38:00</dc:date>
            </office:change-info>
          </text:insertion>
        </text:changed-region>
        <text:changed-region xml:id="ct99298968" text:id="ct99298968">
          <text:insertion>
            <office:change-info>
              <dc:creator>Peter Camilleri</dc:creator>
              <dc:date>2015-04-25T17:38:00</dc:date>
            </office:change-info>
          </text:insertion>
        </text:changed-region>
        <text:changed-region xml:id="ct99299072" text:id="ct99299072">
          <text:insertion>
            <office:change-info>
              <dc:creator>Peter Camilleri</dc:creator>
              <dc:date>2015-04-25T17:38:00</dc:date>
            </office:change-info>
          </text:insertion>
        </text:changed-region>
        <text:changed-region xml:id="ct99299176" text:id="ct99299176">
          <text:insertion>
            <office:change-info>
              <dc:creator>Peter Camilleri</dc:creator>
              <dc:date>2015-04-25T17:38:00</dc:date>
            </office:change-info>
          </text:insertion>
        </text:changed-region>
        <text:changed-region xml:id="ct99299384" text:id="ct99299384">
          <text:deletion>
            <office:change-info>
              <dc:creator>Peter Camilleri</dc:creator>
              <dc:date>2015-04-25T23:13:00</dc:date>
            </office:change-info>
            <text:p text:style-name="Text_20_body"/>
            <text:p text:style-name="Text_20_body"/>
          </text:deletion>
        </text:changed-region>
        <text:changed-region xml:id="ct99299280" text:id="ct99299280">
          <text:deletion>
            <office:change-info>
              <dc:creator>Peter Camilleri</dc:creator>
              <dc:date>2015-04-25T23:12:00</dc:date>
            </office:change-info>
            <text:p text:style-name="Text_20_body">.cbrt</text:p>
          </text:deletion>
        </text:changed-region>
        <text:changed-region xml:id="ct99299488" text:id="ct99299488">
          <text:insertion>
            <office:change-info>
              <dc:creator>Peter Camilleri</dc:creator>
              <dc:date>2015-04-25T17:38:00</dc:date>
            </office:change-info>
          </text:insertion>
        </text:changed-region>
        <text:changed-region xml:id="ct99299592" text:id="ct99299592">
          <text:insertion>
            <office:change-info>
              <dc:creator>Peter Camilleri</dc:creator>
              <dc:date>2015-04-25T17:38:00</dc:date>
            </office:change-info>
          </text:insertion>
        </text:changed-region>
        <text:changed-region xml:id="ct99299696" text:id="ct99299696">
          <text:insertion>
            <office:change-info>
              <dc:creator>Peter Camilleri</dc:creator>
              <dc:date>2015-04-25T17:38:00</dc:date>
            </office:change-info>
          </text:insertion>
        </text:changed-region>
        <text:changed-region xml:id="ct99299800" text:id="ct99299800">
          <text:insertion>
            <office:change-info>
              <dc:creator>Peter Camilleri</dc:creator>
              <dc:date>2015-04-25T17:38:00</dc:date>
            </office:change-info>
          </text:insertion>
        </text:changed-region>
        <text:changed-region xml:id="ct99299904" text:id="ct99299904">
          <text:insertion>
            <office:change-info>
              <dc:creator>Peter Camilleri</dc:creator>
              <dc:date>2015-04-25T17:38:00</dc:date>
            </office:change-info>
          </text:insertion>
        </text:changed-region>
        <text:changed-region xml:id="ct99300008" text:id="ct99300008">
          <text:deletion>
            <office:change-info>
              <dc:creator>Peter Camilleri</dc:creator>
              <dc:date>2015-04-25T23:13:00</dc:date>
            </office:change-info>
            <text:p text:style-name="Text_20_body"/>
            <text:p text:style-name="Text_20_body">.ceil</text:p>
          </text:deletion>
        </text:changed-region>
        <text:changed-region xml:id="ct99300112" text:id="ct99300112">
          <text:insertion>
            <office:change-info>
              <dc:creator>Peter Camilleri</dc:creator>
              <dc:date>2015-04-25T17:38:00</dc:date>
            </office:change-info>
          </text:insertion>
        </text:changed-region>
        <text:changed-region xml:id="ct99300216" text:id="ct99300216">
          <text:insertion>
            <office:change-info>
              <dc:creator>Peter Camilleri</dc:creator>
              <dc:date>2015-04-25T17:38:00</dc:date>
            </office:change-info>
          </text:insertion>
        </text:changed-region>
        <text:changed-region xml:id="ct99300320" text:id="ct99300320">
          <text:insertion>
            <office:change-info>
              <dc:creator>Peter Camilleri</dc:creator>
              <dc:date>2015-04-25T17:38:00</dc:date>
            </office:change-info>
          </text:insertion>
        </text:changed-region>
        <text:changed-region xml:id="ct99300464" text:id="ct99300464">
          <text:insertion>
            <office:change-info>
              <dc:creator>Peter Camilleri</dc:creator>
              <dc:date>2015-04-25T17:38:00</dc:date>
            </office:change-info>
          </text:insertion>
        </text:changed-region>
        <text:changed-region xml:id="ct99300568" text:id="ct99300568">
          <text:insertion>
            <office:change-info>
              <dc:creator>Peter Camilleri</dc:creator>
              <dc:date>2015-04-25T17:38:00</dc:date>
            </office:change-info>
          </text:insertion>
        </text:changed-region>
        <text:changed-region xml:id="ct99300672" text:id="ct99300672">
          <text:insertion>
            <office:change-info>
              <dc:creator>Peter Camilleri</dc:creator>
              <dc:date>2015-04-25T17:38:00</dc:date>
            </office:change-info>
          </text:insertion>
        </text:changed-region>
        <text:changed-region xml:id="ct99300776" text:id="ct99300776">
          <text:deletion>
            <office:change-info>
              <dc:creator>Peter Camilleri</dc:creator>
              <dc:date>2015-04-25T23:13:00</dc:date>
            </office:change-info>
            <text:p text:style-name="Text_20_body"/>
            <text:p text:style-name="Text_20_body">.conjugate</text:p>
          </text:deletion>
        </text:changed-region>
        <text:changed-region xml:id="ct99300880" text:id="ct99300880">
          <text:insertion>
            <office:change-info>
              <dc:creator>Peter Camilleri</dc:creator>
              <dc:date>2015-04-25T17:38:00</dc:date>
            </office:change-info>
          </text:insertion>
        </text:changed-region>
        <text:changed-region xml:id="ct99300984" text:id="ct99300984">
          <text:insertion>
            <office:change-info>
              <dc:creator>Peter Camilleri</dc:creator>
              <dc:date>2015-04-25T17:38:00</dc:date>
            </office:change-info>
          </text:insertion>
        </text:changed-region>
        <text:changed-region xml:id="ct99301088" text:id="ct99301088">
          <text:insertion>
            <office:change-info>
              <dc:creator>Peter Camilleri</dc:creator>
              <dc:date>2015-04-25T17:38:00</dc:date>
            </office:change-info>
          </text:insertion>
        </text:changed-region>
        <text:changed-region xml:id="ct99301192" text:id="ct99301192">
          <text:insertion>
            <office:change-info>
              <dc:creator>Peter Camilleri</dc:creator>
              <dc:date>2015-04-25T17:38:00</dc:date>
            </office:change-info>
          </text:insertion>
        </text:changed-region>
        <text:changed-region xml:id="ct99301296" text:id="ct99301296">
          <text:deletion>
            <office:change-info>
              <dc:creator>Peter Camilleri</dc:creator>
              <dc:date>2015-04-25T23:13:00</dc:date>
            </office:change-info>
            <text:p text:style-name="Text_20_body"/>
            <text:p text:style-name="Text_20_body">.cos</text:p>
          </text:deletion>
        </text:changed-region>
        <text:changed-region xml:id="ct99301400" text:id="ct99301400">
          <text:insertion>
            <office:change-info>
              <dc:creator>Peter Camilleri</dc:creator>
              <dc:date>2015-04-25T17:38:00</dc:date>
            </office:change-info>
          </text:insertion>
        </text:changed-region>
        <text:changed-region xml:id="ct99301504" text:id="ct99301504">
          <text:insertion>
            <office:change-info>
              <dc:creator>Peter Camilleri</dc:creator>
              <dc:date>2015-04-25T17:38:00</dc:date>
            </office:change-info>
          </text:insertion>
        </text:changed-region>
        <text:changed-region xml:id="ct99301608" text:id="ct99301608">
          <text:insertion>
            <office:change-info>
              <dc:creator>Peter Camilleri</dc:creator>
              <dc:date>2015-04-25T17:38:00</dc:date>
            </office:change-info>
          </text:insertion>
        </text:changed-region>
        <text:changed-region xml:id="ct99301712" text:id="ct99301712">
          <text:insertion>
            <office:change-info>
              <dc:creator>Peter Camilleri</dc:creator>
              <dc:date>2015-04-25T17:38:00</dc:date>
            </office:change-info>
          </text:insertion>
        </text:changed-region>
        <text:changed-region xml:id="ct99301816" text:id="ct99301816">
          <text:insertion>
            <office:change-info>
              <dc:creator>Peter Camilleri</dc:creator>
              <dc:date>2015-04-25T17:38:00</dc:date>
            </office:change-info>
          </text:insertion>
        </text:changed-region>
        <text:changed-region xml:id="ct99302024" text:id="ct99302024">
          <text:deletion>
            <office:change-info>
              <dc:creator>Peter Camilleri</dc:creator>
              <dc:date>2015-04-25T23:14:00</dc:date>
            </office:change-info>
            <text:p text:style-name="Text_20_body"/>
            <text:p text:style-name="Text_20_body"/>
          </text:deletion>
        </text:changed-region>
        <text:changed-region xml:id="ct99301920" text:id="ct99301920">
          <text:deletion>
            <office:change-info>
              <dc:creator>Peter Camilleri</dc:creator>
              <dc:date>2015-04-25T23:13:00</dc:date>
            </office:change-info>
            <text:p text:style-name="Text_20_body">.cosh</text:p>
          </text:deletion>
        </text:changed-region>
        <text:changed-region xml:id="ct99302128" text:id="ct99302128">
          <text:insertion>
            <office:change-info>
              <dc:creator>Peter Camilleri</dc:creator>
              <dc:date>2015-04-25T17:38:00</dc:date>
            </office:change-info>
          </text:insertion>
        </text:changed-region>
        <text:changed-region xml:id="ct99302232" text:id="ct99302232">
          <text:insertion>
            <office:change-info>
              <dc:creator>Peter Camilleri</dc:creator>
              <dc:date>2015-04-25T17:38:00</dc:date>
            </office:change-info>
          </text:insertion>
        </text:changed-region>
        <text:changed-region xml:id="ct99302336" text:id="ct99302336">
          <text:insertion>
            <office:change-info>
              <dc:creator>Peter Camilleri</dc:creator>
              <dc:date>2015-04-25T17:38:00</dc:date>
            </office:change-info>
          </text:insertion>
        </text:changed-region>
        <text:changed-region xml:id="ct99302440" text:id="ct99302440">
          <text:insertion>
            <office:change-info>
              <dc:creator>Peter Camilleri</dc:creator>
              <dc:date>2015-04-25T17:38:00</dc:date>
            </office:change-info>
          </text:insertion>
        </text:changed-region>
        <text:changed-region xml:id="ct99302544" text:id="ct99302544">
          <text:insertion>
            <office:change-info>
              <dc:creator>Peter Camilleri</dc:creator>
              <dc:date>2015-04-25T17:38:00</dc:date>
            </office:change-info>
          </text:insertion>
        </text:changed-region>
        <text:changed-region xml:id="ct99302648" text:id="ct99302648">
          <text:deletion>
            <office:change-info>
              <dc:creator>Peter Camilleri</dc:creator>
              <dc:date>2015-04-25T23:14:00</dc:date>
            </office:change-info>
            <text:p text:style-name="Text_20_body"/>
            <text:p text:style-name="Text_20_body">.cube</text:p>
          </text:deletion>
        </text:changed-region>
        <text:changed-region xml:id="ct99302752" text:id="ct99302752">
          <text:insertion>
            <office:change-info>
              <dc:creator>Peter Camilleri</dc:creator>
              <dc:date>2015-04-25T17:38:00</dc:date>
            </office:change-info>
          </text:insertion>
        </text:changed-region>
        <text:changed-region xml:id="ct99302856" text:id="ct99302856">
          <text:insertion>
            <office:change-info>
              <dc:creator>Peter Camilleri</dc:creator>
              <dc:date>2015-04-25T17:38:00</dc:date>
            </office:change-info>
          </text:insertion>
        </text:changed-region>
        <text:changed-region xml:id="ct99302960" text:id="ct99302960">
          <text:insertion>
            <office:change-info>
              <dc:creator>Peter Camilleri</dc:creator>
              <dc:date>2015-04-25T17:38:00</dc:date>
            </office:change-info>
          </text:insertion>
        </text:changed-region>
        <text:changed-region xml:id="ct99303064" text:id="ct99303064">
          <text:insertion>
            <office:change-info>
              <dc:creator>Peter Camilleri</dc:creator>
              <dc:date>2015-04-25T17:38:00</dc:date>
            </office:change-info>
          </text:insertion>
        </text:changed-region>
        <text:changed-region xml:id="ct99303168" text:id="ct99303168">
          <text:deletion>
            <office:change-info>
              <dc:creator>Peter Camilleri</dc:creator>
              <dc:date>2015-04-25T23:15:00</dc:date>
            </office:change-info>
            <text:p text:style-name="Text_20_body"/>
            <text:p text:style-name="Text_20_body">.d2r</text:p>
          </text:deletion>
        </text:changed-region>
        <text:changed-region xml:id="ct99303272" text:id="ct99303272">
          <text:insertion>
            <office:change-info>
              <dc:creator>Peter Camilleri</dc:creator>
              <dc:date>2015-04-25T17:38:00</dc:date>
            </office:change-info>
          </text:insertion>
        </text:changed-region>
        <text:changed-region xml:id="ct99303376" text:id="ct99303376">
          <text:insertion>
            <office:change-info>
              <dc:creator>Peter Camilleri</dc:creator>
              <dc:date>2015-04-25T17:38:00</dc:date>
            </office:change-info>
          </text:insertion>
        </text:changed-region>
        <text:changed-region xml:id="ct99303480" text:id="ct99303480">
          <text:insertion>
            <office:change-info>
              <dc:creator>Peter Camilleri</dc:creator>
              <dc:date>2015-04-25T17:38:00</dc:date>
            </office:change-info>
          </text:insertion>
        </text:changed-region>
        <text:changed-region xml:id="ct99303584" text:id="ct99303584">
          <text:insertion>
            <office:change-info>
              <dc:creator>Peter Camilleri</dc:creator>
              <dc:date>2015-04-25T17:38:00</dc:date>
            </office:change-info>
          </text:insertion>
        </text:changed-region>
        <text:changed-region xml:id="ct99303688" text:id="ct99303688">
          <text:insertion>
            <office:change-info>
              <dc:creator>Peter Camilleri</dc:creator>
              <dc:date>2015-04-25T17:38:00</dc:date>
            </office:change-info>
          </text:insertion>
        </text:changed-region>
        <text:changed-region xml:id="ct99303792" text:id="ct99303792">
          <text:deletion>
            <office:change-info>
              <dc:creator>Peter Camilleri</dc:creator>
              <dc:date>2015-04-25T23:15:00</dc:date>
            </office:change-info>
            <text:p text:style-name="Text_20_body"/>
            <text:p text:style-name="Text_20_body">.denominator</text:p>
          </text:deletion>
        </text:changed-region>
        <text:changed-region xml:id="ct99303896" text:id="ct99303896">
          <text:insertion>
            <office:change-info>
              <dc:creator>Peter Camilleri</dc:creator>
              <dc:date>2015-04-25T17:38:00</dc:date>
            </office:change-info>
          </text:insertion>
        </text:changed-region>
        <text:changed-region xml:id="ct99304000" text:id="ct99304000">
          <text:insertion>
            <office:change-info>
              <dc:creator>Peter Camilleri</dc:creator>
              <dc:date>2015-04-25T17:38:00</dc:date>
            </office:change-info>
          </text:insertion>
        </text:changed-region>
        <text:changed-region xml:id="ct99304104" text:id="ct99304104">
          <text:insertion>
            <office:change-info>
              <dc:creator>Peter Camilleri</dc:creator>
              <dc:date>2015-04-25T17:38:00</dc:date>
            </office:change-info>
          </text:insertion>
        </text:changed-region>
        <text:changed-region xml:id="ct99304208" text:id="ct99304208">
          <text:insertion>
            <office:change-info>
              <dc:creator>Peter Camilleri</dc:creator>
              <dc:date>2015-04-25T17:38:00</dc:date>
            </office:change-info>
          </text:insertion>
        </text:changed-region>
        <text:changed-region xml:id="ct99304312" text:id="ct99304312">
          <text:insertion>
            <office:change-info>
              <dc:creator>Peter Camilleri</dc:creator>
              <dc:date>2015-04-25T17:38:00</dc:date>
            </office:change-info>
          </text:insertion>
        </text:changed-region>
        <text:changed-region xml:id="ct99304416" text:id="ct99304416">
          <text:insertion>
            <office:change-info>
              <dc:creator>Peter Camilleri</dc:creator>
              <dc:date>2015-04-25T17:38:00</dc:date>
            </office:change-info>
          </text:insertion>
        </text:changed-region>
        <text:changed-region xml:id="ct99304560" text:id="ct99304560">
          <text:deletion>
            <office:change-info>
              <dc:creator>Peter Camilleri</dc:creator>
              <dc:date>2015-04-25T23:15:00</dc:date>
            </office:change-info>
            <text:p text:style-name="Text_20_body"/>
            <text:p text:style-name="Text_20_body">.e**</text:p>
          </text:deletion>
        </text:changed-region>
        <text:changed-region xml:id="ct99304664" text:id="ct99304664">
          <text:insertion>
            <office:change-info>
              <dc:creator>Peter Camilleri</dc:creator>
              <dc:date>2015-04-25T17:38:00</dc:date>
            </office:change-info>
          </text:insertion>
        </text:changed-region>
        <text:changed-region xml:id="ct99304768" text:id="ct99304768">
          <text:insertion>
            <office:change-info>
              <dc:creator>Peter Camilleri</dc:creator>
              <dc:date>2015-04-25T17:38:00</dc:date>
            </office:change-info>
          </text:insertion>
        </text:changed-region>
        <text:changed-region xml:id="ct99304872" text:id="ct99304872">
          <text:insertion>
            <office:change-info>
              <dc:creator>Peter Camilleri</dc:creator>
              <dc:date>2015-04-25T17:38:00</dc:date>
            </office:change-info>
          </text:insertion>
        </text:changed-region>
        <text:changed-region xml:id="ct99304976" text:id="ct99304976">
          <text:insertion>
            <office:change-info>
              <dc:creator>Peter Camilleri</dc:creator>
              <dc:date>2015-04-25T17:38:00</dc:date>
            </office:change-info>
          </text:insertion>
        </text:changed-region>
        <text:changed-region xml:id="ct99305080" text:id="ct99305080">
          <text:insertion>
            <office:change-info>
              <dc:creator>Peter Camilleri</dc:creator>
              <dc:date>2015-04-25T17:38:00</dc:date>
            </office:change-info>
          </text:insertion>
        </text:changed-region>
        <text:changed-region xml:id="ct99305184" text:id="ct99305184">
          <text:deletion>
            <office:change-info>
              <dc:creator>Peter Camilleri</dc:creator>
              <dc:date>2015-04-25T23:15:00</dc:date>
            </office:change-info>
            <text:p text:style-name="Text_20_body"/>
            <text:p text:style-name="Text_20_body">.emit</text:p>
          </text:deletion>
        </text:changed-region>
        <text:changed-region xml:id="ct99305288" text:id="ct99305288">
          <text:insertion>
            <office:change-info>
              <dc:creator>Peter Camilleri</dc:creator>
              <dc:date>2015-04-25T17:38:00</dc:date>
            </office:change-info>
          </text:insertion>
        </text:changed-region>
        <text:changed-region xml:id="ct99305392" text:id="ct99305392">
          <text:insertion>
            <office:change-info>
              <dc:creator>Peter Camilleri</dc:creator>
              <dc:date>2015-04-25T17:38:00</dc:date>
            </office:change-info>
          </text:insertion>
        </text:changed-region>
        <text:changed-region xml:id="ct99305496" text:id="ct99305496">
          <text:insertion>
            <office:change-info>
              <dc:creator>Peter Camilleri</dc:creator>
              <dc:date>2015-04-25T17:38:00</dc:date>
            </office:change-info>
          </text:insertion>
        </text:changed-region>
        <text:changed-region xml:id="ct99305600" text:id="ct99305600">
          <text:insertion>
            <office:change-info>
              <dc:creator>Peter Camilleri</dc:creator>
              <dc:date>2015-04-25T17:38:00</dc:date>
            </office:change-info>
          </text:insertion>
        </text:changed-region>
        <text:changed-region xml:id="ct99305808" text:id="ct99305808">
          <text:deletion>
            <office:change-info>
              <dc:creator>Peter Camilleri</dc:creator>
              <dc:date>2015-04-25T23:16:00</dc:date>
            </office:change-info>
            <text:p text:style-name="Text_20_body"/>
            <text:p text:style-name="Text_20_body"/>
          </text:deletion>
        </text:changed-region>
        <text:changed-region xml:id="ct99305704" text:id="ct99305704">
          <text:deletion>
            <office:change-info>
              <dc:creator>Peter Camilleri</dc:creator>
              <dc:date>2015-04-25T23:15:00</dc:date>
            </office:change-info>
            <text:p text:style-name="Text_20_body">.floor</text:p>
          </text:deletion>
        </text:changed-region>
        <text:changed-region xml:id="ct99305912" text:id="ct99305912">
          <text:insertion>
            <office:change-info>
              <dc:creator>Peter Camilleri</dc:creator>
              <dc:date>2015-04-25T17:38:00</dc:date>
            </office:change-info>
          </text:insertion>
        </text:changed-region>
        <text:changed-region xml:id="ct99306016" text:id="ct99306016">
          <text:insertion>
            <office:change-info>
              <dc:creator>Peter Camilleri</dc:creator>
              <dc:date>2015-04-25T17:38:00</dc:date>
            </office:change-info>
          </text:insertion>
        </text:changed-region>
        <text:changed-region xml:id="ct99306120" text:id="ct99306120">
          <text:insertion>
            <office:change-info>
              <dc:creator>Peter Camilleri</dc:creator>
              <dc:date>2015-04-25T17:38:00</dc:date>
            </office:change-info>
          </text:insertion>
        </text:changed-region>
        <text:changed-region xml:id="ct99306224" text:id="ct99306224">
          <text:insertion>
            <office:change-info>
              <dc:creator>Peter Camilleri</dc:creator>
              <dc:date>2015-04-25T17:38:00</dc:date>
            </office:change-info>
          </text:insertion>
        </text:changed-region>
        <text:changed-region xml:id="ct99306328" text:id="ct99306328">
          <text:insertion>
            <office:change-info>
              <dc:creator>Peter Camilleri</dc:creator>
              <dc:date>2015-04-25T17:38:00</dc:date>
            </office:change-info>
          </text:insertion>
        </text:changed-region>
        <text:changed-region xml:id="ct99306432" text:id="ct99306432">
          <text:insertion>
            <office:change-info>
              <dc:creator>Peter Camilleri</dc:creator>
              <dc:date>2015-04-25T17:38:00</dc:date>
            </office:change-info>
          </text:insertion>
        </text:changed-region>
        <text:changed-region xml:id="ct99306536" text:id="ct99306536">
          <text:deletion>
            <office:change-info>
              <dc:creator>Peter Camilleri</dc:creator>
              <dc:date>2015-04-25T23:16:00</dc:date>
            </office:change-info>
            <text:p text:style-name="Text_20_body"/>
            <text:p text:style-name="Text_20_body">.hypot</text:p>
          </text:deletion>
        </text:changed-region>
        <text:changed-region xml:id="ct99306640" text:id="ct99306640">
          <text:insertion>
            <office:change-info>
              <dc:creator>Peter Camilleri</dc:creator>
              <dc:date>2015-04-25T17:38:00</dc:date>
            </office:change-info>
          </text:insertion>
        </text:changed-region>
        <text:changed-region xml:id="ct99306744" text:id="ct99306744">
          <text:insertion>
            <office:change-info>
              <dc:creator>Peter Camilleri</dc:creator>
              <dc:date>2015-04-25T17:38:00</dc:date>
            </office:change-info>
          </text:insertion>
        </text:changed-region>
        <text:changed-region xml:id="ct99306848" text:id="ct99306848">
          <text:insertion>
            <office:change-info>
              <dc:creator>Peter Camilleri</dc:creator>
              <dc:date>2015-04-25T17:38:00</dc:date>
            </office:change-info>
          </text:insertion>
        </text:changed-region>
        <text:changed-region xml:id="ct99306952" text:id="ct99306952">
          <text:insertion>
            <office:change-info>
              <dc:creator>Peter Camilleri</dc:creator>
              <dc:date>2015-04-25T17:38:00</dc:date>
            </office:change-info>
          </text:insertion>
        </text:changed-region>
        <text:changed-region xml:id="ct99307056" text:id="ct99307056">
          <text:insertion>
            <office:change-info>
              <dc:creator>Peter Camilleri</dc:creator>
              <dc:date>2015-04-25T17:38:00</dc:date>
            </office:change-info>
          </text:insertion>
        </text:changed-region>
        <text:changed-region xml:id="ct99307160" text:id="ct99307160">
          <text:deletion>
            <office:change-info>
              <dc:creator>Peter Camilleri</dc:creator>
              <dc:date>2015-04-25T23:16:00</dc:date>
            </office:change-info>
            <text:p text:style-name="Text_20_body"/>
            <text:p text:style-name="Text_20_body">.imaginary</text:p>
          </text:deletion>
        </text:changed-region>
        <text:changed-region xml:id="ct99307264" text:id="ct99307264">
          <text:insertion>
            <office:change-info>
              <dc:creator>Peter Camilleri</dc:creator>
              <dc:date>2015-04-25T17:38:00</dc:date>
            </office:change-info>
          </text:insertion>
        </text:changed-region>
        <text:changed-region xml:id="ct99307368" text:id="ct99307368">
          <text:insertion>
            <office:change-info>
              <dc:creator>Peter Camilleri</dc:creator>
              <dc:date>2015-04-25T17:38:00</dc:date>
            </office:change-info>
          </text:insertion>
        </text:changed-region>
        <text:changed-region xml:id="ct99307472" text:id="ct99307472">
          <text:insertion>
            <office:change-info>
              <dc:creator>Peter Camilleri</dc:creator>
              <dc:date>2015-04-25T17:38:00</dc:date>
            </office:change-info>
          </text:insertion>
        </text:changed-region>
        <text:changed-region xml:id="ct99307576" text:id="ct99307576">
          <text:insertion>
            <office:change-info>
              <dc:creator>Peter Camilleri</dc:creator>
              <dc:date>2015-04-25T17:38:00</dc:date>
            </office:change-info>
          </text:insertion>
        </text:changed-region>
        <text:changed-region xml:id="ct99307680" text:id="ct99307680">
          <text:deletion>
            <office:change-info>
              <dc:creator>Peter Camilleri</dc:creator>
              <dc:date>2015-04-25T23:16:00</dc:date>
            </office:change-info>
            <text:p text:style-name="Text_20_body"/>
            <text:p text:style-name="Text_20_body">.ln</text:p>
          </text:deletion>
        </text:changed-region>
        <text:changed-region xml:id="ct99307784" text:id="ct99307784">
          <text:insertion>
            <office:change-info>
              <dc:creator>Peter Camilleri</dc:creator>
              <dc:date>2015-04-25T17:38:00</dc:date>
            </office:change-info>
          </text:insertion>
        </text:changed-region>
        <text:changed-region xml:id="ct99307888" text:id="ct99307888">
          <text:insertion>
            <office:change-info>
              <dc:creator>Peter Camilleri</dc:creator>
              <dc:date>2015-04-25T17:38:00</dc:date>
            </office:change-info>
          </text:insertion>
        </text:changed-region>
        <text:changed-region xml:id="ct99307992" text:id="ct99307992">
          <text:insertion>
            <office:change-info>
              <dc:creator>Peter Camilleri</dc:creator>
              <dc:date>2015-04-25T17:38:00</dc:date>
            </office:change-info>
          </text:insertion>
        </text:changed-region>
        <text:changed-region xml:id="ct99308096" text:id="ct99308096">
          <text:insertion>
            <office:change-info>
              <dc:creator>Peter Camilleri</dc:creator>
              <dc:date>2015-04-25T17:38:00</dc:date>
            </office:change-info>
          </text:insertion>
        </text:changed-region>
        <text:changed-region xml:id="ct99308200" text:id="ct99308200">
          <text:insertion>
            <office:change-info>
              <dc:creator>Peter Camilleri</dc:creator>
              <dc:date>2015-04-25T17:38:00</dc:date>
            </office:change-info>
          </text:insertion>
        </text:changed-region>
        <text:changed-region xml:id="ct99308304" text:id="ct99308304">
          <text:deletion>
            <office:change-info>
              <dc:creator>Peter Camilleri</dc:creator>
              <dc:date>2015-04-25T23:16:00</dc:date>
            </office:change-info>
            <text:p text:style-name="Text_20_body"/>
            <text:p text:style-name="Text_20_body">.log10</text:p>
          </text:deletion>
        </text:changed-region>
        <text:changed-region xml:id="ct99308408" text:id="ct99308408">
          <text:insertion>
            <office:change-info>
              <dc:creator>Peter Camilleri</dc:creator>
              <dc:date>2015-04-25T17:38:00</dc:date>
            </office:change-info>
          </text:insertion>
        </text:changed-region>
        <text:changed-region xml:id="ct99308512" text:id="ct99308512">
          <text:insertion>
            <office:change-info>
              <dc:creator>Peter Camilleri</dc:creator>
              <dc:date>2015-04-25T17:38:00</dc:date>
            </office:change-info>
          </text:insertion>
        </text:changed-region>
        <text:changed-region xml:id="ct99308656" text:id="ct99308656">
          <text:insertion>
            <office:change-info>
              <dc:creator>Peter Camilleri</dc:creator>
              <dc:date>2015-04-25T17:38:00</dc:date>
            </office:change-info>
          </text:insertion>
        </text:changed-region>
        <text:changed-region xml:id="ct99308760" text:id="ct99308760">
          <text:insertion>
            <office:change-info>
              <dc:creator>Peter Camilleri</dc:creator>
              <dc:date>2015-04-25T17:38:00</dc:date>
            </office:change-info>
          </text:insertion>
        </text:changed-region>
        <text:changed-region xml:id="ct99308864" text:id="ct99308864">
          <text:insertion>
            <office:change-info>
              <dc:creator>Peter Camilleri</dc:creator>
              <dc:date>2015-04-25T17:38:00</dc:date>
            </office:change-info>
          </text:insertion>
        </text:changed-region>
        <text:changed-region xml:id="ct99308968" text:id="ct99308968">
          <text:deletion>
            <office:change-info>
              <dc:creator>Peter Camilleri</dc:creator>
              <dc:date>2015-04-25T23:17:00</dc:date>
            </office:change-info>
            <text:p text:style-name="Text_20_body"/>
            <text:p text:style-name="Text_20_body">.log2</text:p>
          </text:deletion>
        </text:changed-region>
        <text:changed-region xml:id="ct99309072" text:id="ct99309072">
          <text:insertion>
            <office:change-info>
              <dc:creator>Peter Camilleri</dc:creator>
              <dc:date>2015-04-25T17:38:00</dc:date>
            </office:change-info>
          </text:insertion>
        </text:changed-region>
        <text:changed-region xml:id="ct99309176" text:id="ct99309176">
          <text:insertion>
            <office:change-info>
              <dc:creator>Peter Camilleri</dc:creator>
              <dc:date>2015-04-25T17:38:00</dc:date>
            </office:change-info>
          </text:insertion>
        </text:changed-region>
        <text:changed-region xml:id="ct99309280" text:id="ct99309280">
          <text:insertion>
            <office:change-info>
              <dc:creator>Peter Camilleri</dc:creator>
              <dc:date>2015-04-25T17:38:00</dc:date>
            </office:change-info>
          </text:insertion>
        </text:changed-region>
        <text:changed-region xml:id="ct99309384" text:id="ct99309384">
          <text:insertion>
            <office:change-info>
              <dc:creator>Peter Camilleri</dc:creator>
              <dc:date>2015-04-25T17:38:00</dc:date>
            </office:change-info>
          </text:insertion>
        </text:changed-region>
        <text:changed-region xml:id="ct99309488" text:id="ct99309488">
          <text:insertion>
            <office:change-info>
              <dc:creator>Peter Camilleri</dc:creator>
              <dc:date>2015-04-25T17:38:00</dc:date>
            </office:change-info>
          </text:insertion>
        </text:changed-region>
        <text:changed-region xml:id="ct99309592" text:id="ct99309592">
          <text:deletion>
            <office:change-info>
              <dc:creator>Peter Camilleri</dc:creator>
              <dc:date>2015-04-25T23:17:00</dc:date>
            </office:change-info>
            <text:p text:style-name="Text_20_body"/>
            <text:p text:style-name="Text_20_body">.magnitude</text:p>
          </text:deletion>
        </text:changed-region>
        <text:changed-region xml:id="ct99309696" text:id="ct99309696">
          <text:insertion>
            <office:change-info>
              <dc:creator>Peter Camilleri</dc:creator>
              <dc:date>2015-04-25T17:38:00</dc:date>
            </office:change-info>
          </text:insertion>
        </text:changed-region>
        <text:changed-region xml:id="ct99309800" text:id="ct99309800">
          <text:insertion>
            <office:change-info>
              <dc:creator>Peter Camilleri</dc:creator>
              <dc:date>2015-04-25T17:38:00</dc:date>
            </office:change-info>
          </text:insertion>
        </text:changed-region>
        <text:changed-region xml:id="ct99309904" text:id="ct99309904">
          <text:insertion>
            <office:change-info>
              <dc:creator>Peter Camilleri</dc:creator>
              <dc:date>2015-04-25T17:38:00</dc:date>
            </office:change-info>
          </text:insertion>
        </text:changed-region>
        <text:changed-region xml:id="ct99310008" text:id="ct99310008">
          <text:insertion>
            <office:change-info>
              <dc:creator>Peter Camilleri</dc:creator>
              <dc:date>2015-04-25T17:38:00</dc:date>
            </office:change-info>
          </text:insertion>
        </text:changed-region>
        <text:changed-region xml:id="ct99310112" text:id="ct99310112">
          <text:deletion>
            <office:change-info>
              <dc:creator>Peter Camilleri</dc:creator>
              <dc:date>2015-04-25T23:17:00</dc:date>
            </office:change-info>
            <text:p text:style-name="Text_20_body"/>
            <text:p text:style-name="Text_20_body">.numerator</text:p>
          </text:deletion>
        </text:changed-region>
        <text:changed-region xml:id="ct99310216" text:id="ct99310216">
          <text:insertion>
            <office:change-info>
              <dc:creator>Peter Camilleri</dc:creator>
              <dc:date>2015-04-25T17:38:00</dc:date>
            </office:change-info>
          </text:insertion>
        </text:changed-region>
        <text:changed-region xml:id="ct99310320" text:id="ct99310320">
          <text:insertion>
            <office:change-info>
              <dc:creator>Peter Camilleri</dc:creator>
              <dc:date>2015-04-25T17:38:00</dc:date>
            </office:change-info>
          </text:insertion>
        </text:changed-region>
        <text:changed-region xml:id="ct99310424" text:id="ct99310424">
          <text:insertion>
            <office:change-info>
              <dc:creator>Peter Camilleri</dc:creator>
              <dc:date>2015-04-25T17:38:00</dc:date>
            </office:change-info>
          </text:insertion>
        </text:changed-region>
        <text:changed-region xml:id="ct99310528" text:id="ct99310528">
          <text:insertion>
            <office:change-info>
              <dc:creator>Peter Camilleri</dc:creator>
              <dc:date>2015-04-25T17:38:00</dc:date>
            </office:change-info>
          </text:insertion>
        </text:changed-region>
        <text:changed-region xml:id="ct99310736" text:id="ct99310736">
          <text:deletion>
            <office:change-info>
              <dc:creator>Peter Camilleri</dc:creator>
              <dc:date>2015-04-25T23:18:00</dc:date>
            </office:change-info>
            <text:p text:style-name="Text_20_body"/>
            <text:p text:style-name="Text_20_body"/>
          </text:deletion>
        </text:changed-region>
        <text:changed-region xml:id="ct99310632" text:id="ct99310632">
          <text:deletion>
            <office:change-info>
              <dc:creator>Peter Camilleri</dc:creator>
              <dc:date>2015-04-25T23:17:00</dc:date>
            </office:change-info>
            <text:p text:style-name="Text_20_body">.p2c</text:p>
          </text:deletion>
        </text:changed-region>
        <text:changed-region xml:id="ct99310840" text:id="ct99310840">
          <text:insertion>
            <office:change-info>
              <dc:creator>Peter Camilleri</dc:creator>
              <dc:date>2015-04-25T17:38:00</dc:date>
            </office:change-info>
          </text:insertion>
        </text:changed-region>
        <text:changed-region xml:id="ct99310944" text:id="ct99310944">
          <text:insertion>
            <office:change-info>
              <dc:creator>Peter Camilleri</dc:creator>
              <dc:date>2015-04-25T17:38:00</dc:date>
            </office:change-info>
          </text:insertion>
        </text:changed-region>
        <text:changed-region xml:id="ct99311048" text:id="ct99311048">
          <text:insertion>
            <office:change-info>
              <dc:creator>Peter Camilleri</dc:creator>
              <dc:date>2015-04-25T17:38:00</dc:date>
            </office:change-info>
          </text:insertion>
        </text:changed-region>
        <text:changed-region xml:id="ct99311152" text:id="ct99311152">
          <text:insertion>
            <office:change-info>
              <dc:creator>Peter Camilleri</dc:creator>
              <dc:date>2015-04-25T17:38:00</dc:date>
            </office:change-info>
          </text:insertion>
        </text:changed-region>
        <text:changed-region xml:id="ct99311256" text:id="ct99311256">
          <text:insertion>
            <office:change-info>
              <dc:creator>Peter Camilleri</dc:creator>
              <dc:date>2015-04-25T17:38:00</dc:date>
            </office:change-info>
          </text:insertion>
        </text:changed-region>
        <text:changed-region xml:id="ct99311360" text:id="ct99311360">
          <text:insertion>
            <office:change-info>
              <dc:creator>Peter Camilleri</dc:creator>
              <dc:date>2015-04-25T17:38:00</dc:date>
            </office:change-info>
          </text:insertion>
        </text:changed-region>
        <text:changed-region xml:id="ct99311464" text:id="ct99311464">
          <text:deletion>
            <office:change-info>
              <dc:creator>Peter Camilleri</dc:creator>
              <dc:date>2015-04-25T23:18:00</dc:date>
            </office:change-info>
            <text:p text:style-name="Text_20_body"/>
            <text:p text:style-name="Text_20_body">.polar</text:p>
          </text:deletion>
        </text:changed-region>
        <text:changed-region xml:id="ct99311568" text:id="ct99311568">
          <text:insertion>
            <office:change-info>
              <dc:creator>Peter Camilleri</dc:creator>
              <dc:date>2015-04-25T17:38:00</dc:date>
            </office:change-info>
          </text:insertion>
        </text:changed-region>
        <text:changed-region xml:id="ct99311672" text:id="ct99311672">
          <text:insertion>
            <office:change-info>
              <dc:creator>Peter Camilleri</dc:creator>
              <dc:date>2015-04-25T17:38:00</dc:date>
            </office:change-info>
          </text:insertion>
        </text:changed-region>
        <text:changed-region xml:id="ct99311776" text:id="ct99311776">
          <text:insertion>
            <office:change-info>
              <dc:creator>Peter Camilleri</dc:creator>
              <dc:date>2015-04-25T17:38:00</dc:date>
            </office:change-info>
          </text:insertion>
        </text:changed-region>
        <text:changed-region xml:id="ct99311880" text:id="ct99311880">
          <text:insertion>
            <office:change-info>
              <dc:creator>Peter Camilleri</dc:creator>
              <dc:date>2015-04-25T17:38:00</dc:date>
            </office:change-info>
          </text:insertion>
        </text:changed-region>
        <text:changed-region xml:id="ct99311984" text:id="ct99311984">
          <text:insertion>
            <office:change-info>
              <dc:creator>Peter Camilleri</dc:creator>
              <dc:date>2015-04-25T17:38:00</dc:date>
            </office:change-info>
          </text:insertion>
        </text:changed-region>
        <text:changed-region xml:id="ct99312088" text:id="ct99312088">
          <text:insertion>
            <office:change-info>
              <dc:creator>Peter Camilleri</dc:creator>
              <dc:date>2015-04-25T17:38:00</dc:date>
            </office:change-info>
          </text:insertion>
        </text:changed-region>
        <text:changed-region xml:id="ct99312192" text:id="ct99312192">
          <text:deletion>
            <office:change-info>
              <dc:creator>Peter Camilleri</dc:creator>
              <dc:date>2015-04-25T23:18:00</dc:date>
            </office:change-info>
            <text:p text:style-name="Text_20_body"/>
            <text:p text:style-name="Text_20_body">.r2d</text:p>
          </text:deletion>
        </text:changed-region>
        <text:changed-region xml:id="ct99312296" text:id="ct99312296">
          <text:insertion>
            <office:change-info>
              <dc:creator>Peter Camilleri</dc:creator>
              <dc:date>2015-04-25T17:38:00</dc:date>
            </office:change-info>
          </text:insertion>
        </text:changed-region>
        <text:changed-region xml:id="ct99312400" text:id="ct99312400">
          <text:insertion>
            <office:change-info>
              <dc:creator>Peter Camilleri</dc:creator>
              <dc:date>2015-04-25T17:38:00</dc:date>
            </office:change-info>
          </text:insertion>
        </text:changed-region>
        <text:changed-region xml:id="ct99312504" text:id="ct99312504">
          <text:insertion>
            <office:change-info>
              <dc:creator>Peter Camilleri</dc:creator>
              <dc:date>2015-04-25T17:38:00</dc:date>
            </office:change-info>
          </text:insertion>
        </text:changed-region>
        <text:changed-region xml:id="ct99312608" text:id="ct99312608">
          <text:insertion>
            <office:change-info>
              <dc:creator>Peter Camilleri</dc:creator>
              <dc:date>2015-04-25T17:38:00</dc:date>
            </office:change-info>
          </text:insertion>
        </text:changed-region>
        <text:changed-region xml:id="ct99382296" text:id="ct99382296">
          <text:insertion>
            <office:change-info>
              <dc:creator>Peter Camilleri</dc:creator>
              <dc:date>2015-04-25T17:38:00</dc:date>
            </office:change-info>
          </text:insertion>
        </text:changed-region>
        <text:changed-region xml:id="ct99382400" text:id="ct99382400">
          <text:deletion>
            <office:change-info>
              <dc:creator>Peter Camilleri</dc:creator>
              <dc:date>2015-04-25T23:18:00</dc:date>
            </office:change-info>
            <text:p text:style-name="Text_20_body"/>
            <text:p text:style-name="Text_20_body">.real</text:p>
          </text:deletion>
        </text:changed-region>
        <text:changed-region xml:id="ct99382504" text:id="ct99382504">
          <text:insertion>
            <office:change-info>
              <dc:creator>Peter Camilleri</dc:creator>
              <dc:date>2015-04-25T17:39:00</dc:date>
            </office:change-info>
          </text:insertion>
        </text:changed-region>
        <text:changed-region xml:id="ct99382608" text:id="ct99382608">
          <text:insertion>
            <office:change-info>
              <dc:creator>Peter Camilleri</dc:creator>
              <dc:date>2015-04-25T17:39:00</dc:date>
            </office:change-info>
          </text:insertion>
        </text:changed-region>
        <text:changed-region xml:id="ct99382712" text:id="ct99382712">
          <text:insertion>
            <office:change-info>
              <dc:creator>Peter Camilleri</dc:creator>
              <dc:date>2015-04-25T17:39:00</dc:date>
            </office:change-info>
          </text:insertion>
        </text:changed-region>
        <text:changed-region xml:id="ct99382816" text:id="ct99382816">
          <text:insertion>
            <office:change-info>
              <dc:creator>Peter Camilleri</dc:creator>
              <dc:date>2015-04-25T17:39:00</dc:date>
            </office:change-info>
          </text:insertion>
        </text:changed-region>
        <text:changed-region xml:id="ct99382920" text:id="ct99382920">
          <text:deletion>
            <office:change-info>
              <dc:creator>Peter Camilleri</dc:creator>
              <dc:date>2015-04-25T23:19:00</dc:date>
            </office:change-info>
            <text:p text:style-name="Text_20_body"/>
            <text:p text:style-name="Text_20_body">.round</text:p>
          </text:deletion>
        </text:changed-region>
        <text:changed-region xml:id="ct99383024" text:id="ct99383024">
          <text:insertion>
            <office:change-info>
              <dc:creator>Peter Camilleri</dc:creator>
              <dc:date>2015-04-25T17:39:00</dc:date>
            </office:change-info>
          </text:insertion>
        </text:changed-region>
        <text:changed-region xml:id="ct99383128" text:id="ct99383128">
          <text:insertion>
            <office:change-info>
              <dc:creator>Peter Camilleri</dc:creator>
              <dc:date>2015-04-25T17:39:00</dc:date>
            </office:change-info>
          </text:insertion>
        </text:changed-region>
        <text:changed-region xml:id="ct99383232" text:id="ct99383232">
          <text:insertion>
            <office:change-info>
              <dc:creator>Peter Camilleri</dc:creator>
              <dc:date>2015-04-25T17:39:00</dc:date>
            </office:change-info>
          </text:insertion>
        </text:changed-region>
        <text:changed-region xml:id="ct99383336" text:id="ct99383336">
          <text:insertion>
            <office:change-info>
              <dc:creator>Peter Camilleri</dc:creator>
              <dc:date>2015-04-25T17:39:00</dc:date>
            </office:change-info>
          </text:insertion>
        </text:changed-region>
        <text:changed-region xml:id="ct99383440" text:id="ct99383440">
          <text:insertion>
            <office:change-info>
              <dc:creator>Peter Camilleri</dc:creator>
              <dc:date>2015-04-25T17:39:00</dc:date>
            </office:change-info>
          </text:insertion>
        </text:changed-region>
        <text:changed-region xml:id="ct99383544" text:id="ct99383544">
          <text:insertion>
            <office:change-info>
              <dc:creator>Peter Camilleri</dc:creator>
              <dc:date>2015-04-25T17:39:00</dc:date>
            </office:change-info>
          </text:insertion>
        </text:changed-region>
        <text:changed-region xml:id="ct99383648" text:id="ct99383648">
          <text:deletion>
            <office:change-info>
              <dc:creator>Peter Camilleri</dc:creator>
              <dc:date>2015-04-25T23:19:00</dc:date>
            </office:change-info>
            <text:p text:style-name="Text_20_body"/>
            <text:p text:style-name="Text_20_body">.sin</text:p>
          </text:deletion>
        </text:changed-region>
        <text:changed-region xml:id="ct99383752" text:id="ct99383752">
          <text:insertion>
            <office:change-info>
              <dc:creator>Peter Camilleri</dc:creator>
              <dc:date>2015-04-25T17:39:00</dc:date>
            </office:change-info>
          </text:insertion>
        </text:changed-region>
        <text:changed-region xml:id="ct99383856" text:id="ct99383856">
          <text:insertion>
            <office:change-info>
              <dc:creator>Peter Camilleri</dc:creator>
              <dc:date>2015-04-25T17:39:00</dc:date>
            </office:change-info>
          </text:insertion>
        </text:changed-region>
        <text:changed-region xml:id="ct99383960" text:id="ct99383960">
          <text:insertion>
            <office:change-info>
              <dc:creator>Peter Camilleri</dc:creator>
              <dc:date>2015-04-25T17:39:00</dc:date>
            </office:change-info>
          </text:insertion>
        </text:changed-region>
        <text:changed-region xml:id="ct99384064" text:id="ct99384064">
          <text:insertion>
            <office:change-info>
              <dc:creator>Peter Camilleri</dc:creator>
              <dc:date>2015-04-25T17:39:00</dc:date>
            </office:change-info>
          </text:insertion>
        </text:changed-region>
        <text:changed-region xml:id="ct99384168" text:id="ct99384168">
          <text:insertion>
            <office:change-info>
              <dc:creator>Peter Camilleri</dc:creator>
              <dc:date>2015-04-25T17:39:00</dc:date>
            </office:change-info>
          </text:insertion>
        </text:changed-region>
        <text:changed-region xml:id="ct99384272" text:id="ct99384272">
          <text:deletion>
            <office:change-info>
              <dc:creator>Peter Camilleri</dc:creator>
              <dc:date>2015-04-25T23:19:00</dc:date>
            </office:change-info>
            <text:p text:style-name="Text_20_body"/>
            <text:p text:style-name="Text_20_body">.sinh</text:p>
          </text:deletion>
        </text:changed-region>
        <text:changed-region xml:id="ct99384376" text:id="ct99384376">
          <text:insertion>
            <office:change-info>
              <dc:creator>Peter Camilleri</dc:creator>
              <dc:date>2015-04-25T17:39:00</dc:date>
            </office:change-info>
          </text:insertion>
        </text:changed-region>
        <text:changed-region xml:id="ct99384480" text:id="ct99384480">
          <text:insertion>
            <office:change-info>
              <dc:creator>Peter Camilleri</dc:creator>
              <dc:date>2015-04-25T17:39:00</dc:date>
            </office:change-info>
          </text:insertion>
        </text:changed-region>
        <text:changed-region xml:id="ct99384584" text:id="ct99384584">
          <text:insertion>
            <office:change-info>
              <dc:creator>Peter Camilleri</dc:creator>
              <dc:date>2015-04-25T17:39:00</dc:date>
            </office:change-info>
          </text:insertion>
        </text:changed-region>
        <text:changed-region xml:id="ct99384688" text:id="ct99384688">
          <text:insertion>
            <office:change-info>
              <dc:creator>Peter Camilleri</dc:creator>
              <dc:date>2015-04-25T17:39:00</dc:date>
            </office:change-info>
          </text:insertion>
        </text:changed-region>
        <text:changed-region xml:id="ct99384792" text:id="ct99384792">
          <text:insertion>
            <office:change-info>
              <dc:creator>Peter Camilleri</dc:creator>
              <dc:date>2015-04-25T17:39:00</dc:date>
            </office:change-info>
          </text:insertion>
        </text:changed-region>
        <text:changed-region xml:id="ct99384896" text:id="ct99384896">
          <text:deletion>
            <office:change-info>
              <dc:creator>Peter Camilleri</dc:creator>
              <dc:date>2015-04-25T23:19:00</dc:date>
            </office:change-info>
            <text:p text:style-name="Text_20_body"/>
            <text:p text:style-name="Text_20_body">.sleep</text:p>
          </text:deletion>
        </text:changed-region>
        <text:changed-region xml:id="ct99385000" text:id="ct99385000">
          <text:insertion>
            <office:change-info>
              <dc:creator>Peter Camilleri</dc:creator>
              <dc:date>2015-04-25T17:39:00</dc:date>
            </office:change-info>
          </text:insertion>
        </text:changed-region>
        <text:changed-region xml:id="ct99385104" text:id="ct99385104">
          <text:insertion>
            <office:change-info>
              <dc:creator>Peter Camilleri</dc:creator>
              <dc:date>2015-04-25T17:39:00</dc:date>
            </office:change-info>
          </text:insertion>
        </text:changed-region>
        <text:changed-region xml:id="ct99385208" text:id="ct99385208">
          <text:insertion>
            <office:change-info>
              <dc:creator>Peter Camilleri</dc:creator>
              <dc:date>2015-04-25T17:39:00</dc:date>
            </office:change-info>
          </text:insertion>
        </text:changed-region>
        <text:changed-region xml:id="ct99385312" text:id="ct99385312">
          <text:insertion>
            <office:change-info>
              <dc:creator>Peter Camilleri</dc:creator>
              <dc:date>2015-04-25T17:39:00</dc:date>
            </office:change-info>
          </text:insertion>
        </text:changed-region>
        <text:changed-region xml:id="ct99385416" text:id="ct99385416">
          <text:deletion>
            <office:change-info>
              <dc:creator>Peter Camilleri</dc:creator>
              <dc:date>2015-04-25T23:20:00</dc:date>
            </office:change-info>
            <text:p text:style-name="Text_20_body"/>
            <text:p text:style-name="Text_20_body">.sqr</text:p>
          </text:deletion>
        </text:changed-region>
        <text:changed-region xml:id="ct99385520" text:id="ct99385520">
          <text:insertion>
            <office:change-info>
              <dc:creator>Peter Camilleri</dc:creator>
              <dc:date>2015-04-25T17:39:00</dc:date>
            </office:change-info>
          </text:insertion>
        </text:changed-region>
        <text:changed-region xml:id="ct99385624" text:id="ct99385624">
          <text:insertion>
            <office:change-info>
              <dc:creator>Peter Camilleri</dc:creator>
              <dc:date>2015-04-25T17:39:00</dc:date>
            </office:change-info>
          </text:insertion>
        </text:changed-region>
        <text:changed-region xml:id="ct99385728" text:id="ct99385728">
          <text:insertion>
            <office:change-info>
              <dc:creator>Peter Camilleri</dc:creator>
              <dc:date>2015-04-25T17:39:00</dc:date>
            </office:change-info>
          </text:insertion>
        </text:changed-region>
        <text:changed-region xml:id="ct99385832" text:id="ct99385832">
          <text:insertion>
            <office:change-info>
              <dc:creator>Peter Camilleri</dc:creator>
              <dc:date>2015-04-25T17:39:00</dc:date>
            </office:change-info>
          </text:insertion>
        </text:changed-region>
        <text:changed-region xml:id="ct99385936" text:id="ct99385936">
          <text:deletion>
            <office:change-info>
              <dc:creator>Peter Camilleri</dc:creator>
              <dc:date>2015-04-25T23:20:00</dc:date>
            </office:change-info>
            <text:p text:style-name="Text_20_body"/>
            <text:p text:style-name="Text_20_body">.sqrt</text:p>
          </text:deletion>
        </text:changed-region>
        <text:changed-region xml:id="ct99386040" text:id="ct99386040">
          <text:insertion>
            <office:change-info>
              <dc:creator>Peter Camilleri</dc:creator>
              <dc:date>2015-04-25T17:39:00</dc:date>
            </office:change-info>
          </text:insertion>
        </text:changed-region>
        <text:changed-region xml:id="ct99386144" text:id="ct99386144">
          <text:insertion>
            <office:change-info>
              <dc:creator>Peter Camilleri</dc:creator>
              <dc:date>2015-04-25T17:39:00</dc:date>
            </office:change-info>
          </text:insertion>
        </text:changed-region>
        <text:changed-region xml:id="ct99386248" text:id="ct99386248">
          <text:insertion>
            <office:change-info>
              <dc:creator>Peter Camilleri</dc:creator>
              <dc:date>2015-04-25T17:39:00</dc:date>
            </office:change-info>
          </text:insertion>
        </text:changed-region>
        <text:changed-region xml:id="ct99386392" text:id="ct99386392">
          <text:insertion>
            <office:change-info>
              <dc:creator>Peter Camilleri</dc:creator>
              <dc:date>2015-04-25T17:39:00</dc:date>
            </office:change-info>
          </text:insertion>
        </text:changed-region>
        <text:changed-region xml:id="ct99386496" text:id="ct99386496">
          <text:insertion>
            <office:change-info>
              <dc:creator>Peter Camilleri</dc:creator>
              <dc:date>2015-04-25T17:39:00</dc:date>
            </office:change-info>
          </text:insertion>
        </text:changed-region>
        <text:changed-region xml:id="ct99386600" text:id="ct99386600">
          <text:deletion>
            <office:change-info>
              <dc:creator>Peter Camilleri</dc:creator>
              <dc:date>2015-04-25T23:20:00</dc:date>
            </office:change-info>
            <text:p text:style-name="Text_20_body"/>
            <text:p text:style-name="Text_20_body">.tan</text:p>
          </text:deletion>
        </text:changed-region>
        <text:changed-region xml:id="ct99386704" text:id="ct99386704">
          <text:insertion>
            <office:change-info>
              <dc:creator>Peter Camilleri</dc:creator>
              <dc:date>2015-04-25T17:39:00</dc:date>
            </office:change-info>
          </text:insertion>
        </text:changed-region>
        <text:changed-region xml:id="ct99386808" text:id="ct99386808">
          <text:insertion>
            <office:change-info>
              <dc:creator>Peter Camilleri</dc:creator>
              <dc:date>2015-04-25T17:39:00</dc:date>
            </office:change-info>
          </text:insertion>
        </text:changed-region>
        <text:changed-region xml:id="ct99386912" text:id="ct99386912">
          <text:insertion>
            <office:change-info>
              <dc:creator>Peter Camilleri</dc:creator>
              <dc:date>2015-04-25T17:39:00</dc:date>
            </office:change-info>
          </text:insertion>
        </text:changed-region>
        <text:changed-region xml:id="ct99387016" text:id="ct99387016">
          <text:insertion>
            <office:change-info>
              <dc:creator>Peter Camilleri</dc:creator>
              <dc:date>2015-04-25T17:39:00</dc:date>
            </office:change-info>
          </text:insertion>
        </text:changed-region>
        <text:changed-region xml:id="ct99387120" text:id="ct99387120">
          <text:insertion>
            <office:change-info>
              <dc:creator>Peter Camilleri</dc:creator>
              <dc:date>2015-04-25T17:39:00</dc:date>
            </office:change-info>
          </text:insertion>
        </text:changed-region>
        <text:changed-region xml:id="ct99387224" text:id="ct99387224">
          <text:deletion>
            <office:change-info>
              <dc:creator>Peter Camilleri</dc:creator>
              <dc:date>2015-04-25T23:20:00</dc:date>
            </office:change-info>
            <text:p text:style-name="Text_20_body"/>
            <text:p text:style-name="Text_20_body">.tanh</text:p>
          </text:deletion>
        </text:changed-region>
        <text:changed-region xml:id="ct99387328" text:id="ct99387328">
          <text:insertion>
            <office:change-info>
              <dc:creator>Peter Camilleri</dc:creator>
              <dc:date>2015-04-25T17:39:00</dc:date>
            </office:change-info>
          </text:insertion>
        </text:changed-region>
        <text:changed-region xml:id="ct99387432" text:id="ct99387432">
          <text:insertion>
            <office:change-info>
              <dc:creator>Peter Camilleri</dc:creator>
              <dc:date>2015-04-25T17:39:00</dc:date>
            </office:change-info>
          </text:insertion>
        </text:changed-region>
        <text:changed-region xml:id="ct99387536" text:id="ct99387536">
          <text:insertion>
            <office:change-info>
              <dc:creator>Peter Camilleri</dc:creator>
              <dc:date>2015-04-25T17:39:00</dc:date>
            </office:change-info>
          </text:insertion>
        </text:changed-region>
        <text:changed-region xml:id="ct99387640" text:id="ct99387640">
          <text:insertion>
            <office:change-info>
              <dc:creator>Peter Camilleri</dc:creator>
              <dc:date>2015-04-25T17:39:00</dc:date>
            </office:change-info>
          </text:insertion>
        </text:changed-region>
        <text:changed-region xml:id="ct99387744" text:id="ct99387744">
          <text:insertion>
            <office:change-info>
              <dc:creator>Peter Camilleri</dc:creator>
              <dc:date>2015-04-25T17:39:00</dc:date>
            </office:change-info>
          </text:insertion>
        </text:changed-region>
        <text:changed-region xml:id="ct99387848" text:id="ct99387848">
          <text:deletion>
            <office:change-info>
              <dc:creator>Peter Camilleri</dc:creator>
              <dc:date>2015-04-25T23:20:00</dc:date>
            </office:change-info>
            <text:p text:style-name="Text_20_body"/>
            <text:p text:style-name="Text_20_body">/</text:p>
          </text:deletion>
        </text:changed-region>
        <text:changed-region xml:id="ct99387952" text:id="ct99387952">
          <text:insertion>
            <office:change-info>
              <dc:creator>Peter Camilleri</dc:creator>
              <dc:date>2015-04-25T17:39:00</dc:date>
            </office:change-info>
          </text:insertion>
        </text:changed-region>
        <text:changed-region xml:id="ct99388056" text:id="ct99388056">
          <text:insertion>
            <office:change-info>
              <dc:creator>Peter Camilleri</dc:creator>
              <dc:date>2015-04-25T17:39:00</dc:date>
            </office:change-info>
          </text:insertion>
        </text:changed-region>
        <text:changed-region xml:id="ct99388160" text:id="ct99388160">
          <text:insertion>
            <office:change-info>
              <dc:creator>Peter Camilleri</dc:creator>
              <dc:date>2015-04-25T17:39:00</dc:date>
            </office:change-info>
          </text:insertion>
        </text:changed-region>
        <text:changed-region xml:id="ct99388264" text:id="ct99388264">
          <text:insertion>
            <office:change-info>
              <dc:creator>Peter Camilleri</dc:creator>
              <dc:date>2015-04-25T17:39:00</dc:date>
            </office:change-info>
          </text:insertion>
        </text:changed-region>
        <text:changed-region xml:id="ct99388368" text:id="ct99388368">
          <text:deletion>
            <office:change-info>
              <dc:creator>Peter Camilleri</dc:creator>
              <dc:date>2015-04-25T23:21:00</dc:date>
            </office:change-info>
            <text:p text:style-name="Text_20_body"/>
            <text:p text:style-name="Text_20_body">0&lt;</text:p>
          </text:deletion>
        </text:changed-region>
        <text:changed-region xml:id="ct99388472" text:id="ct99388472">
          <text:insertion>
            <office:change-info>
              <dc:creator>Peter Camilleri</dc:creator>
              <dc:date>2015-04-25T17:39:00</dc:date>
            </office:change-info>
          </text:insertion>
        </text:changed-region>
        <text:changed-region xml:id="ct99388576" text:id="ct99388576">
          <text:insertion>
            <office:change-info>
              <dc:creator>Peter Camilleri</dc:creator>
              <dc:date>2015-04-25T17:39:00</dc:date>
            </office:change-info>
          </text:insertion>
        </text:changed-region>
        <text:changed-region xml:id="ct99388680" text:id="ct99388680">
          <text:insertion>
            <office:change-info>
              <dc:creator>Peter Camilleri</dc:creator>
              <dc:date>2015-04-25T17:39:00</dc:date>
            </office:change-info>
          </text:insertion>
        </text:changed-region>
        <text:changed-region xml:id="ct99388784" text:id="ct99388784">
          <text:insertion>
            <office:change-info>
              <dc:creator>Peter Camilleri</dc:creator>
              <dc:date>2015-04-25T17:39:00</dc:date>
            </office:change-info>
          </text:insertion>
        </text:changed-region>
        <text:changed-region xml:id="ct99388888" text:id="ct99388888">
          <text:deletion>
            <office:change-info>
              <dc:creator>Peter Camilleri</dc:creator>
              <dc:date>2015-04-25T23:21:00</dc:date>
            </office:change-info>
            <text:p text:style-name="Text_20_body"/>
            <text:p text:style-name="Text_20_body">0&lt;=</text:p>
          </text:deletion>
        </text:changed-region>
        <text:changed-region xml:id="ct99388992" text:id="ct99388992">
          <text:insertion>
            <office:change-info>
              <dc:creator>Peter Camilleri</dc:creator>
              <dc:date>2015-04-25T17:39:00</dc:date>
            </office:change-info>
          </text:insertion>
        </text:changed-region>
        <text:changed-region xml:id="ct99389096" text:id="ct99389096">
          <text:insertion>
            <office:change-info>
              <dc:creator>Peter Camilleri</dc:creator>
              <dc:date>2015-04-25T17:39:00</dc:date>
            </office:change-info>
          </text:insertion>
        </text:changed-region>
        <text:changed-region xml:id="ct99389200" text:id="ct99389200">
          <text:insertion>
            <office:change-info>
              <dc:creator>Peter Camilleri</dc:creator>
              <dc:date>2015-04-25T17:39:00</dc:date>
            </office:change-info>
          </text:insertion>
        </text:changed-region>
        <text:changed-region xml:id="ct99389304" text:id="ct99389304">
          <text:insertion>
            <office:change-info>
              <dc:creator>Peter Camilleri</dc:creator>
              <dc:date>2015-04-25T17:39:00</dc:date>
            </office:change-info>
          </text:insertion>
        </text:changed-region>
        <text:changed-region xml:id="ct99389408" text:id="ct99389408">
          <text:deletion>
            <office:change-info>
              <dc:creator>Peter Camilleri</dc:creator>
              <dc:date>2015-04-25T23:21:00</dc:date>
            </office:change-info>
            <text:p text:style-name="Text_20_body"/>
            <text:p text:style-name="Text_20_body">0&lt;=&gt;</text:p>
          </text:deletion>
        </text:changed-region>
        <text:changed-region xml:id="ct99389512" text:id="ct99389512">
          <text:insertion>
            <office:change-info>
              <dc:creator>Peter Camilleri</dc:creator>
              <dc:date>2015-04-25T17:39:00</dc:date>
            </office:change-info>
          </text:insertion>
        </text:changed-region>
        <text:changed-region xml:id="ct99389616" text:id="ct99389616">
          <text:insertion>
            <office:change-info>
              <dc:creator>Peter Camilleri</dc:creator>
              <dc:date>2015-04-25T17:39:00</dc:date>
            </office:change-info>
          </text:insertion>
        </text:changed-region>
        <text:changed-region xml:id="ct99389720" text:id="ct99389720">
          <text:insertion>
            <office:change-info>
              <dc:creator>Peter Camilleri</dc:creator>
              <dc:date>2015-04-25T17:39:00</dc:date>
            </office:change-info>
          </text:insertion>
        </text:changed-region>
        <text:changed-region xml:id="ct99389824" text:id="ct99389824">
          <text:insertion>
            <office:change-info>
              <dc:creator>Peter Camilleri</dc:creator>
              <dc:date>2015-04-25T17:39:00</dc:date>
            </office:change-info>
          </text:insertion>
        </text:changed-region>
        <text:changed-region xml:id="ct99389928" text:id="ct99389928">
          <text:insertion>
            <office:change-info>
              <dc:creator>Peter Camilleri</dc:creator>
              <dc:date>2015-04-25T17:39:00</dc:date>
            </office:change-info>
          </text:insertion>
        </text:changed-region>
        <text:changed-region xml:id="ct99390136" text:id="ct99390136">
          <text:deletion>
            <office:change-info>
              <dc:creator>Peter Camilleri</dc:creator>
              <dc:date>2015-04-25T23:22:00</dc:date>
            </office:change-info>
            <text:p text:style-name="Text_20_body"/>
            <text:p text:style-name="Text_20_body"/>
          </text:deletion>
        </text:changed-region>
        <text:changed-region xml:id="ct99390032" text:id="ct99390032">
          <text:deletion>
            <office:change-info>
              <dc:creator>Peter Camilleri</dc:creator>
              <dc:date>2015-04-25T23:21:00</dc:date>
            </office:change-info>
            <text:p text:style-name="Text_20_body">0&lt;&gt;</text:p>
          </text:deletion>
        </text:changed-region>
        <text:changed-region xml:id="ct99390240" text:id="ct99390240">
          <text:insertion>
            <office:change-info>
              <dc:creator>Peter Camilleri</dc:creator>
              <dc:date>2015-04-25T17:39:00</dc:date>
            </office:change-info>
          </text:insertion>
        </text:changed-region>
        <text:changed-region xml:id="ct99390344" text:id="ct99390344">
          <text:insertion>
            <office:change-info>
              <dc:creator>Peter Camilleri</dc:creator>
              <dc:date>2015-04-25T17:39:00</dc:date>
            </office:change-info>
          </text:insertion>
        </text:changed-region>
        <text:changed-region xml:id="ct99390488" text:id="ct99390488">
          <text:insertion>
            <office:change-info>
              <dc:creator>Peter Camilleri</dc:creator>
              <dc:date>2015-04-25T17:39:00</dc:date>
            </office:change-info>
          </text:insertion>
        </text:changed-region>
        <text:changed-region xml:id="ct99390592" text:id="ct99390592">
          <text:insertion>
            <office:change-info>
              <dc:creator>Peter Camilleri</dc:creator>
              <dc:date>2015-04-25T17:39:00</dc:date>
            </office:change-info>
          </text:insertion>
        </text:changed-region>
        <text:changed-region xml:id="ct99390696" text:id="ct99390696">
          <text:deletion>
            <office:change-info>
              <dc:creator>Peter Camilleri</dc:creator>
              <dc:date>2015-04-25T23:22:00</dc:date>
            </office:change-info>
            <text:p text:style-name="Text_20_body"/>
            <text:p text:style-name="Text_20_body">0=</text:p>
          </text:deletion>
        </text:changed-region>
        <text:changed-region xml:id="ct99390800" text:id="ct99390800">
          <text:insertion>
            <office:change-info>
              <dc:creator>Peter Camilleri</dc:creator>
              <dc:date>2015-04-25T17:39:00</dc:date>
            </office:change-info>
          </text:insertion>
        </text:changed-region>
        <text:changed-region xml:id="ct99390904" text:id="ct99390904">
          <text:insertion>
            <office:change-info>
              <dc:creator>Peter Camilleri</dc:creator>
              <dc:date>2015-04-25T17:39:00</dc:date>
            </office:change-info>
          </text:insertion>
        </text:changed-region>
        <text:changed-region xml:id="ct99391008" text:id="ct99391008">
          <text:insertion>
            <office:change-info>
              <dc:creator>Peter Camilleri</dc:creator>
              <dc:date>2015-04-25T17:39:00</dc:date>
            </office:change-info>
          </text:insertion>
        </text:changed-region>
        <text:changed-region xml:id="ct99391112" text:id="ct99391112">
          <text:insertion>
            <office:change-info>
              <dc:creator>Peter Camilleri</dc:creator>
              <dc:date>2015-04-25T17:39:00</dc:date>
            </office:change-info>
          </text:insertion>
        </text:changed-region>
        <text:changed-region xml:id="ct99391216" text:id="ct99391216">
          <text:deletion>
            <office:change-info>
              <dc:creator>Peter Camilleri</dc:creator>
              <dc:date>2015-04-25T23:22:00</dc:date>
            </office:change-info>
            <text:p text:style-name="Text_20_body"/>
            <text:p text:style-name="Text_20_body">0&gt;</text:p>
          </text:deletion>
        </text:changed-region>
        <text:changed-region xml:id="ct99391320" text:id="ct99391320">
          <text:insertion>
            <office:change-info>
              <dc:creator>Peter Camilleri</dc:creator>
              <dc:date>2015-04-25T17:39:00</dc:date>
            </office:change-info>
          </text:insertion>
        </text:changed-region>
        <text:changed-region xml:id="ct99391424" text:id="ct99391424">
          <text:insertion>
            <office:change-info>
              <dc:creator>Peter Camilleri</dc:creator>
              <dc:date>2015-04-25T17:39:00</dc:date>
            </office:change-info>
          </text:insertion>
        </text:changed-region>
        <text:changed-region xml:id="ct99391528" text:id="ct99391528">
          <text:insertion>
            <office:change-info>
              <dc:creator>Peter Camilleri</dc:creator>
              <dc:date>2015-04-25T17:39:00</dc:date>
            </office:change-info>
          </text:insertion>
        </text:changed-region>
        <text:changed-region xml:id="ct99391632" text:id="ct99391632">
          <text:insertion>
            <office:change-info>
              <dc:creator>Peter Camilleri</dc:creator>
              <dc:date>2015-04-25T17:39:00</dc:date>
            </office:change-info>
          </text:insertion>
        </text:changed-region>
        <text:changed-region xml:id="ct99391736" text:id="ct99391736">
          <text:deletion>
            <office:change-info>
              <dc:creator>Peter Camilleri</dc:creator>
              <dc:date>2015-04-25T23:22:00</dc:date>
            </office:change-info>
            <text:p text:style-name="Text_20_body"/>
            <text:p text:style-name="Text_20_body">0&gt;=</text:p>
          </text:deletion>
        </text:changed-region>
        <text:changed-region xml:id="ct99391840" text:id="ct99391840">
          <text:insertion>
            <office:change-info>
              <dc:creator>Peter Camilleri</dc:creator>
              <dc:date>2015-04-25T17:39:00</dc:date>
            </office:change-info>
          </text:insertion>
        </text:changed-region>
        <text:changed-region xml:id="ct99391944" text:id="ct99391944">
          <text:insertion>
            <office:change-info>
              <dc:creator>Peter Camilleri</dc:creator>
              <dc:date>2015-04-25T17:39:00</dc:date>
            </office:change-info>
          </text:insertion>
        </text:changed-region>
        <text:changed-region xml:id="ct99392048" text:id="ct99392048">
          <text:insertion>
            <office:change-info>
              <dc:creator>Peter Camilleri</dc:creator>
              <dc:date>2015-04-25T17:39:00</dc:date>
            </office:change-info>
          </text:insertion>
        </text:changed-region>
        <text:changed-region xml:id="ct99392152" text:id="ct99392152">
          <text:insertion>
            <office:change-info>
              <dc:creator>Peter Camilleri</dc:creator>
              <dc:date>2015-04-25T17:39:00</dc:date>
            </office:change-info>
          </text:insertion>
        </text:changed-region>
        <text:changed-region xml:id="ct99392256" text:id="ct99392256">
          <text:deletion>
            <office:change-info>
              <dc:creator>Peter Camilleri</dc:creator>
              <dc:date>2015-04-25T23:22:00</dc:date>
            </office:change-info>
            <text:p text:style-name="Text_20_body"/>
            <text:p text:style-name="Text_20_body">1+</text:p>
          </text:deletion>
        </text:changed-region>
        <text:changed-region xml:id="ct99392360" text:id="ct99392360">
          <text:insertion>
            <office:change-info>
              <dc:creator>Peter Camilleri</dc:creator>
              <dc:date>2015-04-25T17:39:00</dc:date>
            </office:change-info>
          </text:insertion>
        </text:changed-region>
        <text:changed-region xml:id="ct99392464" text:id="ct99392464">
          <text:insertion>
            <office:change-info>
              <dc:creator>Peter Camilleri</dc:creator>
              <dc:date>2015-04-25T17:39:00</dc:date>
            </office:change-info>
          </text:insertion>
        </text:changed-region>
        <text:changed-region xml:id="ct99392568" text:id="ct99392568">
          <text:insertion>
            <office:change-info>
              <dc:creator>Peter Camilleri</dc:creator>
              <dc:date>2015-04-25T17:39:00</dc:date>
            </office:change-info>
          </text:insertion>
        </text:changed-region>
        <text:changed-region xml:id="ct99392672" text:id="ct99392672">
          <text:insertion>
            <office:change-info>
              <dc:creator>Peter Camilleri</dc:creator>
              <dc:date>2015-04-25T17:39:00</dc:date>
            </office:change-info>
          </text:insertion>
        </text:changed-region>
        <text:changed-region xml:id="ct99392776" text:id="ct99392776">
          <text:deletion>
            <office:change-info>
              <dc:creator>Peter Camilleri</dc:creator>
              <dc:date>2015-04-25T23:22:00</dc:date>
            </office:change-info>
            <text:p text:style-name="Text_20_body"/>
            <text:p text:style-name="Text_20_body">1-</text:p>
          </text:deletion>
        </text:changed-region>
        <text:changed-region xml:id="ct99392880" text:id="ct99392880">
          <text:insertion>
            <office:change-info>
              <dc:creator>Peter Camilleri</dc:creator>
              <dc:date>2015-04-25T17:39:00</dc:date>
            </office:change-info>
          </text:insertion>
        </text:changed-region>
        <text:changed-region xml:id="ct99392984" text:id="ct99392984">
          <text:insertion>
            <office:change-info>
              <dc:creator>Peter Camilleri</dc:creator>
              <dc:date>2015-04-25T17:39:00</dc:date>
            </office:change-info>
          </text:insertion>
        </text:changed-region>
        <text:changed-region xml:id="ct99393088" text:id="ct99393088">
          <text:insertion>
            <office:change-info>
              <dc:creator>Peter Camilleri</dc:creator>
              <dc:date>2015-04-25T17:39:00</dc:date>
            </office:change-info>
          </text:insertion>
        </text:changed-region>
        <text:changed-region xml:id="ct99393192" text:id="ct99393192">
          <text:insertion>
            <office:change-info>
              <dc:creator>Peter Camilleri</dc:creator>
              <dc:date>2015-04-25T17:39:00</dc:date>
            </office:change-info>
          </text:insertion>
        </text:changed-region>
        <text:changed-region xml:id="ct99393296" text:id="ct99393296">
          <text:deletion>
            <office:change-info>
              <dc:creator>Peter Camilleri</dc:creator>
              <dc:date>2015-04-25T23:23:00</dc:date>
            </office:change-info>
            <text:p text:style-name="Text_20_body"/>
            <text:p text:style-name="Text_20_body">2*</text:p>
          </text:deletion>
        </text:changed-region>
        <text:changed-region xml:id="ct99393400" text:id="ct99393400">
          <text:insertion>
            <office:change-info>
              <dc:creator>Peter Camilleri</dc:creator>
              <dc:date>2015-04-25T17:39:00</dc:date>
            </office:change-info>
          </text:insertion>
        </text:changed-region>
        <text:changed-region xml:id="ct99393504" text:id="ct99393504">
          <text:insertion>
            <office:change-info>
              <dc:creator>Peter Camilleri</dc:creator>
              <dc:date>2015-04-25T17:39:00</dc:date>
            </office:change-info>
          </text:insertion>
        </text:changed-region>
        <text:changed-region xml:id="ct99393608" text:id="ct99393608">
          <text:insertion>
            <office:change-info>
              <dc:creator>Peter Camilleri</dc:creator>
              <dc:date>2015-04-25T17:39:00</dc:date>
            </office:change-info>
          </text:insertion>
        </text:changed-region>
        <text:changed-region xml:id="ct99393712" text:id="ct99393712">
          <text:insertion>
            <office:change-info>
              <dc:creator>Peter Camilleri</dc:creator>
              <dc:date>2015-04-25T17:39:00</dc:date>
            </office:change-info>
          </text:insertion>
        </text:changed-region>
        <text:changed-region xml:id="ct99393816" text:id="ct99393816">
          <text:deletion>
            <office:change-info>
              <dc:creator>Peter Camilleri</dc:creator>
              <dc:date>2015-04-25T23:23:00</dc:date>
            </office:change-info>
            <text:p text:style-name="Text_20_body"/>
            <text:p text:style-name="Text_20_body">2+</text:p>
          </text:deletion>
        </text:changed-region>
        <text:changed-region xml:id="ct99393920" text:id="ct99393920">
          <text:insertion>
            <office:change-info>
              <dc:creator>Peter Camilleri</dc:creator>
              <dc:date>2015-04-25T17:39:00</dc:date>
            </office:change-info>
          </text:insertion>
        </text:changed-region>
        <text:changed-region xml:id="ct99394024" text:id="ct99394024">
          <text:insertion>
            <office:change-info>
              <dc:creator>Peter Camilleri</dc:creator>
              <dc:date>2015-04-25T17:39:00</dc:date>
            </office:change-info>
          </text:insertion>
        </text:changed-region>
        <text:changed-region xml:id="ct99394128" text:id="ct99394128">
          <text:insertion>
            <office:change-info>
              <dc:creator>Peter Camilleri</dc:creator>
              <dc:date>2015-04-25T17:39:00</dc:date>
            </office:change-info>
          </text:insertion>
        </text:changed-region>
        <text:changed-region xml:id="ct99394232" text:id="ct99394232">
          <text:insertion>
            <office:change-info>
              <dc:creator>Peter Camilleri</dc:creator>
              <dc:date>2015-04-25T17:39:00</dc:date>
            </office:change-info>
          </text:insertion>
        </text:changed-region>
        <text:changed-region xml:id="ct99394336" text:id="ct99394336">
          <text:deletion>
            <office:change-info>
              <dc:creator>Peter Camilleri</dc:creator>
              <dc:date>2015-04-25T23:23:00</dc:date>
            </office:change-info>
            <text:p text:style-name="Text_20_body"/>
            <text:p text:style-name="Text_20_body">2-</text:p>
          </text:deletion>
        </text:changed-region>
        <text:changed-region xml:id="ct99394440" text:id="ct99394440">
          <text:insertion>
            <office:change-info>
              <dc:creator>Peter Camilleri</dc:creator>
              <dc:date>2015-04-25T17:39:00</dc:date>
            </office:change-info>
          </text:insertion>
        </text:changed-region>
        <text:changed-region xml:id="ct99394544" text:id="ct99394544">
          <text:insertion>
            <office:change-info>
              <dc:creator>Peter Camilleri</dc:creator>
              <dc:date>2015-04-25T17:39:00</dc:date>
            </office:change-info>
          </text:insertion>
        </text:changed-region>
        <text:changed-region xml:id="ct99394648" text:id="ct99394648">
          <text:insertion>
            <office:change-info>
              <dc:creator>Peter Camilleri</dc:creator>
              <dc:date>2015-04-25T17:39:00</dc:date>
            </office:change-info>
          </text:insertion>
        </text:changed-region>
        <text:changed-region xml:id="ct99394752" text:id="ct99394752">
          <text:insertion>
            <office:change-info>
              <dc:creator>Peter Camilleri</dc:creator>
              <dc:date>2015-04-25T17:39:00</dc:date>
            </office:change-info>
          </text:insertion>
        </text:changed-region>
        <text:changed-region xml:id="ct99394856" text:id="ct99394856">
          <text:deletion>
            <office:change-info>
              <dc:creator>Peter Camilleri</dc:creator>
              <dc:date>2015-04-25T23:24:00</dc:date>
            </office:change-info>
            <text:p text:style-name="Text_20_body"/>
            <text:p text:style-name="Text_20_body">2/</text:p>
          </text:deletion>
        </text:changed-region>
        <text:changed-region xml:id="ct99394960" text:id="ct99394960">
          <text:insertion>
            <office:change-info>
              <dc:creator>Peter Camilleri</dc:creator>
              <dc:date>2015-04-25T17:39:00</dc:date>
            </office:change-info>
          </text:insertion>
        </text:changed-region>
        <text:changed-region xml:id="ct99395064" text:id="ct99395064">
          <text:insertion>
            <office:change-info>
              <dc:creator>Peter Camilleri</dc:creator>
              <dc:date>2015-04-25T17:39:00</dc:date>
            </office:change-info>
          </text:insertion>
        </text:changed-region>
        <text:changed-region xml:id="ct99395168" text:id="ct99395168">
          <text:insertion>
            <office:change-info>
              <dc:creator>Peter Camilleri</dc:creator>
              <dc:date>2015-04-25T17:39:00</dc:date>
            </office:change-info>
          </text:insertion>
        </text:changed-region>
        <text:changed-region xml:id="ct99395272" text:id="ct99395272">
          <text:insertion>
            <office:change-info>
              <dc:creator>Peter Camilleri</dc:creator>
              <dc:date>2015-04-25T17:39:00</dc:date>
            </office:change-info>
          </text:insertion>
        </text:changed-region>
        <text:changed-region xml:id="ct99395376" text:id="ct99395376">
          <text:deletion>
            <office:change-info>
              <dc:creator>Peter Camilleri</dc:creator>
              <dc:date>2015-04-25T23:24:00</dc:date>
            </office:change-info>
            <text:p text:style-name="Text_20_body"/>
            <text:p text:style-name="Text_20_body">&lt;</text:p>
          </text:deletion>
        </text:changed-region>
        <text:changed-region xml:id="ct99395480" text:id="ct99395480">
          <text:insertion>
            <office:change-info>
              <dc:creator>Peter Camilleri</dc:creator>
              <dc:date>2015-04-25T17:39:00</dc:date>
            </office:change-info>
          </text:insertion>
        </text:changed-region>
        <text:changed-region xml:id="ct99395584" text:id="ct99395584">
          <text:insertion>
            <office:change-info>
              <dc:creator>Peter Camilleri</dc:creator>
              <dc:date>2015-04-25T17:39:00</dc:date>
            </office:change-info>
          </text:insertion>
        </text:changed-region>
        <text:changed-region xml:id="ct99395688" text:id="ct99395688">
          <text:insertion>
            <office:change-info>
              <dc:creator>Peter Camilleri</dc:creator>
              <dc:date>2015-04-25T17:39:00</dc:date>
            </office:change-info>
          </text:insertion>
        </text:changed-region>
        <text:changed-region xml:id="ct99395792" text:id="ct99395792">
          <text:insertion>
            <office:change-info>
              <dc:creator>Peter Camilleri</dc:creator>
              <dc:date>2015-04-25T17:39:00</dc:date>
            </office:change-info>
          </text:insertion>
        </text:changed-region>
        <text:changed-region xml:id="ct99395896" text:id="ct99395896">
          <text:insertion>
            <office:change-info>
              <dc:creator>Peter Camilleri</dc:creator>
              <dc:date>2015-04-25T17:39:00</dc:date>
            </office:change-info>
          </text:insertion>
        </text:changed-region>
        <text:changed-region xml:id="ct99396000" text:id="ct99396000">
          <text:deletion>
            <office:change-info>
              <dc:creator>Peter Camilleri</dc:creator>
              <dc:date>2015-04-25T23:24:00</dc:date>
            </office:change-info>
            <text:p text:style-name="Text_20_body"/>
            <text:p text:style-name="Text_20_body">&lt;=</text:p>
          </text:deletion>
        </text:changed-region>
        <text:changed-region xml:id="ct99396104" text:id="ct99396104">
          <text:insertion>
            <office:change-info>
              <dc:creator>Peter Camilleri</dc:creator>
              <dc:date>2015-04-25T17:39:00</dc:date>
            </office:change-info>
          </text:insertion>
        </text:changed-region>
        <text:changed-region xml:id="ct99396208" text:id="ct99396208">
          <text:insertion>
            <office:change-info>
              <dc:creator>Peter Camilleri</dc:creator>
              <dc:date>2015-04-25T17:39:00</dc:date>
            </office:change-info>
          </text:insertion>
        </text:changed-region>
        <text:changed-region xml:id="ct99396312" text:id="ct99396312">
          <text:insertion>
            <office:change-info>
              <dc:creator>Peter Camilleri</dc:creator>
              <dc:date>2015-04-25T17:39:00</dc:date>
            </office:change-info>
          </text:insertion>
        </text:changed-region>
        <text:changed-region xml:id="ct99396416" text:id="ct99396416">
          <text:insertion>
            <office:change-info>
              <dc:creator>Peter Camilleri</dc:creator>
              <dc:date>2015-04-25T17:39:00</dc:date>
            </office:change-info>
          </text:insertion>
        </text:changed-region>
        <text:changed-region xml:id="ct99396520" text:id="ct99396520">
          <text:insertion>
            <office:change-info>
              <dc:creator>Peter Camilleri</dc:creator>
              <dc:date>2015-04-25T17:39:00</dc:date>
            </office:change-info>
          </text:insertion>
        </text:changed-region>
        <text:changed-region xml:id="ct99396624" text:id="ct99396624">
          <text:deletion>
            <office:change-info>
              <dc:creator>Peter Camilleri</dc:creator>
              <dc:date>2015-04-25T23:24:00</dc:date>
            </office:change-info>
            <text:p text:style-name="Text_20_body"/>
            <text:p text:style-name="Text_20_body">&lt;=&gt;</text:p>
          </text:deletion>
        </text:changed-region>
        <text:changed-region xml:id="ct99396728" text:id="ct99396728">
          <text:insertion>
            <office:change-info>
              <dc:creator>Peter Camilleri</dc:creator>
              <dc:date>2015-04-25T17:39:00</dc:date>
            </office:change-info>
          </text:insertion>
        </text:changed-region>
        <text:changed-region xml:id="ct99396832" text:id="ct99396832">
          <text:insertion>
            <office:change-info>
              <dc:creator>Peter Camilleri</dc:creator>
              <dc:date>2015-04-25T17:39:00</dc:date>
            </office:change-info>
          </text:insertion>
        </text:changed-region>
        <text:changed-region xml:id="ct99396936" text:id="ct99396936">
          <text:insertion>
            <office:change-info>
              <dc:creator>Peter Camilleri</dc:creator>
              <dc:date>2015-04-25T17:39:00</dc:date>
            </office:change-info>
          </text:insertion>
        </text:changed-region>
        <text:changed-region xml:id="ct99397040" text:id="ct99397040">
          <text:insertion>
            <office:change-info>
              <dc:creator>Peter Camilleri</dc:creator>
              <dc:date>2015-04-25T17:39:00</dc:date>
            </office:change-info>
          </text:insertion>
        </text:changed-region>
        <text:changed-region xml:id="ct99397144" text:id="ct99397144">
          <text:insertion>
            <office:change-info>
              <dc:creator>Peter Camilleri</dc:creator>
              <dc:date>2015-04-25T17:39:00</dc:date>
            </office:change-info>
          </text:insertion>
        </text:changed-region>
        <text:changed-region xml:id="ct99397352" text:id="ct99397352">
          <text:deletion>
            <office:change-info>
              <dc:creator>Peter Camilleri</dc:creator>
              <dc:date>2015-04-25T23:25:00</dc:date>
            </office:change-info>
            <text:p text:style-name="Text_20_body"/>
            <text:p text:style-name="Text_20_body"/>
          </text:deletion>
        </text:changed-region>
        <text:changed-region xml:id="ct99397248" text:id="ct99397248">
          <text:deletion>
            <office:change-info>
              <dc:creator>Peter Camilleri</dc:creator>
              <dc:date>2015-04-25T23:24:00</dc:date>
            </office:change-info>
            <text:p text:style-name="Text_20_body">&gt;</text:p>
          </text:deletion>
        </text:changed-region>
        <text:changed-region xml:id="ct99397456" text:id="ct99397456">
          <text:insertion>
            <office:change-info>
              <dc:creator>Peter Camilleri</dc:creator>
              <dc:date>2015-04-25T17:39:00</dc:date>
            </office:change-info>
          </text:insertion>
        </text:changed-region>
        <text:changed-region xml:id="ct99397560" text:id="ct99397560">
          <text:insertion>
            <office:change-info>
              <dc:creator>Peter Camilleri</dc:creator>
              <dc:date>2015-04-25T17:39:00</dc:date>
            </office:change-info>
          </text:insertion>
        </text:changed-region>
        <text:changed-region xml:id="ct99397664" text:id="ct99397664">
          <text:insertion>
            <office:change-info>
              <dc:creator>Peter Camilleri</dc:creator>
              <dc:date>2015-04-25T17:39:00</dc:date>
            </office:change-info>
          </text:insertion>
        </text:changed-region>
        <text:changed-region xml:id="ct99397768" text:id="ct99397768">
          <text:insertion>
            <office:change-info>
              <dc:creator>Peter Camilleri</dc:creator>
              <dc:date>2015-04-25T17:39:00</dc:date>
            </office:change-info>
          </text:insertion>
        </text:changed-region>
        <text:changed-region xml:id="ct99397872" text:id="ct99397872">
          <text:insertion>
            <office:change-info>
              <dc:creator>Peter Camilleri</dc:creator>
              <dc:date>2015-04-25T17:39:00</dc:date>
            </office:change-info>
          </text:insertion>
        </text:changed-region>
        <text:changed-region xml:id="ct99397976" text:id="ct99397976">
          <text:deletion>
            <office:change-info>
              <dc:creator>Peter Camilleri</dc:creator>
              <dc:date>2015-04-25T23:25:00</dc:date>
            </office:change-info>
            <text:p text:style-name="Text_20_body"/>
            <text:p text:style-name="Text_20_body">&gt;=</text:p>
          </text:deletion>
        </text:changed-region>
        <text:changed-region xml:id="ct99398080" text:id="ct99398080">
          <text:insertion>
            <office:change-info>
              <dc:creator>Peter Camilleri</dc:creator>
              <dc:date>2015-04-25T17:39:00</dc:date>
            </office:change-info>
          </text:insertion>
        </text:changed-region>
        <text:changed-region xml:id="ct99398184" text:id="ct99398184">
          <text:insertion>
            <office:change-info>
              <dc:creator>Peter Camilleri</dc:creator>
              <dc:date>2015-04-25T17:39:00</dc:date>
            </office:change-info>
          </text:insertion>
        </text:changed-region>
        <text:changed-region xml:id="ct99398288" text:id="ct99398288">
          <text:insertion>
            <office:change-info>
              <dc:creator>Peter Camilleri</dc:creator>
              <dc:date>2015-04-25T17:39:00</dc:date>
            </office:change-info>
          </text:insertion>
        </text:changed-region>
        <text:changed-region xml:id="ct99398392" text:id="ct99398392">
          <text:insertion>
            <office:change-info>
              <dc:creator>Peter Camilleri</dc:creator>
              <dc:date>2015-04-25T17:39:00</dc:date>
            </office:change-info>
          </text:insertion>
        </text:changed-region>
        <text:changed-region xml:id="ct99398496" text:id="ct99398496">
          <text:insertion>
            <office:change-info>
              <dc:creator>Peter Camilleri</dc:creator>
              <dc:date>2015-04-25T17:39:00</dc:date>
            </office:change-info>
          </text:insertion>
        </text:changed-region>
        <text:changed-region xml:id="ct99415064" text:id="ct99415064">
          <text:deletion>
            <office:change-info>
              <dc:creator>Peter Camilleri</dc:creator>
              <dc:date>2015-04-25T23:25:00</dc:date>
            </office:change-info>
            <text:p text:style-name="Text_20_body"/>
            <text:p text:style-name="Text_20_body">mod</text:p>
          </text:deletion>
        </text:changed-region>
        <text:changed-region xml:id="ct99415168" text:id="ct99415168">
          <text:insertion>
            <office:change-info>
              <dc:creator>Peter Camilleri</dc:creator>
              <dc:date>2015-04-25T17:39:00</dc:date>
            </office:change-info>
          </text:insertion>
        </text:changed-region>
        <text:changed-region xml:id="ct99415272" text:id="ct99415272">
          <text:insertion>
            <office:change-info>
              <dc:creator>Peter Camilleri</dc:creator>
              <dc:date>2015-04-25T17:39:00</dc:date>
            </office:change-info>
          </text:insertion>
        </text:changed-region>
        <text:changed-region xml:id="ct99415376" text:id="ct99415376">
          <text:insertion>
            <office:change-info>
              <dc:creator>Peter Camilleri</dc:creator>
              <dc:date>2015-04-25T17:39:00</dc:date>
            </office:change-info>
          </text:insertion>
        </text:changed-region>
        <text:changed-region xml:id="ct99415480" text:id="ct99415480">
          <text:insertion>
            <office:change-info>
              <dc:creator>Peter Camilleri</dc:creator>
              <dc:date>2015-04-25T17:39:00</dc:date>
            </office:change-info>
          </text:insertion>
        </text:changed-region>
        <text:changed-region xml:id="ct99415584" text:id="ct99415584">
          <text:deletion>
            <office:change-info>
              <dc:creator>Peter Camilleri</dc:creator>
              <dc:date>2015-04-25T23:25:00</dc:date>
            </office:change-info>
            <text:p text:style-name="Text_20_body"/>
            <text:p text:style-name="Text_20_body">neg</text:p>
          </text:deletion>
        </text:changed-region>
        <text:changed-region xml:id="ct99415688" text:id="ct99415688">
          <text:insertion>
            <office:change-info>
              <dc:creator>Peter Camilleri</dc:creator>
              <dc:date>2015-04-25T17:39:00</dc:date>
            </office:change-info>
          </text:insertion>
        </text:changed-region>
        <text:changed-region xml:id="ct99415792" text:id="ct99415792">
          <text:insertion>
            <office:change-info>
              <dc:creator>Peter Camilleri</dc:creator>
              <dc:date>2015-04-25T17:39:00</dc:date>
            </office:change-info>
          </text:insertion>
        </text:changed-region>
        <text:changed-region xml:id="ct99415896" text:id="ct99415896">
          <text:insertion>
            <office:change-info>
              <dc:creator>Peter Camilleri</dc:creator>
              <dc:date>2015-04-25T17:39:00</dc:date>
            </office:change-info>
          </text:insertion>
        </text:changed-region>
        <text:changed-region xml:id="ct99416000" text:id="ct99416000">
          <text:insertion>
            <office:change-info>
              <dc:creator>Peter Camilleri</dc:creator>
              <dc:date>2015-04-25T17:39:00</dc:date>
            </office:change-info>
          </text:insertion>
        </text:changed-region>
        <text:changed-region xml:id="ct99416104" text:id="ct994161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Text_20_body"/>
      <text:p text:style-name="Text_20_body"/>
      <text:p text:style-name="Text_20_body"/>
      <text:p text:style-name="P47">The fOOrth User's Guide</text:p>
      <text:p text:style-name="Subtitle">An RPN, object oriented language that is not FORTH.</text:p>
      <text:p text:style-name="Subtitle">by Peter Camilleri </text:p>
      <text:p text:style-name="Text_20_body"/>
      <text:p text:style-name="P5">Last Update: May 1, 2015</text:p>
      <text:p text:style-name="P5">Covering fOOrth version 0.0.3</text:p>
      <text:p text:style-name="P5">Status: Unpublished.</text:p>
      <text:p text:style-name="Text_20_body"/>
      <text:p text:style-name="Text_20_body"/>
      <text:p text:style-name="Text_20_body"/>
      <text:p text:style-name="P57"/>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4">Table of Contents</text:p>
          </text:index-title>
          <text:p text:style-name="P65">The MIT License (MIT).<text:tab/>5</text:p>
          <text:p text:style-name="P65">Introduction<text:tab/>6</text:p>
          <text:p text:style-name="P66">About the name fOOrth<text:tab/>6</text:p>
          <text:p text:style-name="P66">How fOOrth came to be<text:tab/>6</text:p>
          <text:p text:style-name="P66">Goals and Principles<text:tab/>7</text:p>
          <text:p text:style-name="P66">Report Card<text:tab/>8</text:p>
          <text:p text:style-name="P66">Special Note of Thanks<text:tab/>8</text:p>
          <text:p text:style-name="P65">Installation<text:tab/>10</text:p>
          <text:p text:style-name="P66">Ruby<text:tab/>10</text:p>
          <text:p text:style-name="P66">fOOrth<text:tab/>10</text:p>
          <text:p text:style-name="P66">Running fOOrth<text:tab/>11</text:p>
          <text:p text:style-name="P66">Testing<text:tab/>11</text:p>
          <text:p text:style-name="P66">Source Archive<text:tab/>12</text:p>
          <text:p text:style-name="P65">First Steps<text:tab/>13</text:p>
          <text:p text:style-name="P65">The Syntax and Style of fOOrth<text:tab/>15</text:p>
          <text:p text:style-name="P66">Syntax<text:tab/>15</text:p>
          <text:p text:style-name="P66">Spaces<text:tab/>15</text:p>
          <text:p text:style-name="P66">Comments<text:tab/>15</text:p>
          <text:p text:style-name="P66">String Literals<text:tab/>15</text:p>
          <text:p text:style-name="P66">Numeric Literals<text:tab/>16</text:p>
          <text:p text:style-name="P65">A fOOrth Calculator<text:tab/>17</text:p>
          <text:p text:style-name="P66">The Basics<text:tab/>17</text:p>
          <text:p text:style-name="P66">Stack Manipulation<text:tab/>18</text:p>
          <text:p text:style-name="P66">Programming<text:tab/>20</text:p>
          <text:p text:style-name="P66">Control Structures<text:tab/>21</text:p>
          <text:p text:style-name="P66">Data Memory<text:tab/>25</text:p>
          <text:p text:style-name="P65">Data Storage in fOOrth<text:tab/>26</text:p>
          <text:p text:style-name="P66">Typing<text:tab/>26</text:p>
          <text:p text:style-name="P66">Declarations<text:tab/>26</text:p>
          <text:p text:style-name="P66">Scoping<text:tab/>26</text:p>
          <text:p text:style-name="P66">Referencing<text:tab/>27</text:p>
          <text:p text:style-name="P66">Mutation<text:tab/>28</text:p>
          <text:p text:style-name="P65">Cloning Data<text:tab/>30</text:p>
          <text:p text:style-name="P66">Deep vs Shallow Copy<text:tab/>30</text:p>
          <text:p text:style-name="P66">Permissive Copying<text:tab/>32</text:p>
          <text:p text:style-name="P65">Handling Exceptions<text:tab/>34</text:p>
          <text:p text:style-name="P66">The Nature of Exceptions in fOOrth<text:tab/>34</text:p>
          <text:p text:style-name="P66">Handling Errors<text:tab/>34</text:p>
          <text:p text:style-name="P66">Generating Errors<text:tab/>39</text:p>
          <text:p text:style-name="P66">fOOrth Native Exception Codes:<text:tab/>40</text:p>
          <text:p text:style-name="P66">Application Error Codes:<text:tab/>41</text:p>
          <text:p text:style-name="P66">Ruby Mapped Exception Codes:<text:tab/>41</text:p>
          <text:p text:style-name="P65">The Class Tree<text:tab/>47</text:p>
          <text:p text:style-name="P66">A Brief Overview of Key OO Concepts<text:tab/>47</text:p>
          <text:p text:style-name="P66">Classes<text:tab/>47</text:p>
          <text:p text:style-name="P66">Inheritance<text:tab/>48</text:p>
          <text:p text:style-name="P66">Methods<text:tab/>48</text:p>
          <text:p text:style-name="P66">Late Binding and Polymorphism<text:tab/>48</text:p>
          <text:p text:style-name="P66">Prototypes<text:tab/>48</text:p>
          <text:p text:style-name="P65">Method Mapping<text:tab/>49</text:p>
          <text:p text:style-name="P66">Exploring the mapping system<text:tab/>49</text:p>
          <text:p text:style-name="P65">Context<text:tab/>51</text:p>
          <text:p text:style-name="P66">Exploring Context<text:tab/>51</text:p>
          <text:p text:style-name="P65">Routing<text:tab/>53</text:p>
          <text:p text:style-name="P66">Virtual Machine Methods<text:tab/>53</text:p>
          <text:p text:style-name="P66">Shared Methods<text:tab/>53</text:p>
          <text:p text:style-name="P66">Exclusive Methods<text:tab/>54</text:p>
          <text:p text:style-name="P66">Shared Stub Methods<text:tab/>54</text:p>
          <text:p text:style-name="P66">Exclusive Stub Methods<text:tab/>55</text:p>
          <text:p text:style-name="P66">Local Methods<text:tab/>55</text:p>
          <text:p text:style-name="P66">Routing Internals<text:tab/>55</text:p>
          <text:p text:style-name="P65">Self<text:tab/>58</text:p>
          <text:p text:style-name="P66">Applying Self<text:tab/>58</text:p>
          <text:p text:style-name="P66">Changing Self<text:tab/>59</text:p>
          <text:p text:style-name="P65">Boolean Data<text:tab/>60</text:p>
          <text:p text:style-name="P66">What values represent true and false<text:tab/>60</text:p>
          <text:p text:style-name="P66">Processing Boolean Data<text:tab/>60</text:p>
          <text:p text:style-name="P66">Boolean Constants<text:tab/>60</text:p>
          <text:p text:style-name="P65">Numeric Data<text:tab/>61</text:p>
          <text:p text:style-name="P65">Array<text:tab/>62</text:p>
          <text:p text:style-name="P66">Array Literals<text:tab/>62</text:p>
          <text:p text:style-name="P66">Class Methods<text:tab/>63</text:p>
          <text:p text:style-name="P66">Instance Methods<text:tab/>64</text:p>
          <text:p text:style-name="P66">See Also<text:tab/>72</text:p>
          <text:p text:style-name="P65">Class<text:tab/>73</text:p>
          <text:p text:style-name="P66">Instance Methods<text:tab/>73</text:p>
          <text:p text:style-name="P66">Commands<text:tab/>74</text:p>
          <text:p text:style-name="P66">See Also<text:tab/>75</text:p>
          <text:p text:style-name="P65">Complex<text:tab/>76</text:p>
          <text:p text:style-name="P66">Complex Literals<text:tab/>76</text:p>
          <text:p text:style-name="P66">Instance Methods<text:tab/>77</text:p>
          <text:p text:style-name="P66">Instance Stubs<text:tab/>77</text:p>
          <text:p text:style-name="P66">See Also<text:tab/>78</text:p>
          <text:p text:style-name="P65">FalseClass<text:tab/>79</text:p>
          <text:p text:style-name="P66"><text:soft-page-break/>FalseClass Literals<text:tab/>79</text:p>
          <text:p text:style-name="P66">Instance Methods<text:tab/>79</text:p>
          <text:p text:style-name="P66">See Also<text:tab/>80</text:p>
          <text:p text:style-name="P65">Float<text:tab/>81</text:p>
          <text:p text:style-name="P66">Float Literals<text:tab/>81</text:p>
          <text:p text:style-name="P66">See Also<text:tab/>81</text:p>
          <text:p text:style-name="P65">Hash<text:tab/>82</text:p>
          <text:p text:style-name="P66">Hash Literals<text:tab/>82</text:p>
          <text:p text:style-name="P66">Instance Methods<text:tab/>82</text:p>
          <text:p text:style-name="P66">See Also<text:tab/>84</text:p>
          <text:p text:style-name="P65">InStream<text:tab/>85</text:p>
          <text:p text:style-name="P66">Class Methods<text:tab/>85</text:p>
          <text:p text:style-name="P66">Instance Methods<text:tab/>86</text:p>
          <text:p text:style-name="P66">Class Stubs<text:tab/>87</text:p>
          <text:p text:style-name="P66">See Also<text:tab/>87</text:p>
          <text:p text:style-name="P65">Integer<text:tab/>88</text:p>
          <text:p text:style-name="P66">Integer Literals<text:tab/>88</text:p>
          <text:p text:style-name="P66">Instance Methods<text:tab/>88</text:p>
          <text:p text:style-name="P66">See Also<text:tab/>92</text:p>
          <text:p text:style-name="P65">NilClass<text:tab/>93</text:p>
          <text:p text:style-name="P66">NilClass Literals<text:tab/>93</text:p>
          <text:p text:style-name="P66">Instance Methods<text:tab/>93</text:p>
          <text:p text:style-name="P66">See Also<text:tab/>94</text:p>
          <text:p text:style-name="P65">Numeric<text:tab/>95</text:p>
          <text:p text:style-name="P66">Special Numeric Values<text:tab/>95</text:p>
          <text:p text:style-name="P66">Instance Methods<text:tab/>96</text:p>
          <text:p text:style-name="P66">See Also<text:tab/>116</text:p>
          <text:p text:style-name="P65">Object<text:tab/>117</text:p>
          <text:p text:style-name="P66">Instance Methods<text:tab/>117</text:p>
          <text:p text:style-name="P66">Commands<text:tab/>128</text:p>
          <text:p text:style-name="P66">See Also<text:tab/>128</text:p>
          <text:p text:style-name="P65">OutStream<text:tab/>129</text:p>
          <text:p text:style-name="P66">Class Methods<text:tab/>129</text:p>
          <text:p text:style-name="P66">Instance Methods<text:tab/>130</text:p>
          <text:p text:style-name="P66">Class Stubs<text:tab/>133</text:p>
          <text:p text:style-name="P66">See Also<text:tab/>133</text:p>
          <text:p text:style-name="P65">Procedure<text:tab/>134</text:p>
          <text:p text:style-name="P66">Procedure Literals<text:tab/>134</text:p>
          <text:p text:style-name="P66">Instance Methods<text:tab/>134</text:p>
          <text:p text:style-name="P66">See Also<text:tab/>135</text:p>
          <text:p text:style-name="P65">Queue<text:tab/>136</text:p>
          <text:p text:style-name="P66">Instance Methods<text:tab/>136</text:p>
          <text:p text:style-name="P66">See Also<text:tab/>137</text:p>
          <text:p text:style-name="P65">Rational<text:tab/>138</text:p>
          <text:p text:style-name="P66">Rational Literals<text:tab/>138</text:p>
          <text:p text:style-name="P66">Instance Methods<text:tab/>138</text:p>
          <text:p text:style-name="P66">See Also<text:tab/>139</text:p>
          <text:p text:style-name="P65">Stack<text:tab/>140</text:p>
          <text:p text:style-name="P66">Instance Methods<text:tab/>140</text:p>
          <text:p text:style-name="P66">See Also<text:tab/>141</text:p>
          <text:p text:style-name="P65">String<text:tab/>142</text:p>
          <text:p text:style-name="P66">String Literals<text:tab/>142</text:p>
          <text:p text:style-name="P66">Format Strings<text:tab/>143</text:p>
          <text:p text:style-name="P66">Instance Methods<text:tab/>146</text:p>
          <text:p text:style-name="P66">See Also<text:tab/>158</text:p>
          <text:p text:style-name="P65">Thread<text:tab/>159</text:p>
          <text:p text:style-name="P66">Class Methods<text:tab/>159</text:p>
          <text:p text:style-name="P66">Instance Methods<text:tab/>159</text:p>
          <text:p text:style-name="P66">See Also<text:tab/>159</text:p>
          <text:p text:style-name="P65">TrueClass<text:tab/>160</text:p>
          <text:p text:style-name="P66">TrueClass Literals<text:tab/>160</text:p>
          <text:p text:style-name="P66">See Also<text:tab/>160</text:p>
          <text:p text:style-name="P65">VirtualMachine<text:tab/>161</text:p>
          <text:p text:style-name="P66">Instance Methods<text:tab/>161</text:p>
          <text:p text:style-name="P66">Commands<text:tab/>166</text:p>
          <text:p text:style-name="P66">See Also<text:tab/>167</text:p>
          <text:p text:style-name="P65">Appendix A – Symbol Glossary<text:tab/>168</text:p>
          <text:p text:style-name="P65">Appendix B – Regular Expressions<text:tab/>170</text:p>
          <text:p text:style-name="P65">Edit History:<text:tab/>174</text:p>
        </text:index-body>
      </text:table-of-content>
      <text:p text:style-name="Text_20_body"/>
      <text:h text:style-name="P6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2" text:outline-level="1">Introduction</text:h>
      <text:h text:style-name="Heading_20_2" text:outline-level="2">About the name fOOrth</text:h>
      <text:p text:style-name="Standard"/>
      <text:p text:style-name="P50">The name of programming language fOOrth is an example of a malamanteau<text:note text:id="ftn1" text:note-class="footnote"><text:note-citation>1</text:note-citation><text:note-body><text:p text:style-name="P4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462168742339901787" text:style-name="L1">
        <text:list-item>
          <text:p text:style-name="P72">A Simple, Easy-to-Understand syntax that is none the less, Expressive and Compact:</text:p>
        </text:list-item>
      </text:list>
      <text:list xml:id="list7415014713950613443" text:style-name="L2">
        <text:list-item>
          <text:list>
            <text:list-item>
              <text:p text:style-name="P73">Source code in fOOrth is free-form with no line oriented limitations or rules.</text:p>
            </text:list-item>
            <text:list-item>
              <text:p text:style-name="P73">Support is given to the easy representation of common literal data such as strings, integers, floating point numbers, rational numbers, and complex numbers.</text:p>
            </text:list-item>
          </text:list>
        </text:list-item>
      </text:list>
      <text:list xml:id="list39315127" text:continue-list="list5462168742339901787" text:style-name="L1">
        <text:list-item>
          <text:p text:style-name="P72">Safe Data and Data Structures:</text:p>
        </text:list-item>
      </text:list>
      <text:list xml:id="list7263885452016458367" text:style-name="L3">
        <text:list-item>
          <text:list>
            <text:list-item>
              <text:p text:style-name="P75">Simple, reliable arithmetic. In fOOrth, integer operations never overflow. Rational values can be represented exactly, complex numbers are supported, and conversions between numeric types are simple.</text:p>
            </text:list-item>
            <text:list-item>
              <text:p text:style-name="P75"><text:soft-page-break/>Strings grow as needed without the need to allocate space or worry about overflow.</text:p>
            </text:list-item>
            <text:list-item>
              <text:p text:style-name="P75">Data containers such as arrays and hashes grow as needed. Out of range subscripts cannot access undefined memory regions. </text:p>
            </text:list-item>
          </text:list>
        </text:list-item>
      </text:list>
      <text:list xml:id="list39335656" text:continue-list="list39315127" text:style-name="L1">
        <text:list-item>
          <text:p text:style-name="P72">Message Passing:</text:p>
        </text:list-item>
      </text:list>
      <text:list xml:id="list6248924698767516859" text:style-name="L4">
        <text:list-item>
          <text:list>
            <text:list-item>
              <text:p text:style-name="P92">In fOOrth all actions take the form of messages sent to a receiver.</text:p>
            </text:list-item>
            <text:list-item>
              <text:p text:style-name="P92">The routing of messages is specified by the exact type of the message.</text:p>
            </text:list-item>
            <text:list-item>
              <text:p text:style-name="P92">Message receivers include data items on the stack as well as the virtual machine object associated with the current thread of execution.</text:p>
            </text:list-item>
            <text:list-item>
              <text:p text:style-name="P92">Messages for which no routing specification can be found, generate an error at compile time.</text:p>
            </text:list-item>
          </text:list>
        </text:list-item>
      </text:list>
      <text:list xml:id="list39320372" text:continue-list="list39335656" text:style-name="L1">
        <text:list-item>
          <text:p text:style-name="P72">Object Oriented Design:</text:p>
        </text:list-item>
      </text:list>
      <text:list xml:id="list6255644165744609789" text:style-name="L5">
        <text:list-item>
          <text:list>
            <text:list-item>
              <text:p text:style-name="P76">Support class based inheritance, with a non-cyclic (single inheritance) tree derived from a common base Object class.</text:p>
            </text:list-item>
            <text:list-item>
              <text:p text:style-name="P93">Support late binding and polymorphism through message interface compatibility or “duck” typing.</text:p>
            </text:list-item>
          </text:list>
        </text:list-item>
      </text:list>
      <text:list xml:id="list39322918" text:continue-list="list39320372" text:style-name="L1">
        <text:list-item>
          <text:p text:style-name="P72">Meta programming: </text:p>
        </text:list-item>
      </text:list>
      <text:list xml:id="list8108909819152273785" text:style-name="L6">
        <text:list-item>
          <text:list>
            <text:list-item>
              <text:p text:style-name="P94">Support extensible language constructs by making the compiler an accessible part of the system.</text:p>
            </text:list-item>
          </text:list>
        </text:list-item>
      </text:list>
      <text:list xml:id="list39305860" text:continue-list="list39322918" text:style-name="L1">
        <text:list-item>
          <text:p text:style-name="P72">Reliability:</text:p>
        </text:list-item>
      </text:list>
      <text:list xml:id="list4958437327882563793" text:style-name="L7">
        <text:list-item>
          <text:list>
            <text:list-item>
              <text:p text:style-name="P95">Errors should be detected as soon as possible. </text:p>
            </text:list-item>
            <text:list-item>
              <text:p text:style-name="P95">Language constructs should not be designed in a way that causes simple coding errors to spin off into infinite loops. </text:p>
            </text:list-item>
          </text:list>
        </text:list-item>
      </text:list>
      <text:list xml:id="list39328191" text:continue-list="list39305860" text:style-name="L1">
        <text:list-item>
          <text:p text:style-name="P77">Building on the host language:</text:p>
        </text:list-item>
      </text:list>
      <text:list xml:id="list1693901067054024073" text:style-name="L8">
        <text:list-item>
          <text:list>
            <text:list-item>
              <text:p text:style-name="P7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62800264"/>Thanks<text:alphabetical-index-mark-end text:id="IMark16280026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244121417228187965" text:style-name="L9">
        <text:list-item>
          <text:p text:style-name="P96">ruby 1.9.3p484 (2013-11-22) [i386-mingw32]</text:p>
        </text:list-item>
        <text:list-item>
          <text:p text:style-name="P96">ruby 2.1.5p273 (2014-11-13 revision 48405) [i386-mingw32]</text:p>
        </text:list-item>
        <text:list-item>
          <text:p text:style-name="P96">Rubinius – to be tested!</text:p>
        </text:list-item>
        <text:list-item>
          <text:p text:style-name="P96">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0">Once fOOrth is installed, there are several options for running the language environment. These are:</text:p>
      <text:p text:style-name="P50"/>
      <text:h text:style-name="Heading_20_3" text:outline-level="3"><text:alphabetical-index-mark-start text:id="IMark162800264"/>Rake<text:alphabetical-index-mark-end text:id="IMark162800264"/>:</text:h>
      <text:p text:style-name="P5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2800264"/>Demo.rb<text:alphabetical-index-mark-end text:id="IMark16280026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62800264"/>Testing<text:alphabetical-index-mark-end text:id="IMark16280026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2800264"/>Known Issues<text:alphabetical-index-mark-end text:id="IMark16280026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62800264"/>Archive<text:alphabetical-index-mark-end text:id="IMark16280026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text:p>
          </table:table-cell>
          <table:table-cell table:style-name="Table1.E1" office:value-type="string">
            <text:p text:style-name="P15">.</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5">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5">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97423248"/>F10:<text:change-end text:change-id="ct97423248"/><text:change-start text:change-id="ct97423352"/> <text:change-end text:change-id="ct974233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0598552"/>drop<text:alphabetical-index-mark-end text:id="IMark160598552"/>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60598552"/>dup<text:alphabetical-index-mark-end text:id="IMark160598552"/>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3">&gt;</text:p>
          </table:table-cell>
        </table:table-row>
        <table:table-row table:style-name="Table54.1">
          <table:table-cell table:style-name="Table54.A2" office:value-type="string">
            <text:p text:style-name="P2"><text:alphabetical-index-mark-start text:id="IMark160598552"/>nip<text:alphabetical-index-mark-end text:id="IMark160598552"/>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60598552"/>over<text:alphabetical-index-mark-end text:id="IMark160598552"/>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0598552"/>pick<text:alphabetical-index-mark-end text:id="IMark160598552"/>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0598552"/>swap<text:alphabetical-index-mark-end text:id="IMark160598552"/>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3">&gt;</text:p>
          </table:table-cell>
        </table:table-row>
        <table:table-row table:style-name="Table54.1">
          <table:table-cell table:style-name="Table54.A2" office:value-type="string">
            <text:p text:style-name="P2"><text:alphabetical-index-mark-start text:id="IMark160598552"/>tuck<text:alphabetical-index-mark-end text:id="IMark160598552"/>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061738869016631080" text:style-name="L10">
        <text:list-item>
          <text:p text:style-name="P79">To store return addresses for word calls. In fOOrth this is handled by the Ruby virtual machine.</text:p>
        </text:list-item>
        <text:list-item>
          <text:p text:style-name="P79">To store context for control structures. In fOOrth the context mechanism provides for a far richer and more reliable set of control, compile, and data structures.</text:p>
        </text:list-item>
        <text:list-item>
          <text:p text:style-name="P7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0396948"/>if<text:alphabetical-index-mark-end text:id="IMark1603969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0396948"/>else<text:alphabetical-index-mark-end text:id="IMark160396948"/>” and “<text:alphabetical-index-mark-start text:id="IMark160397092"/>then<text:alphabetical-index-mark-end text:id="IMark1603970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0397092"/>switch<text:alphabetical-index-mark-end text:id="IMark16039709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60397092"/>do<text:alphabetical-index-mark-end text:id="IMark160397092"/>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60397092"/>loop<text:alphabetical-index-mark-end text:id="IMark160397092"/>” commands mark the boundaries of the loop; The “<text:alphabetical-index-mark-start text:id="IMark160396948"/>i<text:alphabetical-index-mark-end text:id="IMark160396948"/>” command is used to retrieve the current loop counter value. For nested loops, the “<text:alphabetical-index-mark-start text:id="IMark160398868"/>j<text:alphabetical-index-mark-end text:id="IMark160398868"/>” command retrieves the value of the outer loops counter value. <text:s/>By default, the “loop” command adds one to the loop value. For more flexible looping, the “<text:alphabetical-index-mark-start text:id="IMark160395508"/>+loop<text:alphabetical-index-mark-end text:id="IMark1603955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0395508"/>-i<text:alphabetical-index-mark-end text:id="IMark160395508"/> and <text:alphabetical-index-mark-start text:id="IMark160398868"/>-j<text:alphabetical-index-mark-end text:id="IMark1603988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60398868"/>begin<text:alphabetical-index-mark-end text:id="IMark1603988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713456901700856968" text:style-name="L11">
        <text:list-item>
          <text:p text:style-name="P80">begin … <text:alphabetical-index-mark-start text:id="IMark160396948"/>until<text:alphabetical-index-mark-end text:id="IMark160396948"/> – loops until the top of stack is true.</text:p>
        </text:list-item>
        <text:list-item>
          <text:p text:style-name="P80">begin … <text:alphabetical-index-mark-start text:id="IMark160398868"/>again<text:alphabetical-index-mark-end text:id="IMark160398868"/> – loops indefinitely </text:p>
        </text:list-item>
        <text:list-item>
          <text:p text:style-name="P80">begin … <text:alphabetical-index-mark-start text:id="IMark160396948"/>repeat<text:alphabetical-index-mark-end text:id="IMark1603969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60396948"/>Typing<text:alphabetical-index-mark-end text:id="IMark1603969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0396948"/>Duck Typing<text:alphabetical-index-mark-end text:id="IMark16039694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0396948"/>Declarations<text:alphabetical-index-mark-end text:id="IMark1603969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0396948"/>Scoping<text:alphabetical-index-mark-end text:id="IMark1603969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0396948"/><text:span text:style-name="T7">val:</text:span><text:alphabetical-index-mark-end text:id="IMark160396948"/> and <text:alphabetical-index-mark-start text:id="IMark160395508"/><text:span text:style-name="T7">var:</text:span><text:alphabetical-index-mark-end text:id="IMark16039550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0395508"/><text:span text:style-name="T7">.init</text:span><text:alphabetical-index-mark-end text:id="IMark160395508"/> method being the most popular since it is called to initialize a new instance of the object.</text:p>
      <text:p text:style-name="P1">Methods: <text:alphabetical-index-mark-start text:id="IMark160395508"/><text:span text:style-name="T7">val@:</text:span><text:alphabetical-index-mark-end text:id="IMark160395508"/> and <text:alphabetical-index-mark-start text:id="IMark160396948"/><text:span text:style-name="T7">var@:</text:span><text:alphabetical-index-mark-end text:id="IMark160396948"/></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0396948"/><text:span text:style-name="T7">val#:</text:span><text:alphabetical-index-mark-end text:id="IMark160396948"/> and <text:alphabetical-index-mark-start text:id="IMark160395508"/><text:span text:style-name="T7">var#:</text:span><text:alphabetical-index-mark-end text:id="IMark16039550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0395508"/><text:span text:style-name="T7">val$:</text:span><text:alphabetical-index-mark-end text:id="IMark160395508"/> and <text:alphabetical-index-mark-start text:id="IMark160396948"/><text:span text:style-name="T7">var$:</text:span><text:alphabetical-index-mark-end text:id="IMark160396948"/></text:p>
      <text:p text:style-name="P1">Regex for valid local variable names: <text:span text:style-name="T7">/^\$[a-z][a-z0-9_]*$/</text:span></text:p>
      <text:p text:style-name="Text_20_body">Notes:</text:p>
      <text:p text:style-name="Text_20_body"/>
      <text:h text:style-name="Heading_20_2" text:outline-level="2"><text:alphabetical-index-mark-start text:id="IMark160396948"/>Referencing<text:alphabetical-index-mark-end text:id="IMark16039694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0396948"/>Mutation<text:alphabetical-index-mark-end text:id="IMark16039694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5">Method</text:p>
          </table:table-cell>
          <table:table-cell table:style-name="Table57.B1" office:value-type="string">
            <text:p text:style-name="P15">Stack Before</text:p>
          </table:table-cell>
          <table:table-cell table:style-name="Table57.B1" office:value-type="string">
            <text:p text:style-name="P15">Stack After</text:p>
          </table:table-cell>
          <table:table-cell table:style-name="Table57.A1" office:value-type="string">
            <text:p text:style-name="P17">Description</text:p>
          </table:table-cell>
          <table:table-cell table:style-name="Table57.A1" office:value-type="string">
            <text:p text:style-name="P15">Time Used</text:p>
          </table:table-cell>
          <table:table-cell table:style-name="Table57.F1" office:value-type="string">
            <text:p text:style-name="P15">Copy Depth</text:p>
          </table:table-cell>
        </table:table-row>
        <table:table-row>
          <table:table-cell table:style-name="Table57.A2" office:value-type="string">
            <text:p text:style-name="P24"><text:alphabetical-index-mark-start text:id="IMark160453584"/>dup<text:alphabetical-index-mark-end text:id="IMark160453584"/></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60453584"/>copy<text:alphabetical-index-mark-end text:id="IMark160453584"/></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60453584"/>.copy<text:alphabetical-index-mark-end text:id="IMark160453584"/></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4"><text:alphabetical-index-mark-start text:id="IMark160453584"/>clone<text:alphabetical-index-mark-end text:id="IMark160453584"/></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60453584"/>.clone<text:alphabetical-index-mark-end text:id="IMark160453584"/></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896728089935214690" text:style-name="L12">
        <text:list-item>
          <text:p text:style-name="P97">No Copying</text:p>
        </text:list-item>
        <text:list-item>
          <text:p text:style-name="P97">Shallow Copying</text:p>
        </text:list-item>
        <text:list-item>
          <text:p text:style-name="P9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0266668"/>.clone_exclude<text:alphabetical-index-mark-end text:id="IMark2402666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0452912"/>try<text:alphabetical-index-mark-end text:id="IMark160452912"/> block</text:h>
      <text:p text:style-name="P1">The bare basics of an exception handled code block is:</text:p>
      <text:p text:style-name="Code"/>
      <text:p text:style-name="Code">try (dangerous code here) <text:alphabetical-index-mark-start text:id="IMark160452912"/>catch<text:alphabetical-index-mark-end text:id="IMark160452912"/>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0452912"/>?"<text:alphabetical-index-mark-end text:id="IMark16045291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0452912"/>bounce<text:alphabetical-index-mark-end text:id="IMark16045291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0452912"/>bounce<text:alphabetical-index-mark-end text:id="IMark16045291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0452912"/>finally<text:alphabetical-index-mark-end text:id="IMark16045291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0452912"/>try<text:alphabetical-index-mark-end text:id="IMark160452912"/></text:p>
      <text:p text:style-name="Code"><text:s text:c="2"/>(dangerous code)</text:p>
      <text:p text:style-name="Code">(optional) <text:alphabetical-index-mark-start text:id="IMark160452912"/>catch<text:alphabetical-index-mark-end text:id="IMark160452912"/></text:p>
      <text:p text:style-name="Code"><text:s text:c="2"/>(exception handler with optional <text:alphabetical-index-mark-start text:id="IMark160452912"/>?"<text:alphabetical-index-mark-end text:id="IMark160452912"/>Exx" and <text:alphabetical-index-mark-start text:id="IMark160512184"/>bounce<text:alphabetical-index-mark-end text:id="IMark160512184"/>)</text:p>
      <text:p text:style-name="Code">(optional) <text:alphabetical-index-mark-start text:id="IMark160512184"/>finally<text:alphabetical-index-mark-end text:id="IMark16051218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0512184"/>throw"<text:alphabetical-index-mark-end text:id="IMark16051218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0512184"/>.throw<text:alphabetical-index-mark-end text:id="IMark16051218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2">Object</text:p>
      <text:p text:style-name="P52"><text:tab/>Array</text:p>
      <text:p text:style-name="P52"><text:tab/>Class</text:p>
      <text:p text:style-name="P52"><text:tab/>FalseClass</text:p>
      <text:p text:style-name="P52"><text:tab/>Hash</text:p>
      <text:p text:style-name="P52"><text:tab/>InStream</text:p>
      <text:p text:style-name="P52"><text:tab/>NilClass</text:p>
      <text:p text:style-name="P52"><text:tab/>Numeric</text:p>
      <text:p text:style-name="P52"><text:tab/><text:tab/>Complex</text:p>
      <text:p text:style-name="P52"><text:tab/><text:tab/>Float</text:p>
      <text:p text:style-name="P52"><text:tab/><text:tab/>Integer</text:p>
      <text:p text:style-name="P52"><text:tab/><text:tab/><text:tab/>Bignum</text:p>
      <text:p text:style-name="P52"><text:tab/><text:tab/><text:tab/>Fixnum</text:p>
      <text:p text:style-name="P52"><text:tab/><text:tab/>Rational</text:p>
      <text:p text:style-name="P52"><text:tab/>OutStream</text:p>
      <text:p text:style-name="P52"><text:tab/>Procedure</text:p>
      <text:p text:style-name="P52"><text:tab/>Queue</text:p>
      <text:p text:style-name="P52"><text:tab/>String</text:p>
      <text:p text:style-name="P52"><text:tab/>Thread</text:p>
      <text:p text:style-name="P52"><text:tab/>TrueClass</text:p>
      <text:p text:style-name="P52"><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40497772"/>Classes<text:alphabetical-index-mark-end text:id="IMark24049777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40497772"/>Inheritance<text:alphabetical-index-mark-end text:id="IMark24049777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40497772"/>Methods<text:alphabetical-index-mark-end text:id="IMark240497772"/></text:h>
      <text:p text:style-name="P1">All code in fOOrth is contained in methods. A method is a fragment of code that an object uses to respond to a message that has been sent to that object. In fOOrth there are three sorts of methods:</text:p>
      <text:list xml:id="list5082613374484858363" text:style-name="L13">
        <text:list-item>
          <text:p text:style-name="P81">Shared: Methods that are common to all instances of the class that contains them.</text:p>
        </text:list-item>
        <text:list-item>
          <text:p text:style-name="P81">Exclusive: Methods that are defined for one and only one object (and all of its clones that are created <text:span text:style-name="T2">after</text:span> the exclusive method is defined.).</text:p>
        </text:list-item>
        <text:list-item>
          <text:p text:style-name="P81">Local: Methods that are created in a context and are accessible only in that context. When the context concludes, these methods are no longer accessible.</text:p>
        </text:list-item>
      </text:list>
      <text:h text:style-name="Heading_20_2" text:outline-level="2"><text:alphabetical-index-mark-start text:id="IMark160452912"/>Late Binding<text:alphabetical-index-mark-end text:id="IMark160452912"/> and <text:alphabetical-index-mark-start text:id="IMark160512184"/>Polymorphism<text:alphabetical-index-mark-end text:id="IMark16051218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0512184"/>Prototypes<text:alphabetical-index-mark-end text:id="IMark16051218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0512184"/>Method Mapping<text:alphabetical-index-mark-end text:id="IMark1605121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125139952695342502" text:style-name="L14">
        <text:list-item>
          <text:p text:style-name="P82">The strings used by fOOrth needed to be converted to Ruby symbols to allow code to be executed in Ruby.</text:p>
        </text:list-item>
        <text:list-item>
          <text:p text:style-name="P8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0452912"/>SymbolMap<text:alphabetical-index-mark-end text:id="IMark160452912"/> class. This class creates mappings in one of two ways:</text:p>
      <text:list xml:id="list1563263533109642878" text:style-name="L15">
        <text:list-item>
          <text:p text:style-name="P8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6">Symbol Map Entries =</text:p>
      <text:p text:style-name="P56">&lt;<text:span text:style-name="T2">voluminous output deleted</text:span>&gt;</text:p>
      <text:p text:style-name="P5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6">Tag</text:p>
          </table:table-cell>
          <table:table-cell table:style-name="Table278.B1" office:value-type="string">
            <text:p text:style-name="P16">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6">&gt;<text:span text:style-name="T12">true if )context! else )context! then</text:span></text:p>
      <text:p text:style-name="P56"/>
      <text:p text:style-name="P56">Context level 2</text:p>
      <text:p text:style-name="P56"><text:soft-page-break/>ctrl =&gt; if</text:p>
      <text:p text:style-name="P56">mode =&gt; deferred</text:p>
      <text:p text:style-name="P56">"else" =&gt; #&lt;XfOOrth::LocalSpec:0x21eaf30&gt;</text:p>
      <text:p text:style-name="P56">"then" =&gt; #&lt;XfOOrth::LocalSpec:0x21eaea0&gt;</text:p>
      <text:p text:style-name="P56"/>
      <text:p text:style-name="P56">Context level 1</text:p>
      <text:p text:style-name="P56">virtual machine =&gt; VirtualMachine instance &lt;Main&gt;</text:p>
      <text:p text:style-name="P56">mode =&gt; execute</text:p>
      <text:p text:style-name="P56"/>
      <text:p text:style-name="P56">Context level 2</text:p>
      <text:p text:style-name="P56">ctrl =&gt; if</text:p>
      <text:p text:style-name="P56">mode =&gt; deferred</text:p>
      <text:p text:style-name="P56">"then" =&gt; #&lt;XfOOrth::LocalSpec:0x21eaea0&gt;</text:p>
      <text:p text:style-name="P56"/>
      <text:p text:style-name="P56">Context level 1</text:p>
      <text:p text:style-name="P56">virtual machine =&gt; VirtualMachine instance &lt;Main&gt;</text:p>
      <text:p text:style-name="P5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60452912"/>Routing<text:alphabetical-index-mark-end text:id="IMark160452912"/></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4952513910166290689" text:style-name="L16">
        <text:list-item>
          <text:p text:style-name="P84">The defining word used to create the method.</text:p>
        </text:list-item>
        <text:list-item>
          <text:p text:style-name="P84">The receiver of the defining word used to create the method.</text:p>
        </text:list-item>
        <text:list-item>
          <text:p text:style-name="P8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ext:soft-page-break/>The lead character determines the routing:</text:p>
      <text:list xml:id="list6635292949004067776" text:style-name="L17">
        <text:list-item>
          <text:p text:style-name="P85">“.” - indicates that the message is routed to the top-of-stack element (TOS)</text:p>
        </text:list-item>
        <text:list-item>
          <text:p text:style-name="P85">“~” - indicates that the message is routed to the “self” entity of the method (see the section Self below). Since these messages are only routed to the object itself, they are in effect private methods.</text:p>
        </text:list-item>
        <text:list-item>
          <text:p text:style-name="P8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he lead character determines the routing:</text:p>
      <text:list xml:id="list39306102" text:continue-numbering="true" text:style-name="L17">
        <text:list-item>
          <text:p text:style-name="P85">“.” - indicates that the message is routed to the top-of-stack element (TOS)</text:p>
        </text:list-item>
        <text:list-item>
          <text:p text:style-name="P85">“~” - indicates that the message is routed to the “self” entity of the method (see the section Self below). Since these messages are only routed to the object itself, they are in effect private methods.</text:p>
        </text:list-item>
        <text:list-item>
          <text:p text:style-name="P8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Defining Word</text:p>
          </table:table-cell>
          <table:table-cell table:style-name="Table9.A1" office:value-type="string">
            <text:p text:style-name="P15">DW Receiver</text:p>
          </table:table-cell>
          <table:table-cell table:style-name="Table9.A1" office:value-type="string">
            <text:p text:style-name="P15">Method Name</text:p>
          </table:table-cell>
          <table:table-cell table:style-name="Table9.A1" office:value-type="string">
            <text:p text:style-name="P15">Message Routing</text:p>
          </table:table-cell>
          <table:table-cell table:style-name="Table9.E1" office:value-type="string">
            <text:p text:style-name="P16">Notes</text:p>
          </table:table-cell>
        </table:table-row>
        <table:table-row table:style-name="Table9.1">
          <table:table-cell table:style-name="Table9.A2" office:value-type="string">
            <text:p text:style-name="P15"><text:alphabetical-index-mark-start text:id="IMark118544032"/>:<text:alphabetical-index-mark-end text:id="IMark118544032"/></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5"><text:alphabetical-index-mark-start text:id="IMark118544032"/>.:<text:alphabetical-index-mark-end text:id="IMark118544032"/></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5"><text:alphabetical-index-mark-start text:id="IMark118544032"/>.::<text:alphabetical-index-mark-end text:id="IMark118544032"/></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0396084"/>do_map_name<text:alphabetical-index-mark-end text:id="IMark16039608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7423560"/>F10: <text:change-end text:change-id="ct97423560"/>?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0396084"/>self<text:alphabetical-index-mark-end text:id="IMark16039608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295498682784902126" text:style-name="L18">
        <text:list-item>
          <text:p text:style-name="P8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6">For TOS routed methods, access to self is as simple as “self .method_name”. This was done in the MyClass example above. The self value is a free value that does not to be declared.</text:p>
        </text:list-item>
        <text:list-item>
          <text:p text:style-name="P8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6">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0396084"/>.with{<text:alphabetical-index-mark-end text:id="IMark16039608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738269639665459849" text:style-name="L19">
        <text:list-item>
          <text:p text:style-name="P8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7">A .with{ … } clause can be used to take a value and give easy access to that value within the executed block without having to create a local value.</text:p>
        </text:list-item>
        <text:list-item>
          <text:p text:style-name="P87">Access to the self value is generally faster than other forms of access. Thus this construct can yield performance enhancements.</text:p>
        </text:list-item>
      </text:list>
      <text:p text:style-name="P1"/>
      <text:h text:style-name="Heading_20_1" text:outline-level="1"><text:alphabetical-index-mark-start text:id="IMark160396084"/>Boolean<text:alphabetical-index-mark-end text:id="IMark16039608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60395556"/>FalseClass<text:alphabetical-index-mark-end text:id="IMark160395556"/></text:p>
            <text:p text:style-name="P13"><text:alphabetical-index-mark-start text:id="IMark160395556"/>NilClass<text:alphabetical-index-mark-end text:id="IMark160395556"/></text:p>
          </table:table-cell>
          <table:table-cell table:style-name="Table118.B2" office:value-type="string">
            <text:p text:style-name="P13"><text:alphabetical-index-mark-start text:id="IMark160395556"/>Object<text:alphabetical-index-mark-end text:id="IMark160395556"/></text:p>
          </table:table-cell>
        </table:table-row>
      </table:table>
      <text:p text:style-name="P10"/>
      <text:p text:style-name="P11">Note that while false processing occurs in FalseClass and NilClass, true processing occurs in Object and not <text:alphabetical-index-mark-start text:id="IMark160396084"/>TrueClass<text:alphabetical-index-mark-end text:id="IMark16039608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0396084"/>Numeric<text:alphabetical-index-mark-end text:id="IMark16039608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6">Class</text:p>
          </table:table-cell>
          <table:table-cell table:style-name="Table119.B1" office:value-type="string">
            <text:p text:style-name="P16">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788137645981977652" text:style-name="L20">
        <text:list-item>
          <text:p text:style-name="P88">Integer defines a few “bit” oriented operations that are specific to whole numbers.</text:p>
        </text:list-item>
        <text:list-item>
          <text:p text:style-name="P8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0396084"/>Array<text:alphabetical-index-mark-end text:id="IMark16039608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8844093243714541283" text:style-name="L21">
        <text:list-item>
          <text:p text:style-name="P89">The first two examples both create “empty” arrays with zero data elements. </text:p>
        </text:list-item>
        <text:list-item>
          <text:p text:style-name="P89">Array data do NOT need to be the same “type” of data. Mixing is allowed. </text:p>
        </text:list-item>
        <text:list-item>
          <text:p text:style-name="P89">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3635961419382437997" text:style-name="L22">
        <text:list-item>
          <text:p text:style-name="P90">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0395556"/>.new<text:alphabetical-index-mark-end text:id="IMark16039555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6">Code</text:p>
          </table:table-cell>
          <table:table-cell table:style-name="Table59.B2" office:value-type="string">
            <text:p text:style-name="P16">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0395556"/>.new{<text:alphabetical-index-mark-end text:id="IMark16039555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6">Code</text:p>
          </table:table-cell>
          <table:table-cell table:style-name="Table62.B2" office:value-type="string">
            <text:p text:style-name="P16">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0395556"/>x<text:alphabetical-index-mark-end text:id="IMark16039555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60395556"/>}<text:alphabetical-index-mark-end text:id="IMark160395556"/>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60395556"/>.new_size<text:alphabetical-index-mark-end text:id="IMark16039555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6">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0395556"/>.new_value<text:alphabetical-index-mark-end text:id="IMark16039555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6">Code</text:p>
          </table:table-cell>
          <table:table-cell table:style-name="Table64.B2" office:value-type="string">
            <text:p text:style-name="P16">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0395556"/>.new_values<text:alphabetical-index-mark-end text:id="IMark16039555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6">Code</text:p>
          </table:table-cell>
          <table:table-cell table:style-name="Table65.B2" office:value-type="string">
            <text:p text:style-name="P16">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0395556"/>!<text:alphabetical-index-mark-end text:id="IMark16039555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6">Code</text:p>
          </table:table-cell>
          <table:table-cell table:style-name="Table66.B2" office:value-type="string">
            <text:p text:style-name="P16">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0395556"/>+<text:alphabetical-index-mark-end text:id="IMark16039555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6">Code</text:p>
          </table:table-cell>
          <table:table-cell table:style-name="Table67.B2" office:value-type="string">
            <text:p text:style-name="P16">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0395556"/>.+left<text:alphabetical-index-mark-end text:id="IMark16039555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6">Code</text:p>
          </table:table-cell>
          <table:table-cell table:style-name="Table68.B2" office:value-type="string">
            <text:p text:style-name="P16">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0395556"/>.+mid<text:alphabetical-index-mark-end text:id="IMark16039555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6">Code</text:p>
          </table:table-cell>
          <table:table-cell table:style-name="Table69.B2" office:value-type="string">
            <text:p text:style-name="P16">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0395556"/>.+midlr<text:alphabetical-index-mark-end text:id="IMark16039555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6">Code</text:p>
          </table:table-cell>
          <table:table-cell table:style-name="Table70.B2" office:value-type="string">
            <text:p text:style-name="P16">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0395556"/>.+right<text:alphabetical-index-mark-end text:id="IMark16039555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6">Code</text:p>
          </table:table-cell>
          <table:table-cell table:style-name="Table71.B2" office:value-type="string">
            <text:p text:style-name="P16">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0395556"/>.-left<text:alphabetical-index-mark-end text:id="IMark16039555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6">Code</text:p>
          </table:table-cell>
          <table:table-cell table:style-name="Table72.B2" office:value-type="string">
            <text:p text:style-name="P16">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0395556"/>.-mid<text:alphabetical-index-mark-end text:id="IMark16039555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6">Code</text:p>
          </table:table-cell>
          <table:table-cell table:style-name="Table73.B2" office:value-type="string">
            <text:p text:style-name="P16">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0395556"/>.-midlr<text:alphabetical-index-mark-end text:id="IMark16039555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6">Code</text:p>
          </table:table-cell>
          <table:table-cell table:style-name="Table74.B2" office:value-type="string">
            <text:p text:style-name="P16">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0395556"/>.-right<text:alphabetical-index-mark-end text:id="IMark16039555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6">Code</text:p>
          </table:table-cell>
          <table:table-cell table:style-name="Table75.B2" office:value-type="string">
            <text:p text:style-name="P16">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0395556"/>.[]!<text:alphabetical-index-mark-end text:id="IMark16039555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6">Code</text:p>
          </table:table-cell>
          <table:table-cell table:style-name="Table76.B2" office:value-type="string">
            <text:p text:style-name="P16">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0395556"/>.[]@<text:alphabetical-index-mark-end text:id="IMark16039555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6">Code</text:p>
          </table:table-cell>
          <table:table-cell table:style-name="Table77.B2" office:value-type="string">
            <text:p text:style-name="P16">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0395556"/>.left<text:alphabetical-index-mark-end text:id="IMark1603955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6">Code</text:p>
          </table:table-cell>
          <table:table-cell table:style-name="Table78.B2" office:value-type="string">
            <text:p text:style-name="P16">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0395556"/>.length<text:alphabetical-index-mark-end text:id="IMark1603955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6">Code</text:p>
          </table:table-cell>
          <table:table-cell table:style-name="Table79.B2" office:value-type="string">
            <text:p text:style-name="P16">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0395556"/>.max<text:alphabetical-index-mark-end text:id="IMark1603955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6">Code</text:p>
          </table:table-cell>
          <table:table-cell table:style-name="Table80.B2" office:value-type="string">
            <text:p text:style-name="P16">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0395556"/>.mid<text:alphabetical-index-mark-end text:id="IMark1603955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6">Code</text:p>
          </table:table-cell>
          <table:table-cell table:style-name="Table81.B2" office:value-type="string">
            <text:p text:style-name="P16">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0395556"/>.midlr<text:alphabetical-index-mark-end text:id="IMark1603955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6">Code</text:p>
          </table:table-cell>
          <table:table-cell table:style-name="Table82.B2" office:value-type="string">
            <text:p text:style-name="P16">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0395556"/>.min<text:alphabetical-index-mark-end text:id="IMark1603955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6">Code</text:p>
          </table:table-cell>
          <table:table-cell table:style-name="Table83.B2" office:value-type="string">
            <text:p text:style-name="P16">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0395556"/>.pp<text:alphabetical-index-mark-end text:id="IMark1603955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6">Code</text:p>
          </table:table-cell>
          <table:table-cell table:style-name="Table84.B2" office:value-type="string">
            <text:p text:style-name="P16">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0395556"/>.reverse<text:alphabetical-index-mark-end text:id="IMark1603955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6">Code</text:p>
          </table:table-cell>
          <table:table-cell table:style-name="Table85.B2" office:value-type="string">
            <text:p text:style-name="P16">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0395556"/>.right<text:alphabetical-index-mark-end text:id="IMark16039555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6">Code</text:p>
          </table:table-cell>
          <table:table-cell table:style-name="Table86.B2" office:value-type="string">
            <text:p text:style-name="P16">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0395556"/>.shuffle<text:alphabetical-index-mark-end text:id="IMark1603955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6">Code</text:p>
          </table:table-cell>
          <table:table-cell table:style-name="Table87.B2" office:value-type="string">
            <text:p text:style-name="P16">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0395556"/>.sort<text:alphabetical-index-mark-end text:id="IMark1603955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6">Code</text:p>
          </table:table-cell>
          <table:table-cell table:style-name="Table88.B2" office:value-type="string">
            <text:p text:style-name="P16">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0395556"/>.strmax<text:alphabetical-index-mark-end text:id="IMark1603955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6">Code</text:p>
          </table:table-cell>
          <table:table-cell table:style-name="Table89.B2" office:value-type="string">
            <text:p text:style-name="P16">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0395556"/>&lt;&lt;<text:alphabetical-index-mark-end text:id="IMark1603955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6">Code</text:p>
          </table:table-cell>
          <table:table-cell table:style-name="Table90.B2" office:value-type="string">
            <text:p text:style-name="P16">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0395556"/>@<text:alphabetical-index-mark-end text:id="IMark1603955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6">Code</text:p>
          </table:table-cell>
          <table:table-cell table:style-name="Table91.B2" office:value-type="string">
            <text:p text:style-name="P16">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0396084"/>Class<text:alphabetical-index-mark-end text:id="IMark16039608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0395556"/>.is_class?<text:alphabetical-index-mark-end text:id="IMark1603955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6">Code</text:p>
          </table:table-cell>
          <table:table-cell table:style-name="Table93.B2" office:value-type="string">
            <text:p text:style-name="P16">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0395556"/>.new<text:alphabetical-index-mark-end text:id="IMark1603955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6">Code</text:p>
          </table:table-cell>
          <table:table-cell table:style-name="Table94.B2" office:value-type="string">
            <text:p text:style-name="P16">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0395556"/>.parent_class<text:alphabetical-index-mark-end text:id="IMark1603955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6">Code</text:p>
          </table:table-cell>
          <table:table-cell table:style-name="Table95.B2" office:value-type="string">
            <text:p text:style-name="P16">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0395556"/>.subclass:<text:alphabetical-index-mark-end text:id="IMark16039555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6">Code</text:p>
          </table:table-cell>
          <table:table-cell table:style-name="Table96.B2" office:value-type="string">
            <text:p text:style-name="P16">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0395556"/>.to_s<text:alphabetical-index-mark-end text:id="IMark1603955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6">Code</text:p>
          </table:table-cell>
          <table:table-cell table:style-name="Table97.B2" office:value-type="string">
            <text:p text:style-name="P16">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0396084"/>Commands<text:alphabetical-index-mark-end text:id="IMark16039608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0395556"/>)methods<text:alphabetical-index-mark-end text:id="IMark16039555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6">Code</text:p>
          </table:table-cell>
          <table:table-cell table:style-name="Table98.B2" office:value-type="string">
            <text:p text:style-name="P16">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0395556"/>)stubs<text:alphabetical-index-mark-end text:id="IMark160395556"/> []</text:h>
            <text:p text:style-name="Text_20_body">Routing: TOS</text:p>
            <text:p text:style-name="P1">List the stub methods defined for this class. Stubs are place holder methods that serve one of two purposes:</text:p>
            <text:list xml:id="list7410748456769156821" text:style-name="L23">
              <text:list-item>
                <text:p text:style-name="P91">They are abstract methods in a base class that exist so that a sub-class may replace the stub with an actual method. The stub ensures that the compiler uses the correct routing when using the method.</text:p>
              </text:list-item>
              <text:list-item>
                <text:p text:style-name="P91">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6">Code</text:p>
          </table:table-cell>
          <table:table-cell table:style-name="Table100.B2" office:value-type="string">
            <text:p text:style-name="P16">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0396084"/>Complex<text:alphabetical-index-mark-end text:id="IMark16039608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5">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5">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0398244"/>.cbrt<text:alphabetical-index-mark-end text:id="IMark160398244"/>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6">Code</text:p>
          </table:table-cell>
          <table:table-cell table:style-name="Table101.B2" office:value-type="string">
            <text:p text:style-name="P16">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0397476"/>.e**<text:alphabetical-index-mark-end text:id="IMark16039747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6">Code</text:p>
          </table:table-cell>
          <table:table-cell table:style-name="Table103.B2" office:value-type="string">
            <text:p text:style-name="P16">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0398244"/>.split<text:alphabetical-index-mark-end text:id="IMark16039824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6">Code</text:p>
          </table:table-cell>
          <table:table-cell table:style-name="Table19.B2" office:value-type="string">
            <text:p text:style-name="P16">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0397476"/>.sqrt<text:alphabetical-index-mark-end text:id="IMark16039747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6">Code</text:p>
          </table:table-cell>
          <table:table-cell table:style-name="Table20.B2" office:value-type="string">
            <text:p text:style-name="P16">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0397572"/>FalseClass<text:alphabetical-index-mark-end text:id="IMark16039757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0397476"/>&amp;&amp;<text:alphabetical-index-mark-end text:id="IMark16039747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6">Code</text:p>
          </table:table-cell>
          <table:table-cell table:style-name="Table92.B2" office:value-type="string">
            <text:p text:style-name="P16">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0397476"/>^^<text:alphabetical-index-mark-end text:id="IMark16039747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6">Code</text:p>
          </table:table-cell>
          <table:table-cell table:style-name="Table24.B2" office:value-type="string">
            <text:p text:style-name="P16">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0397476"/>||<text:alphabetical-index-mark-end text:id="IMark16039747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6">Code</text:p>
          </table:table-cell>
          <table:table-cell table:style-name="Table25.B2" office:value-type="string">
            <text:p text:style-name="P16">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0397572"/>Float<text:alphabetical-index-mark-end text:id="IMark16039757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5">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5">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0397044"/>Hash<text:alphabetical-index-mark-end text:id="IMark160397044"/></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0397044"/><text:span text:style-name="T7">{</text:span><text:alphabetical-index-mark-end text:id="IMark160397044"/>” and the locally defined methods “<text:alphabetical-index-mark-start text:id="IMark160396132"/><text:span text:style-name="T7">-&gt;</text:span><text:alphabetical-index-mark-end text:id="IMark160396132"/>” and “<text:alphabetical-index-mark-start text:id="IMark160395460"/><text:span text:style-name="T7">}</text:span><text:alphabetical-index-mark-end text:id="IMark1603954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9313917" text:continue-list="list8844093243714541283" text:style-name="L21">
        <text:list-item>
          <text:p text:style-name="P89">The first example creates an “empty” hash with zero data elements. </text:p>
        </text:list-item>
        <text:list-item>
          <text:p text:style-name="P89">Hash key and data do NOT need to be the same “type” of data. Mixing is allowed. </text:p>
        </text:list-item>
        <text:list-item>
          <text:p text:style-name="P89">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0396612"/>.[]!<text:alphabetical-index-mark-end text:id="IMark1603966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6">Code</text:p>
          </table:table-cell>
          <table:table-cell table:style-name="Table99.B2" office:value-type="string">
            <text:p text:style-name="P16">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0396612"/>.[]@<text:alphabetical-index-mark-end text:id="IMark1603966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6">Code</text:p>
          </table:table-cell>
          <table:table-cell table:style-name="Table104.B2" office:value-type="string">
            <text:p text:style-name="P16">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0396612"/>.keys<text:alphabetical-index-mark-end text:id="IMark160396612"/>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6">Code</text:p>
          </table:table-cell>
          <table:table-cell table:style-name="Table105.B2" office:value-type="string">
            <text:p text:style-name="P16">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60396612"/>.pp<text:alphabetical-index-mark-end text:id="IMark1603966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6">Code</text:p>
          </table:table-cell>
          <table:table-cell table:style-name="Table107.B2" office:value-type="string">
            <text:p text:style-name="P16">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60396612"/>.strmax2<text:alphabetical-index-mark-end text:id="IMark1603966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6">Code</text:p>
          </table:table-cell>
          <table:table-cell table:style-name="Table108.B2" office:value-type="string">
            <text:p text:style-name="P16">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0396612"/>.values<text:alphabetical-index-mark-end text:id="IMark160396612"/>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6">Code</text:p>
          </table:table-cell>
          <table:table-cell table:style-name="Table106.B2" office:value-type="string">
            <text:p text:style-name="P16">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0396132"/>InStream<text:alphabetical-index-mark-end text:id="IMark16039613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0396612"/>.get_all<text:alphabetical-index-mark-end text:id="IMark1603966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6">Code</text:p>
          </table:table-cell>
          <table:table-cell table:style-name="Table109.B2" office:value-type="string">
            <text:p text:style-name="P16">Result</text:p>
          </table:table-cell>
        </table:table-row>
        <table:table-row table:style-name="Table109.1">
          <table:table-cell table:style-name="Table109.A2" office:value-type="string">
            <text:p text:style-name="P5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60396612"/>.open<text:alphabetical-index-mark-end text:id="IMark16039661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6">Code</text:p>
          </table:table-cell>
          <table:table-cell table:style-name="Table110.B2" office:value-type="string">
            <text:p text:style-name="P16">Result</text:p>
          </table:table-cell>
        </table:table-row>
        <table:table-row table:style-name="Table110.1">
          <table:table-cell table:style-name="Table110.A2" office:value-type="string">
            <text:p text:style-name="P5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8">"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0396612"/>.open{<text:alphabetical-index-mark-end text:id="IMark16039661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6">Code</text:p>
          </table:table-cell>
          <table:table-cell table:style-name="Table111.B2" office:value-type="string">
            <text:p text:style-name="P16">Result</text:p>
          </table:table-cell>
        </table:table-row>
        <table:table-row table:style-name="Table111.1">
          <table:table-cell table:style-name="Table111.A2" office:value-type="string">
            <text:p text:style-name="P59"><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0396612"/>.close<text:alphabetical-index-mark-end text:id="IMark1603966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6">Code</text:p>
          </table:table-cell>
          <table:table-cell table:style-name="Table112.B2" office:value-type="string">
            <text:p text:style-name="P16">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60396612"/>.getc<text:alphabetical-index-mark-end text:id="IMark16039661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6">Code</text:p>
          </table:table-cell>
          <table:table-cell table:style-name="Table113.B2" office:value-type="string">
            <text:p text:style-name="P16">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0396612"/>.gets<text:alphabetical-index-mark-end text:id="IMark16039661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6">Code</text:p>
          </table:table-cell>
          <table:table-cell table:style-name="Table114.B2" office:value-type="string">
            <text:p text:style-name="P16">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60396612"/>~getc<text:alphabetical-index-mark-end text:id="IMark16039661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6">Code</text:p>
          </table:table-cell>
          <table:table-cell table:style-name="Table115.B2" office:value-type="string">
            <text:p text:style-name="P16">Result</text:p>
          </table:table-cell>
        </table:table-row>
        <table:table-row table:style-name="Table115.1">
          <table:table-cell table:style-name="Table115.A2" office:value-type="string">
            <text:p text:style-name="P59"><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0396612"/>~gets<text:alphabetical-index-mark-end text:id="IMark16039661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6">Code</text:p>
          </table:table-cell>
          <table:table-cell table:style-name="Table116.B2" office:value-type="string">
            <text:p text:style-name="P16">Result</text:p>
          </table:table-cell>
        </table:table-row>
        <table:table-row table:style-name="Table116.1">
          <table:table-cell table:style-name="Table116.A2" office:value-type="string">
            <text:p text:style-name="P59"><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60396132"/>Integer<text:alphabetical-index-mark-end text:id="IMark16039613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5">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5">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97423664"/></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97423768"/>[an_integer] <text:alphabetical-index-mark-start text:id="IMark160395460"/>.even?<text:alphabetical-index-mark-end text:id="IMark160395460"/> [a_boolean]</text:h>
            <text:p text:style-name="Text_20_body">Routing: TOS</text:p>
            <text:p text:style-name="P1">This method returns true if the integer is even and false if it is odd.<text:change-end text:change-id="ct97423768"/></text:p>
          </table:table-cell>
          <table:covered-table-cell/>
        </table:table-row>
        <table:table-row table:style-name="Table120.1">
          <table:table-cell table:style-name="Table120.A2" office:value-type="string">
            <text:p text:style-name="P16"><text:change-start text:change-id="ct97423872"/>Code<text:change-end text:change-id="ct97423872"/></text:p>
          </table:table-cell>
          <table:table-cell table:style-name="Table120.B2" office:value-type="string">
            <text:p text:style-name="P16"><text:change-start text:change-id="ct97423976"/>Result<text:change-end text:change-id="ct97423976"/></text:p>
          </table:table-cell>
        </table:table-row>
        <table:table-row table:style-name="Table120.1">
          <table:table-cell table:style-name="Table120.A2" office:value-type="string">
            <text:p text:style-name="Snippet"><text:change-start text:change-id="ct97424080"/>2 .even?<text:change-end text:change-id="ct97424080"/></text:p>
          </table:table-cell>
          <table:table-cell table:style-name="Table120.B2" office:value-type="string">
            <text:p text:style-name="P2"><text:change-start text:change-id="ct97424184"/>true<text:change-end text:change-id="ct97424184"/></text:p>
          </table:table-cell>
        </table:table-row>
        <table:table-row table:style-name="Table120.1">
          <table:table-cell table:style-name="Table120.A2" office:value-type="string">
            <text:p text:style-name="Snippet"><text:change-start text:change-id="ct97424288"/>3 .even?<text:change-end text:change-id="ct97424288"/></text:p>
          </table:table-cell>
          <table:table-cell table:style-name="Table120.B2" office:value-type="string">
            <text:p text:style-name="P2"><text:change-start text:change-id="ct97424392"/>false<text:change-end text:change-id="ct97424392"/></text:p>
          </table:table-cell>
        </table:table-row>
      </table:table>
      <text:p text:style-name="Text_20_body"><text:change text:change-id="ct97424496"/><text:change-start text:change-id="ct974246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0395460"/>.gcd<text:alphabetical-index-mark-end text:id="IMark16039546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6">Code</text:p>
          </table:table-cell>
          <table:table-cell table:style-name="Table121.B2" office:value-type="string">
            <text:p text:style-name="P16">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97424600"/><text:change text:change-id="ct97424704"/><text:change-start text:change-id="ct974248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0395460"/>.lcm<text:alphabetical-index-mark-end text:id="IMark16039546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6">Code</text:p>
          </table:table-cell>
          <table:table-cell table:style-name="Table122.B2" office:value-type="string">
            <text:p text:style-name="P16">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97424808"/><text:change text:change-id="ct97425016"/><text:change text:change-id="ct97424912"/><text:change-start text:change-id="ct9742512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0395460"/>.odd?<text:alphabetical-index-mark-end text:id="IMark16039546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6">Code</text:p>
          </table:table-cell>
          <table:table-cell table:style-name="Table123.B2" office:value-type="string">
            <text:p text:style-name="P16">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97425120"/></text:p>
      <text:p text:style-name="Text_20_body"><text:change text:change-id="ct97425224"/><text:change-start text:change-id="ct97425328"/></text:p>
      <text:p text:style-name="Text_20_body"><text:change-end text:change-id="ct97425328"/><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97425432"/>[an_integer] <text:alphabetical-index-mark-start text:id="IMark160395460"/>2*<text:alphabetical-index-mark-end text:id="IMark160395460"/> [an_integer]</text:h>
            <text:p text:style-name="Text_20_body">Routing: TOS</text:p>
            <text:p text:style-name="P1"><text:change-end text:change-id="ct97425432"/><text:change-start text:change-id="ct97425536"/>Double the value of the integer.<text:change-end text:change-id="ct97425536"/></text:p>
          </table:table-cell>
          <table:covered-table-cell/>
        </table:table-row>
        <table:table-row table:style-name="Table124.1">
          <table:table-cell table:style-name="Table124.A2" office:value-type="string">
            <text:p text:style-name="P16"><text:change-start text:change-id="ct97425640"/>Code<text:change-end text:change-id="ct97425640"/></text:p>
          </table:table-cell>
          <table:table-cell table:style-name="Table124.B2" office:value-type="string">
            <text:p text:style-name="P16"><text:change-start text:change-id="ct97425744"/>Result<text:change-end text:change-id="ct97425744"/></text:p>
          </table:table-cell>
        </table:table-row>
        <table:table-row table:style-name="Table124.1">
          <table:table-cell table:style-name="Table124.A2" office:value-type="string">
            <text:p text:style-name="Snippet"><text:change-start text:change-id="ct99214536"/>13 2*<text:change-end text:change-id="ct99214536"/></text:p>
          </table:table-cell>
          <table:table-cell table:style-name="Table124.B2" office:value-type="string">
            <text:p text:style-name="P2"><text:change-start text:change-id="ct99214640"/>26<text:change-end text:change-id="ct99214640"/></text:p>
          </table:table-cell>
        </table:table-row>
      </table:table>
      <text:p text:style-name="Standard"/>
      <text:p text:style-name="Text_20_body"><text:change text:change-id="ct99214744"/><text:change-start text:change-id="ct992148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0395460"/>2/<text:alphabetical-index-mark-end text:id="IMark16039546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6">Code</text:p>
          </table:table-cell>
          <table:table-cell table:style-name="Table125.B2" office:value-type="string">
            <text:p text:style-name="P16">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99214848"/><text:change text:change-id="ct99214952"/><text:change-start text:change-id="ct992150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60395460"/>&lt;&lt;<text:alphabetical-index-mark-end text:id="IMark16039546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6">Code</text:p>
          </table:table-cell>
          <table:table-cell table:style-name="Table126.B2" office:value-type="string">
            <text:p text:style-name="P16">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99215056"/><text:change text:change-id="ct99215160"/><text:change-start text:change-id="ct992152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60395460"/>&gt;&gt;<text:alphabetical-index-mark-end text:id="IMark16039546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6">Code</text:p>
          </table:table-cell>
          <table:table-cell table:style-name="Table127.B2" office:value-type="string">
            <text:p text:style-name="P16">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99215264"/><text:change text:change-id="ct99215368"/><text:change-start text:change-id="ct992154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60395460"/>and<text:alphabetical-index-mark-end text:id="IMark16039546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6">Code</text:p>
          </table:table-cell>
          <table:table-cell table:style-name="Table128.B2" office:value-type="string">
            <text:p text:style-name="P16">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99215472"/><text:change text:change-id="ct99215576"/><text:change-start text:change-id="ct992156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0395460"/>com<text:alphabetical-index-mark-end text:id="IMark16039546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6">Code</text:p>
          </table:table-cell>
          <table:table-cell table:style-name="Table129.B2" office:value-type="string">
            <text:p text:style-name="P16">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99215680"/><text:change text:change-id="ct9921578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99215888"/>[an_integer an_integer] <text:alphabetical-index-mark-start text:id="IMark160395460"/>or<text:alphabetical-index-mark-end text:id="IMark160395460"/> [an_integer]</text:h>
            <text:p text:style-name="Text_20_body">Routing: NOS</text:p>
            <text:p text:style-name="P1"><text:change-end text:change-id="ct99215888"/><text:change-start text:change-id="ct99215992"/>Compute the bit-wise inclusive or function of the two integer values.<text:change-end text:change-id="ct99215992"/></text:p>
          </table:table-cell>
          <table:covered-table-cell/>
        </table:table-row>
        <table:table-row table:style-name="Table130.1">
          <table:table-cell table:style-name="Table130.A2" office:value-type="string">
            <text:p text:style-name="P16"><text:change-start text:change-id="ct99216096"/>Code<text:change-end text:change-id="ct99216096"/></text:p>
          </table:table-cell>
          <table:table-cell table:style-name="Table130.B2" office:value-type="string">
            <text:p text:style-name="P16"><text:change-start text:change-id="ct99216200"/>Result<text:change-end text:change-id="ct99216200"/></text:p>
          </table:table-cell>
        </table:table-row>
        <table:table-row table:style-name="Table130.1">
          <table:table-cell table:style-name="Table130.A2" office:value-type="string">
            <text:p text:style-name="Snippet"><text:change-start text:change-id="ct99216304"/>15 40 or<text:change-end text:change-id="ct99216304"/></text:p>
          </table:table-cell>
          <table:table-cell table:style-name="Table130.B2" office:value-type="string">
            <text:p text:style-name="P2"><text:change-start text:change-id="ct99216408"/>47<text:change-end text:change-id="ct99216408"/></text:p>
          </table:table-cell>
        </table:table-row>
      </table:table>
      <text:p text:style-name="Standard"><text:change text:change-id="ct99216512"/><text:change-start text:change-id="ct992166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0395460"/>xor<text:alphabetical-index-mark-end text:id="IMark16039546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6">Code</text:p>
          </table:table-cell>
          <table:table-cell table:style-name="Table131.B2" office:value-type="string">
            <text:p text:style-name="P16">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9921661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60397188"/><text:alphabetical-index-mark-start text:id="IMark160396756"/><text:alphabetical-index-mark-start text:id="IMark160395412"/>NilClass<text:alphabetical-index-mark-end text:id="IMark160395412"/><text:alphabetical-index-mark-end text:id="IMark160396756"/><text:alphabetical-index-mark-end text:id="IMark160397188"/></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99216720"/> </text:p>
      <text:p text:style-name="P1">Note that in Boolean expressions, nil is treated as an alias for false.<text:change-end text:change-id="ct9921672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0395460"/>&amp;&amp;<text:alphabetical-index-mark-end text:id="IMark16039546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6">Code</text:p>
          </table:table-cell>
          <table:table-cell table:style-name="Table26.B2" office:value-type="string">
            <text:p text:style-name="P16">Result</text:p>
          </table:table-cell>
        </table:table-row>
        <table:table-row table:style-name="Table26.2">
          <table:table-cell table:style-name="Table26.A2" office:value-type="string">
            <text:p text:style-name="Snippet"><text:change-start text:change-id="ct99216824"/>nil true &amp;&amp;<text:change-end text:change-id="ct99216824"/></text:p>
          </table:table-cell>
          <table:table-cell table:style-name="Table26.B2" office:value-type="string">
            <text:p text:style-name="P2"><text:change-start text:change-id="ct99216928"/>false<text:change-end text:change-id="ct992169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0395460"/>^^<text:alphabetical-index-mark-end text:id="IMark16039546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6">Code</text:p>
          </table:table-cell>
          <table:table-cell table:style-name="Table27.B2" office:value-type="string">
            <text:p text:style-name="P16">Result</text:p>
          </table:table-cell>
        </table:table-row>
        <table:table-row table:style-name="Table27.2">
          <table:table-cell table:style-name="Table27.A2" office:value-type="string">
            <text:p text:style-name="Snippet"><text:change-start text:change-id="ct99217032"/>nil <text:change-end text:change-id="ct99217032"/><text:change-start text:change-id="ct99217136"/>false ^^<text:change-end text:change-id="ct99217136"/></text:p>
          </table:table-cell>
          <table:table-cell table:style-name="Table27.B2" office:value-type="string">
            <text:p text:style-name="P2"><text:change-start text:change-id="ct99217240"/>false<text:change-end text:change-id="ct99217240"/></text:p>
          </table:table-cell>
        </table:table-row>
        <table:table-row table:style-name="Table27.2">
          <table:table-cell table:style-name="Table27.A2" office:value-type="string">
            <text:p text:style-name="Snippet"><text:change-start text:change-id="ct99217344"/>nil true ^^<text:change-end text:change-id="ct99217344"/></text:p>
          </table:table-cell>
          <table:table-cell table:style-name="Table27.B2" office:value-type="string">
            <text:p text:style-name="P2"><text:change-start text:change-id="ct99217448"/>true<text:change-end text:change-id="ct992174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0395460"/>||<text:alphabetical-index-mark-end text:id="IMark16039546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6">Code</text:p>
          </table:table-cell>
          <table:table-cell table:style-name="Table28.B2" office:value-type="string">
            <text:p text:style-name="P16">Result</text:p>
          </table:table-cell>
        </table:table-row>
        <table:table-row table:style-name="Table28.2">
          <table:table-cell table:style-name="Table28.A2" office:value-type="string">
            <text:p text:style-name="Snippet"><text:change-start text:change-id="ct99217552"/>nil false ||<text:change-end text:change-id="ct99217552"/></text:p>
          </table:table-cell>
          <table:table-cell table:style-name="Table28.B2" office:value-type="string">
            <text:p text:style-name="P2"><text:change-start text:change-id="ct99217656"/>false<text:change-end text:change-id="ct99217656"/></text:p>
          </table:table-cell>
        </table:table-row>
        <table:table-row table:style-name="Table28.2">
          <table:table-cell table:style-name="Table28.A2" office:value-type="string">
            <text:p text:style-name="Snippet"><text:change-start text:change-id="ct99217760"/>nil true ||<text:change-end text:change-id="ct99217760"/></text:p>
          </table:table-cell>
          <table:table-cell table:style-name="Table28.B2" office:value-type="string">
            <text:p text:style-name="P2"><text:change-start text:change-id="ct99217864"/>true<text:change-end text:change-id="ct9921786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0397188"/>Numeric<text:alphabetical-index-mark-end text:id="IMark160397188"/></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99217968"/><text:change-start text:change-id="ct99218072"/>The Numeric class is the abstract base class for num<text:change-end text:change-id="ct99218072"/><text:change-start text:change-id="ct99218176"/>eric data. It is the location for the vast majority of methods that act on such data. In use, data will be instances of <text:change-end text:change-id="ct99218176"/><text:change-start text:change-id="ct99218280"/>Complex, Float, Integer (via Bignum and Fixnum), and Rational data.<text:change-end text:change-id="ct99218280"/><text:change-start text:change-id="ct99218384"/></text:p>
      <text:h text:style-name="Heading_20_2" text:outline-level="2">Specia<text:change-end text:change-id="ct99218384"/><text:change-start text:change-id="ct99218488"/>l Numeric Values</text:h>
      <text:p text:style-name="Text_20_body"><text:change-end text:change-id="ct99218488"/><text:change-start text:change-id="ct9928416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0395460"/>dpr<text:alphabetical-index-mark-end text:id="IMark16039546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6">Code</text:p>
          </table:table-cell>
          <table:table-cell table:style-name="Table200.B2" office:value-type="string">
            <text:p text:style-name="P16">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99284168"/><text:change-start text:change-id="ct9928448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60395460"/>e<text:alphabetical-index-mark-end text:id="IMark16039546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6">Code</text:p>
          </table:table-cell>
          <table:table-cell table:style-name="Table201.B2" office:value-type="string">
            <text:p text:style-name="P16">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60395460"/>pi<text:alphabetical-index-mark-end text:id="IMark16039546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6">Code</text:p>
          </table:table-cell>
          <table:table-cell table:style-name="Table202.B2" office:value-type="string">
            <text:p text:style-name="P16">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99284272"/>In 1897, an attempt was made <text:change-end text:change-id="ct99284272"/><text:change-start text:change-id="ct99284376"/>to legislate the value of pi. Fortunately, this effort was unsuccessful.<text:change-end text:change-id="ct99284376"/></text:p></text:note-body></text:note></text:p>
          </table:table-cell>
        </table:table-row>
      </table:table>
      <text:p text:style-name="Text_20_body"><text:change-end text:change-id="ct99284480"/></text:p>
      <text:h text:style-name="Heading_20_2" text:outline-level="2">Instance Methods</text:h>
      <text:p text:style-name="Text_20_body"><text:change text:change-id="ct99284584"/><text:change-start text:change-id="ct992846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60395460"/>*<text:alphabetical-index-mark-end text:id="IMark16039546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6">Code</text:p>
          </table:table-cell>
          <table:table-cell table:style-name="Table132.B2" office:value-type="string">
            <text:p text:style-name="P16">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99284688"/><text:change text:change-id="ct992847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99284896"/>[a_numeric a_numeric] <text:alphabetical-index-mark-start text:id="IMark160395460"/>**<text:alphabetical-index-mark-end text:id="IMark160395460"/> [a_numeric]</text:h>
            <text:p text:style-name="Text_20_body">Routing: NOS</text:p>
            <text:p text:style-name="P1"><text:change-end text:change-id="ct99284896"/><text:change-start text:change-id="ct99285000"/>The exponentiation operator is impleme<text:change-end text:change-id="ct99285000"/><text:change-start text:change-id="ct99285104"/>nted by this method. Note the the second operand, the power, is converted to a Float first.<text:change-end text:change-id="ct99285104"/></text:p>
          </table:table-cell>
          <table:covered-table-cell/>
        </table:table-row>
        <table:table-row table:style-name="Table133.1">
          <table:table-cell table:style-name="Table133.A2" office:value-type="string">
            <text:p text:style-name="P16"><text:change-start text:change-id="ct99285208"/>Code<text:change-end text:change-id="ct99285208"/></text:p>
          </table:table-cell>
          <table:table-cell table:style-name="Table133.B2" office:value-type="string">
            <text:p text:style-name="P16"><text:change-start text:change-id="ct99285312"/>Result<text:change-end text:change-id="ct99285312"/></text:p>
          </table:table-cell>
        </table:table-row>
        <table:table-row table:style-name="Table133.1">
          <table:table-cell table:style-name="Table133.A2" office:value-type="string">
            <text:p text:style-name="Snippet"><text:change-start text:change-id="ct99285416"/>2 10 **<text:change-end text:change-id="ct99285416"/></text:p>
          </table:table-cell>
          <table:table-cell table:style-name="Table133.B2" office:value-type="string">
            <text:p text:style-name="P2"><text:change-start text:change-id="ct99285520"/>1024<text:change-end text:change-id="ct99285520"/></text:p>
          </table:table-cell>
        </table:table-row>
        <table:table-row table:style-name="Table133.1">
          <table:table-cell table:style-name="Table133.A2" office:value-type="string">
            <text:p text:style-name="Snippet"><text:change-start text:change-id="ct99285624"/>3 4 **<text:change-end text:change-id="ct99285624"/></text:p>
          </table:table-cell>
          <table:table-cell table:style-name="Table133.B2" office:value-type="string">
            <text:p text:style-name="P2"><text:change-start text:change-id="ct99285728"/>81<text:change-end text:change-id="ct99285728"/></text:p>
          </table:table-cell>
        </table:table-row>
        <table:table-row table:style-name="Table133.1">
          <table:table-cell table:style-name="Table133.A2" office:value-type="string">
            <text:p text:style-name="Snippet"><text:change-start text:change-id="ct99285832"/>2 1/2 <text:change-end text:change-id="ct99285832"/><text:change-start text:change-id="ct99285936"/>**<text:change-end text:change-id="ct99285936"/></text:p>
          </table:table-cell>
          <table:table-cell table:style-name="Table133.B2" office:value-type="string">
            <text:p text:style-name="P2"><text:change-start text:change-id="ct99286040"/>1.4142135623730951<text:change-end text:change-id="ct99286040"/></text:p>
          </table:table-cell>
        </table:table-row>
      </table:table>
      <text:p text:style-name="Text_20_body"/>
      <text:p text:style-name="Text_20_body"><text:change text:change-id="ct99286144"/></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99286248"/>[a_numeric a_numeric] <text:alphabetical-index-mark-start text:id="IMark160395460"/>+<text:alphabetical-index-mark-end text:id="IMark160395460"/> [a_numeric]</text:h>
            <text:p text:style-name="Text_20_body">Routing: NOS</text:p>
            <text:p text:style-name="P1">The addition operator is implemented by this method.<text:change-end text:change-id="ct99286248"/></text:p>
          </table:table-cell>
          <table:covered-table-cell/>
        </table:table-row>
        <table:table-row table:style-name="Table134.1">
          <table:table-cell table:style-name="Table134.A2" office:value-type="string">
            <text:p text:style-name="P16"><text:change-start text:change-id="ct99286352"/>Code<text:change-end text:change-id="ct99286352"/></text:p>
          </table:table-cell>
          <table:table-cell table:style-name="Table134.B2" office:value-type="string">
            <text:p text:style-name="P16"><text:change-start text:change-id="ct99286456"/>Result<text:change-end text:change-id="ct99286456"/></text:p>
          </table:table-cell>
        </table:table-row>
        <table:table-row table:style-name="Table134.1">
          <table:table-cell table:style-name="Table134.A2" office:value-type="string">
            <text:p text:style-name="Snippet"><text:change-start text:change-id="ct99286560"/>1 1 +<text:change-end text:change-id="ct99286560"/></text:p>
          </table:table-cell>
          <table:table-cell table:style-name="Table134.B2" office:value-type="string">
            <text:p text:style-name="P2"><text:change-start text:change-id="ct99286664"/>2<text:change-end text:change-id="ct99286664"/></text:p>
          </table:table-cell>
        </table:table-row>
        <table:table-row table:style-name="Table134.1">
          <table:table-cell table:style-name="Table134.A2" office:value-type="string">
            <text:p text:style-name="Snippet"><text:change-start text:change-id="ct99286768"/>1.0 7.2 +<text:change-end text:change-id="ct99286768"/></text:p>
          </table:table-cell>
          <table:table-cell table:style-name="Table134.B2" office:value-type="string">
            <text:p text:style-name="P2"><text:change-start text:change-id="ct99286872"/>8.2<text:change-end text:change-id="ct99286872"/></text:p>
          </table:table-cell>
        </table:table-row>
        <table:table-row table:style-name="Table134.1">
          <table:table-cell table:style-name="Table134.A2" office:value-type="string">
            <text:p text:style-name="Snippet"><text:change-start text:change-id="ct99286976"/>1/2<text:change-end text:change-id="ct99286976"/><text:change-start text:change-id="ct99287080"/> 1/3 +<text:change-end text:change-id="ct99287080"/></text:p>
          </table:table-cell>
          <table:table-cell table:style-name="Table134.B2" office:value-type="string">
            <text:p text:style-name="P2"><text:change-start text:change-id="ct99287184"/>5/6<text:change-end text:change-id="ct99287184"/></text:p>
          </table:table-cell>
        </table:table-row>
        <table:table-row table:style-name="Table134.1">
          <table:table-cell table:style-name="Table134.A2" office:value-type="string">
            <text:p text:style-name="Snippet"><text:change-start text:change-id="ct99287288"/>1+2i 1+3i<text:change-end text:change-id="ct99287288"/><text:change-start text:change-id="ct99287392"/> +<text:change-end text:change-id="ct99287392"/></text:p>
          </table:table-cell>
          <table:table-cell table:style-name="Table134.B2" office:value-type="string">
            <text:p text:style-name="P2"><text:change-start text:change-id="ct99287496"/>2+5i<text:change-end text:change-id="ct99287496"/></text:p>
          </table:table-cell>
        </table:table-row>
      </table:table>
      <text:p text:style-name="Text_20_body"><text:change text:change-id="ct99287600"/><text:change-start text:change-id="ct9928770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60395460"/>-<text:alphabetical-index-mark-end text:id="IMark16039546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6">Code</text:p>
          </table:table-cell>
          <table:table-cell table:style-name="Table135.B2" office:value-type="string">
            <text:p text:style-name="P16">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99287704"/><text:change text:change-id="ct99287912"/><text:change text:change-id="ct99287808"/><text:change-start text:change-id="ct992880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0395460"/>.1/x<text:alphabetical-index-mark-end text:id="IMark16039546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6">Code</text:p>
          </table:table-cell>
          <table:table-cell table:style-name="Table136.B2" office:value-type="string">
            <text:p text:style-name="P16">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99288016"/><text:change text:change-id="ct99288120"/><text:change-start text:change-id="ct9929227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60395460"/>.10**<text:alphabetical-index-mark-end text:id="IMark160395460"/>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6">Code</text:p>
          </table:table-cell>
          <table:table-cell table:style-name="Table137.B2" office:value-type="string">
            <text:p text:style-name="P16">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99292272"/><text:change text:change-id="ct99292376"/><text:change-start text:change-id="ct9929248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60395460"/>.2**<text:alphabetical-index-mark-end text:id="IMark160395460"/>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6">Code</text:p>
          </table:table-cell>
          <table:table-cell table:style-name="Table138.B2" office:value-type="string">
            <text:p text:style-name="P16">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99292480"/><text:change text:change-id="ct99292688"/><text:change text:change-id="ct99292584"/><text:change-start text:change-id="ct992927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0395460"/>.abs<text:alphabetical-index-mark-end text:id="IMark16039546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6">Code</text:p>
          </table:table-cell>
          <table:table-cell table:style-name="Table139.B2" office:value-type="string">
            <text:p text:style-name="P16">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99292792"/><text:change text:change-id="ct99292896"/></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99293000"/>[a_numeric] <text:alphabetical-index-mark-start text:id="IMark160395460"/>.acos<text:alphabetical-index-mark-end text:id="IMark160395460"/> [a_float]</text:h>
            <text:p text:style-name="Text_20_body">Routing: TOS</text:p>
            <text:p text:style-name="P1">This method computes the arc-cosine (cos(x)<text:span text:style-name="T11">-1</text:span>) of the value. That is it computes the angle in radians <text:change-end text:change-id="ct99293000"/><text:change-start text:change-id="ct99293416"/>whose cosine is the argument<text:note text:id="ftn65" text:note-class="footnote"><text:note-citation>65</text:note-citation><text:note-body><text:p text:style-name="Footnote"><text:change-start text:change-id="ct99293104"/>Please s<text:change-end text:change-id="ct99293104"/><text:change-start text:change-id="ct99293208"/>ee <text:a xlink:type="simple" xlink:href="http://en.wikipedia.org/wiki/Inverse_trigonometric_functions" text:style-name="Internet_20_link" text:visited-style-name="Visited_20_Internet_20_Link">http://en.wikipedia.org/wiki/Inverse_trigonometric_functions</text:a> for m<text:change-end text:change-id="ct99293208"/><text:change-start text:change-id="ct99293312"/>ore details on inverse trigonometric functions.<text:change-end text:change-id="ct99293312"/></text:p></text:note-body></text:note>.<text:change-end text:change-id="ct99293416"/><text:change-start text:change-id="ct99293520"/> <text:span text:style-name="T11"><text:s text:c="11"/></text:span><text:change-end text:change-id="ct99293520"/></text:p>
          </table:table-cell>
          <table:covered-table-cell/>
        </table:table-row>
        <table:table-row table:style-name="Table140.1">
          <table:table-cell table:style-name="Table140.A2" office:value-type="string">
            <text:p text:style-name="P16"><text:change-start text:change-id="ct99293624"/>Code<text:change-end text:change-id="ct99293624"/></text:p>
          </table:table-cell>
          <table:table-cell table:style-name="Table140.B2" office:value-type="string">
            <text:p text:style-name="P16"><text:change-start text:change-id="ct99293728"/>Result<text:change-end text:change-id="ct99293728"/></text:p>
          </table:table-cell>
        </table:table-row>
        <table:table-row table:style-name="Table140.1">
          <table:table-cell table:style-name="Table140.A2" office:value-type="string">
            <text:p text:style-name="Snippet"><text:change-start text:change-id="ct99293832"/>1 .acos<text:change-end text:change-id="ct99293832"/></text:p>
          </table:table-cell>
          <table:table-cell table:style-name="Table140.B2" office:value-type="string">
            <text:p text:style-name="P2"><text:change-start text:change-id="ct99293936"/>0.0<text:change-end text:change-id="ct99293936"/></text:p>
          </table:table-cell>
        </table:table-row>
        <table:table-row table:style-name="Table140.1">
          <table:table-cell table:style-name="Table140.A2" office:value-type="string">
            <text:p text:style-name="Snippet"><text:change-start text:change-id="ct99294040"/>0 .acos<text:change-end text:change-id="ct99294040"/></text:p>
          </table:table-cell>
          <table:table-cell table:style-name="Table140.B2" office:value-type="string">
            <text:p text:style-name="P2"><text:change-start text:change-id="ct99294144"/>1.5707963267948966<text:change-end text:change-id="ct99294144"/></text:p>
          </table:table-cell>
        </table:table-row>
      </table:table>
      <text:p text:style-name="Text_20_body"><text:change text:change-id="ct992942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99294560"/>[a_numeric] <text:alphabetical-index-mark-start text:id="IMark160395460"/>.acosh<text:alphabetical-index-mark-end text:id="IMark160395460"/>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992943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99294352"/><text:change-start text:change-id="ct99294456"/>bolic trigonometric functions.<text:change-end text:change-id="ct99294456"/></text:p></text:note-body></text:note>.<text:change-end text:change-id="ct99294560"/></text:p>
          </table:table-cell>
          <table:covered-table-cell/>
        </table:table-row>
        <table:table-row table:style-name="Table141.1">
          <table:table-cell table:style-name="Table141.A2" office:value-type="string">
            <text:p text:style-name="P16"><text:change-start text:change-id="ct99294664"/>Code<text:change-end text:change-id="ct99294664"/></text:p>
          </table:table-cell>
          <table:table-cell table:style-name="Table141.B2" office:value-type="string">
            <text:p text:style-name="P16"><text:change-start text:change-id="ct99294768"/>Result<text:change-end text:change-id="ct992947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992948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99294976"/>[a_numeric] <text:alphabetical-index-mark-start text:id="IMark160395460"/>.angle<text:alphabetical-index-mark-end text:id="IMark160395460"/> [a_float]</text:h>
            <text:p text:style-name="Text_20_body">Routing:<text:change-end text:change-id="ct99294976"/> TOS<text:change-start text:change-id="ct99295080"/></text:p>
            <text:p text:style-name="P1"><text:change-end text:change-id="ct992950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6"><text:change-start text:change-id="ct99295184"/>Code<text:change-end text:change-id="ct99295184"/></text:p>
          </table:table-cell>
          <table:table-cell table:style-name="Table142.B2" office:value-type="string">
            <text:p text:style-name="P16"><text:change-start text:change-id="ct99295288"/>Result<text:change-end text:change-id="ct992952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99295392"/></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99295496"/>[a_numeric] <text:alphabetical-index-mark-start text:id="IMark160395460"/>.asin<text:alphabetical-index-mark-end text:id="IMark160395460"/> [a_<text:change-end text:change-id="ct99295496"/>float<text:change-start text:change-id="ct99295600"/>]</text:h>
            <text:p text:style-name="Text_20_body">Routing:<text:change-end text:change-id="ct99295600"/> TOS<text:change-start text:change-id="ct99295704"/></text:p>
            <text:p text:style-name="P1"><text:change-end text:change-id="ct99295704"/>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6"><text:change-start text:change-id="ct99295808"/>Code<text:change-end text:change-id="ct99295808"/></text:p>
          </table:table-cell>
          <table:table-cell table:style-name="Table143.B2" office:value-type="string">
            <text:p text:style-name="P16"><text:change-start text:change-id="ct99295912"/>Result<text:change-end text:change-id="ct992959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9929601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99296120"/>[a_numeric] <text:alphabetical-index-mark-start text:id="IMark160395460"/>.asinh<text:alphabetical-index-mark-end text:id="IMark160395460"/> [a_<text:change-end text:change-id="ct99296120"/>float<text:change-start text:change-id="ct99296224"/>]</text:h>
            <text:p text:style-name="Text_20_body">Routing:<text:change-end text:change-id="ct99296224"/> TOS<text:change-start text:change-id="ct99296368"/></text:p>
            <text:p text:style-name="P1"><text:change-end text:change-id="ct99296368"/>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6"><text:change-start text:change-id="ct99296472"/>Code<text:change-end text:change-id="ct99296472"/></text:p>
          </table:table-cell>
          <table:table-cell table:style-name="Table144.B2" office:value-type="string">
            <text:p text:style-name="P16"><text:change-start text:change-id="ct99296576"/>Result<text:change-end text:change-id="ct992965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992966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99296784"/>[a_numeric] <text:alphabetical-index-mark-start text:id="IMark160395460"/>.atan<text:alphabetical-index-mark-end text:id="IMark160395460"/> [a_<text:change-end text:change-id="ct99296784"/>float<text:change-start text:change-id="ct99296888"/>]</text:h>
            <text:p text:style-name="Text_20_body">Routing:<text:change-end text:change-id="ct99296888"/> TOS<text:change-start text:change-id="ct99296992"/></text:p>
            <text:p text:style-name="P1"><text:change-end text:change-id="ct99296992"/>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6"><text:change-start text:change-id="ct99297096"/>Code<text:change-end text:change-id="ct99297096"/></text:p>
          </table:table-cell>
          <table:table-cell table:style-name="Table145.B2" office:value-type="string">
            <text:p text:style-name="P16"><text:change-start text:change-id="ct99297200"/>Result<text:change-end text:change-id="ct992972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9929730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99297408"/>[a_numeric a_numeric] <text:alphabetical-index-mark-start text:id="IMark160395460"/>.atan2<text:alphabetical-index-mark-end text:id="IMark160395460"/> [a_<text:change-end text:change-id="ct99297408"/>float<text:change-start text:change-id="ct99297512"/>]</text:h>
            <text:p text:style-name="Text_20_body">Routing:<text:change-end text:change-id="ct99297512"/> TOS<text:change-start text:change-id="ct99297616"/></text:p>
            <text:p text:style-name="P1"><text:change-end text:change-id="ct992976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6"><text:change-start text:change-id="ct99297720"/>Code<text:change-end text:change-id="ct99297720"/></text:p>
          </table:table-cell>
          <table:table-cell table:style-name="Table146.B2" office:value-type="string">
            <text:p text:style-name="P16"><text:change-start text:change-id="ct99297824"/>Result<text:change-end text:change-id="ct992978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99298032"/><text:change text:change-id="ct9929792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99298136"/>[a_numeric] <text:alphabetical-index-mark-start text:id="IMark160395460"/>.atanh<text:alphabetical-index-mark-end text:id="IMark160395460"/> [a_<text:change-end text:change-id="ct99298136"/>float<text:change-start text:change-id="ct99298240"/>]</text:h>
            <text:p text:style-name="Text_20_body">Routing:<text:change-end text:change-id="ct99298240"/> TOS<text:change-start text:change-id="ct99298344"/></text:p>
            <text:p text:style-name="P1"><text:change-end text:change-id="ct99298344"/>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6"><text:change-start text:change-id="ct99298448"/>Code<text:change-end text:change-id="ct99298448"/></text:p>
          </table:table-cell>
          <table:table-cell table:style-name="Table147.B2" office:value-type="string">
            <text:p text:style-name="P16"><text:change-start text:change-id="ct99298552"/>Result<text:change-end text:change-id="ct992985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992986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99298760"/>[a_numeric a_numeric] <text:alphabetical-index-mark-start text:id="IMark160395460"/>.c2p<text:alphabetical-index-mark-end text:id="IMark160395460"/> [a_<text:change-end text:change-id="ct99298760"/>float<text:change-start text:change-id="ct99298864"/> a_<text:change-end text:change-id="ct99298864"/>float<text:change-start text:change-id="ct99298968"/>]</text:h>
            <text:p text:style-name="Text_20_body">Routing: TOS</text:p>
            <text:p text:style-name="P1"><text:change-end text:change-id="ct992989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6"><text:change-start text:change-id="ct99299072"/>Code<text:change-end text:change-id="ct99299072"/></text:p>
          </table:table-cell>
          <table:table-cell table:style-name="Table148.B2" office:value-type="string">
            <text:p text:style-name="P16"><text:change-start text:change-id="ct99299176"/>Result<text:change-end text:change-id="ct992991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99299384"/><text:change text:change-id="ct9929928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99299488"/>[a_numeric] <text:alphabetical-index-mark-start text:id="IMark160395460"/>.cbrt<text:alphabetical-index-mark-end text:id="IMark160395460"/> [a_<text:change-end text:change-id="ct99299488"/>float<text:change-start text:change-id="ct99299592"/>]</text:h>
            <text:p text:style-name="Text_20_body">Routing:<text:change-end text:change-id="ct99299592"/> TOS<text:change-start text:change-id="ct99299696"/></text:p>
            <text:p text:style-name="P1"><text:change-end text:change-id="ct99299696"/>This method computes the cube root (X<text:span text:style-name="T11">1/3</text:span>) of the value.</text:p>
          </table:table-cell>
          <table:covered-table-cell/>
        </table:table-row>
        <table:table-row table:style-name="Table149.1">
          <table:table-cell table:style-name="Table149.A2" office:value-type="string">
            <text:p text:style-name="P16"><text:change-start text:change-id="ct99299800"/>Code<text:change-end text:change-id="ct99299800"/></text:p>
          </table:table-cell>
          <table:table-cell table:style-name="Table149.B2" office:value-type="string">
            <text:p text:style-name="P16"><text:change-start text:change-id="ct99299904"/>Result<text:change-end text:change-id="ct992999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993000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99300112"/>[a_numeric] <text:alphabetical-index-mark-start text:id="IMark160395460"/>.ceil<text:alphabetical-index-mark-end text:id="IMark160395460"/> [a<text:change-end text:change-id="ct99300112"/>n<text:change-start text:change-id="ct99300216"/>_<text:change-end text:change-id="ct99300216"/>integer<text:change-start text:change-id="ct99300320"/>]</text:h>
            <text:p text:style-name="Text_20_body">Routing:<text:change-end text:change-id="ct99300320"/> TOS<text:change-start text:change-id="ct99300464"/></text:p>
            <text:p text:style-name="P1"><text:change-end text:change-id="ct99300464"/>This method computes the smallest integer that is greater than or equal to the argument.</text:p>
          </table:table-cell>
          <table:covered-table-cell/>
        </table:table-row>
        <table:table-row table:style-name="Table150.1">
          <table:table-cell table:style-name="Table150.A2" office:value-type="string">
            <text:p text:style-name="P16"><text:change-start text:change-id="ct99300568"/>Code<text:change-end text:change-id="ct99300568"/></text:p>
          </table:table-cell>
          <table:table-cell table:style-name="Table150.B2" office:value-type="string">
            <text:p text:style-name="P16"><text:change-start text:change-id="ct99300672"/>Result<text:change-end text:change-id="ct993006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9930077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99300880"/>[a_numeric] <text:alphabetical-index-mark-start text:id="IMark160395460"/>.conjugate<text:alphabetical-index-mark-end text:id="IMark160395460"/> [a_numeric]</text:h>
            <text:p text:style-name="Text_20_body">Routing:<text:change-end text:change-id="ct99300880"/> TOS<text:change-start text:change-id="ct99300984"/></text:p>
            <text:p text:style-name="P1"><text:change-end text:change-id="ct99300984"/>This method computes the complex conjugate of the argument. For non-complex data, this has no effect.</text:p>
          </table:table-cell>
          <table:covered-table-cell/>
        </table:table-row>
        <table:table-row table:style-name="Table151.1">
          <table:table-cell table:style-name="Table151.A2" office:value-type="string">
            <text:p text:style-name="P16"><text:change-start text:change-id="ct99301088"/>Code<text:change-end text:change-id="ct99301088"/></text:p>
          </table:table-cell>
          <table:table-cell table:style-name="Table151.B2" office:value-type="string">
            <text:p text:style-name="P16"><text:change-start text:change-id="ct99301192"/>Result<text:change-end text:change-id="ct9930119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9930129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99301400"/>[a_numeric] <text:alphabetical-index-mark-start text:id="IMark160395460"/>.cos<text:alphabetical-index-mark-end text:id="IMark160395460"/> [a_<text:change-end text:change-id="ct99301400"/>float<text:change-start text:change-id="ct99301504"/>]</text:h>
            <text:p text:style-name="Text_20_body">Routing:<text:change-end text:change-id="ct99301504"/> TOS<text:change-start text:change-id="ct99301608"/></text:p>
            <text:p text:style-name="P1"><text:change-end text:change-id="ct99301608"/>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6"><text:change-start text:change-id="ct99301712"/>Code<text:change-end text:change-id="ct99301712"/></text:p>
          </table:table-cell>
          <table:table-cell table:style-name="Table152.B2" office:value-type="string">
            <text:p text:style-name="P16"><text:change-start text:change-id="ct99301816"/>Result<text:change-end text:change-id="ct9930181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99302024"/><text:change text:change-id="ct9930192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99302128"/>[a_numeric] <text:alphabetical-index-mark-start text:id="IMark160395460"/>.cosh<text:alphabetical-index-mark-end text:id="IMark160395460"/> [a_<text:change-end text:change-id="ct99302128"/>float<text:change-start text:change-id="ct99302232"/>]</text:h>
            <text:p text:style-name="Text_20_body">Routing:<text:change-end text:change-id="ct99302232"/> TOS<text:change-start text:change-id="ct99302336"/></text:p>
            <text:p text:style-name="P1"><text:change-end text:change-id="ct99302336"/>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6"><text:change-start text:change-id="ct99302440"/>Code<text:change-end text:change-id="ct99302440"/></text:p>
          </table:table-cell>
          <table:table-cell table:style-name="Table153.B2" office:value-type="string">
            <text:p text:style-name="P16"><text:change-start text:change-id="ct99302544"/>Result<text:change-end text:change-id="ct9930254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9930264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99302752"/>[a_numeric] <text:alphabetical-index-mark-start text:id="IMark160395460"/>.cube<text:alphabetical-index-mark-end text:id="IMark160395460"/> [a_numeric]</text:h>
            <text:p text:style-name="Text_20_body">Routing:<text:change-end text:change-id="ct99302752"/> TOS<text:change-start text:change-id="ct99302856"/></text:p>
            <text:p text:style-name="P1"><text:change-end text:change-id="ct99302856"/>This method computes the cube (X<text:span text:style-name="T11">3</text:span>) of the number.</text:p>
          </table:table-cell>
          <table:covered-table-cell/>
        </table:table-row>
        <table:table-row table:style-name="Table154.1">
          <table:table-cell table:style-name="Table154.A2" office:value-type="string">
            <text:p text:style-name="P16"><text:change-start text:change-id="ct99302960"/>Code<text:change-end text:change-id="ct99302960"/></text:p>
          </table:table-cell>
          <table:table-cell table:style-name="Table154.B2" office:value-type="string">
            <text:p text:style-name="P16"><text:change-start text:change-id="ct99303064"/>Result<text:change-end text:change-id="ct993030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9930316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99303272"/>[a_numeric] <text:alphabetical-index-mark-start text:id="IMark160395460"/>.d2r<text:alphabetical-index-mark-end text:id="IMark160395460"/> [a_<text:change-end text:change-id="ct99303272"/>float<text:change-start text:change-id="ct99303376"/>]</text:h>
            <text:p text:style-name="Text_20_body">Routing:<text:change-end text:change-id="ct99303376"/> TOS<text:change-start text:change-id="ct99303480"/></text:p>
            <text:p text:style-name="P1"><text:change-end text:change-id="ct99303480"/>This method converts the argument number from degrees to radians.</text:p>
          </table:table-cell>
          <table:covered-table-cell/>
        </table:table-row>
        <table:table-row table:style-name="Table155.1">
          <table:table-cell table:style-name="Table155.A2" office:value-type="string">
            <text:p text:style-name="P16"><text:change-start text:change-id="ct99303584"/>Code<text:change-end text:change-id="ct99303584"/></text:p>
          </table:table-cell>
          <table:table-cell table:style-name="Table155.B2" office:value-type="string">
            <text:p text:style-name="P16"><text:change-start text:change-id="ct99303688"/>Result<text:change-end text:change-id="ct993036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99303792"/></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99303896"/>[a_numeric] <text:alphabetical-index-mark-start text:id="IMark160395460"/>.denominator<text:alphabetical-index-mark-end text:id="IMark160395460"/> [a<text:change-end text:change-id="ct99303896"/>n<text:change-start text:change-id="ct99304000"/>_<text:change-end text:change-id="ct99304000"/>integer<text:change-start text:change-id="ct99304104"/>]</text:h>
            <text:p text:style-name="Text_20_body">Routing:<text:change-end text:change-id="ct99304104"/> TOS<text:change-start text:change-id="ct99304208"/></text:p>
            <text:p text:style-name="P1"><text:change-end text:change-id="ct993042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6"><text:change-start text:change-id="ct99304312"/>Code<text:change-end text:change-id="ct99304312"/></text:p>
          </table:table-cell>
          <table:table-cell table:style-name="Table156.B2" office:value-type="string">
            <text:p text:style-name="P16"><text:change-start text:change-id="ct99304416"/>Result<text:change-end text:change-id="ct993044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99304560"/><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99304664"/>[a_numeric] <text:alphabetical-index-mark-start text:id="IMark160395460"/>.e**<text:alphabetical-index-mark-end text:id="IMark160395460"/> [a_<text:change-end text:change-id="ct99304664"/>float<text:change-start text:change-id="ct99304768"/>]</text:h>
            <text:p text:style-name="Text_20_body">Routing:<text:change-end text:change-id="ct99304768"/> TOS<text:change-start text:change-id="ct99304872"/></text:p>
            <text:p text:style-name="P1"><text:change-end text:change-id="ct99304872"/>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6"><text:change-start text:change-id="ct99304976"/>Code<text:change-end text:change-id="ct99304976"/></text:p>
          </table:table-cell>
          <table:table-cell table:style-name="Table157.B2" office:value-type="string">
            <text:p text:style-name="P16"><text:change-start text:change-id="ct99305080"/>Result<text:change-end text:change-id="ct993050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9930518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99305288"/>[a_numeric] <text:alphabetical-index-mark-start text:id="IMark160395460"/>.emit<text:alphabetical-index-mark-end text:id="IMark160395460"/> []</text:h>
            <text:p text:style-name="Text_20_body">Routing:<text:change-end text:change-id="ct99305288"/> TOS<text:change-start text:change-id="ct99305392"/></text:p>
            <text:p text:style-name="P1"><text:change-end text:change-id="ct99305392"/>This method emits a character with the code of numeric argument.</text:p>
          </table:table-cell>
          <table:covered-table-cell/>
        </table:table-row>
        <table:table-row table:style-name="Table158.1">
          <table:table-cell table:style-name="Table158.A2" office:value-type="string">
            <text:p text:style-name="P16"><text:change-start text:change-id="ct99305496"/>Code<text:change-end text:change-id="ct99305496"/></text:p>
          </table:table-cell>
          <table:table-cell table:style-name="Table158.B2" office:value-type="string">
            <text:p text:style-name="P16"><text:change-start text:change-id="ct99305600"/>Result<text:change-end text:change-id="ct993056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99305808"/><text:change text:change-id="ct9930570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99305912"/>[a_numeric] <text:alphabetical-index-mark-start text:id="IMark160395460"/>.floor<text:alphabetical-index-mark-end text:id="IMark160395460"/> [a<text:change-end text:change-id="ct99305912"/>n<text:change-start text:change-id="ct99306016"/>_<text:change-end text:change-id="ct99306016"/>integer<text:change-start text:change-id="ct99306120"/>]</text:h>
            <text:p text:style-name="Text_20_body">Routing:<text:change-end text:change-id="ct99306120"/> TOS<text:change-start text:change-id="ct99306224"/></text:p>
            <text:p text:style-name="P1"><text:change-end text:change-id="ct99306224"/>This method computes the largest integer that is less than or equal to the argument.</text:p>
          </table:table-cell>
          <table:covered-table-cell/>
        </table:table-row>
        <table:table-row table:style-name="Table159.1">
          <table:table-cell table:style-name="Table159.A2" office:value-type="string">
            <text:p text:style-name="P16"><text:change-start text:change-id="ct99306328"/>Code<text:change-end text:change-id="ct99306328"/></text:p>
          </table:table-cell>
          <table:table-cell table:style-name="Table159.B2" office:value-type="string">
            <text:p text:style-name="P16"><text:change-start text:change-id="ct99306432"/>Result<text:change-end text:change-id="ct9930643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9930653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99306640"/>[a_numeric a_numeric] <text:alphabetical-index-mark-start text:id="IMark160395460"/>.hypot<text:alphabetical-index-mark-end text:id="IMark160395460"/> [a_<text:change-end text:change-id="ct99306640"/>float<text:change-start text:change-id="ct99306744"/>]</text:h>
            <text:p text:style-name="Text_20_body">Routing:<text:change-end text:change-id="ct99306744"/> TOS<text:change-start text:change-id="ct99306848"/></text:p>
            <text:p text:style-name="P1"><text:change-end text:change-id="ct99306848"/>Given two lengths, this method computes the length of the hypotenuse. </text:p>
          </table:table-cell>
          <table:covered-table-cell/>
        </table:table-row>
        <table:table-row table:style-name="Table160.1">
          <table:table-cell table:style-name="Table160.A2" office:value-type="string">
            <text:p text:style-name="P16"><text:change-start text:change-id="ct99306952"/>Code<text:change-end text:change-id="ct99306952"/></text:p>
          </table:table-cell>
          <table:table-cell table:style-name="Table160.B2" office:value-type="string">
            <text:p text:style-name="P16"><text:change-start text:change-id="ct99307056"/>Result<text:change-end text:change-id="ct9930705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99307160"/></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99307264"/>[a_numeric] <text:alphabetical-index-mark-start text:id="IMark160395460"/>.imaginary<text:alphabetical-index-mark-end text:id="IMark160395460"/> [a_numeric]</text:h>
            <text:p text:style-name="Text_20_body">Routing:<text:change-end text:change-id="ct99307264"/> TOS<text:change-start text:change-id="ct99307368"/></text:p>
            <text:p text:style-name="P1"><text:change-end text:change-id="ct9930736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6"><text:change-start text:change-id="ct99307472"/>Code<text:change-end text:change-id="ct99307472"/></text:p>
          </table:table-cell>
          <table:table-cell table:style-name="Table161.B2" office:value-type="string">
            <text:p text:style-name="P16"><text:change-start text:change-id="ct99307576"/>Result<text:change-end text:change-id="ct9930757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9930768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99307784"/>[a_numeric] <text:alphabetical-index-mark-start text:id="IMark160395460"/>.ln<text:alphabetical-index-mark-end text:id="IMark160395460"/> [a_<text:change-end text:change-id="ct99307784"/>float<text:change-start text:change-id="ct99307888"/>]</text:h>
            <text:p text:style-name="Text_20_body">Routing:<text:change-end text:change-id="ct99307888"/> TOS<text:change-start text:change-id="ct99307992"/></text:p>
            <text:p text:style-name="P1"><text:change-end text:change-id="ct99307992"/>This method computes the natural logarithm (log<text:span text:style-name="T6">e</text:span>) of the given value.</text:p>
          </table:table-cell>
          <table:covered-table-cell/>
        </table:table-row>
        <table:table-row table:style-name="Table162.1">
          <table:table-cell table:style-name="Table162.A2" office:value-type="string">
            <text:p text:style-name="P16"><text:change-start text:change-id="ct99308096"/>Code<text:change-end text:change-id="ct99308096"/></text:p>
          </table:table-cell>
          <table:table-cell table:style-name="Table162.B2" office:value-type="string">
            <text:p text:style-name="P16"><text:change-start text:change-id="ct99308200"/>Result<text:change-end text:change-id="ct9930820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9930830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99308408"/>[a_numeric] <text:alphabetical-index-mark-start text:id="IMark160395460"/>.log10<text:alphabetical-index-mark-end text:id="IMark160395460"/> [a_<text:change-end text:change-id="ct99308408"/>float<text:change-start text:change-id="ct99308512"/>]</text:h>
            <text:p text:style-name="Text_20_body">Routing:<text:change-end text:change-id="ct99308512"/> TOS<text:change-start text:change-id="ct99308656"/></text:p>
            <text:p text:style-name="P1"><text:change-end text:change-id="ct99308656"/>This method computes the base 10 logarithm (log<text:span text:style-name="T6">10</text:span>) of the given value.</text:p>
          </table:table-cell>
          <table:covered-table-cell/>
        </table:table-row>
        <table:table-row table:style-name="Table163.1">
          <table:table-cell table:style-name="Table163.A2" office:value-type="string">
            <text:p text:style-name="P16"><text:change-start text:change-id="ct99308760"/>Code<text:change-end text:change-id="ct99308760"/></text:p>
          </table:table-cell>
          <table:table-cell table:style-name="Table163.B2" office:value-type="string">
            <text:p text:style-name="P16"><text:change-start text:change-id="ct99308864"/>Result<text:change-end text:change-id="ct993088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9930896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99309072"/>[a_numeric] <text:alphabetical-index-mark-start text:id="IMark160395460"/>.log2<text:alphabetical-index-mark-end text:id="IMark160395460"/> [a_<text:change-end text:change-id="ct99309072"/>float<text:change-start text:change-id="ct99309176"/>]</text:h>
            <text:p text:style-name="Text_20_body">Routing:<text:change-end text:change-id="ct99309176"/> TOS<text:change-start text:change-id="ct99309280"/></text:p>
            <text:p text:style-name="P1"><text:change-end text:change-id="ct99309280"/>This method computes the base 2 logarithm (log<text:span text:style-name="T6">2</text:span>) of the given value.</text:p>
          </table:table-cell>
          <table:covered-table-cell/>
        </table:table-row>
        <table:table-row table:style-name="Table164.1">
          <table:table-cell table:style-name="Table164.A2" office:value-type="string">
            <text:p text:style-name="P16"><text:change-start text:change-id="ct99309384"/>Code<text:change-end text:change-id="ct99309384"/></text:p>
          </table:table-cell>
          <table:table-cell table:style-name="Table164.B2" office:value-type="string">
            <text:p text:style-name="P16"><text:change-start text:change-id="ct99309488"/>Result<text:change-end text:change-id="ct9930948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9930959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99309696"/>[a_numeric] <text:alphabetical-index-mark-start text:id="IMark160395460"/>.magnitude<text:alphabetical-index-mark-end text:id="IMark160395460"/> [a_numeric]</text:h>
            <text:p text:style-name="Text_20_body">Routing:<text:change-end text:change-id="ct99309696"/> TOS<text:change-start text:change-id="ct99309800"/></text:p>
            <text:p text:style-name="P1"><text:change-end text:change-id="ct9930980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6"><text:change-start text:change-id="ct99309904"/>Code<text:change-end text:change-id="ct99309904"/></text:p>
          </table:table-cell>
          <table:table-cell table:style-name="Table165.B2" office:value-type="string">
            <text:p text:style-name="P16"><text:change-start text:change-id="ct99310008"/>Result<text:change-end text:change-id="ct9931000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99310112"/></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99310216"/>[a_numeric] <text:alphabetical-index-mark-start text:id="IMark160395460"/>.numerator<text:alphabetical-index-mark-end text:id="IMark160395460"/> [a_numeric]</text:h>
            <text:p text:style-name="Text_20_body">Routing:<text:change-end text:change-id="ct99310216"/> TOS<text:change-start text:change-id="ct99310320"/></text:p>
            <text:p text:style-name="P1"><text:change-end text:change-id="ct9931032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6"><text:change-start text:change-id="ct99310424"/>Code<text:change-end text:change-id="ct99310424"/></text:p>
          </table:table-cell>
          <table:table-cell table:style-name="Table166.B2" office:value-type="string">
            <text:p text:style-name="P16"><text:change-start text:change-id="ct99310528"/>Result<text:change-end text:change-id="ct9931052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99310736"/><text:change text:change-id="ct9931063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99310840"/>[a_numeric a_numeric] <text:alphabetical-index-mark-start text:id="IMark160395460"/>.p2c<text:alphabetical-index-mark-end text:id="IMark160395460"/> [a_<text:change-end text:change-id="ct99310840"/>float<text:change-start text:change-id="ct99310944"/> a_<text:change-end text:change-id="ct99310944"/>float<text:change-start text:change-id="ct99311048"/>]</text:h>
            <text:p text:style-name="Text_20_body">Routing:<text:change-end text:change-id="ct99311048"/> TOS<text:change-start text:change-id="ct99311152"/></text:p>
            <text:p text:style-name="P1"><text:change-end text:change-id="ct9931115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6"><text:change-start text:change-id="ct99311256"/>Code<text:change-end text:change-id="ct99311256"/></text:p>
          </table:table-cell>
          <table:table-cell table:style-name="Table167.B2" office:value-type="string">
            <text:p text:style-name="P16"><text:change-start text:change-id="ct99311360"/>Result<text:change-end text:change-id="ct9931136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9931146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99311568"/>[a_numeric] <text:alphabetical-index-mark-start text:id="IMark160395460"/>.polar<text:alphabetical-index-mark-end text:id="IMark160395460"/> [a_<text:change-end text:change-id="ct99311568"/>float<text:change-start text:change-id="ct99311672"/> a_<text:change-end text:change-id="ct99311672"/>float<text:change-start text:change-id="ct99311776"/>]</text:h>
            <text:p text:style-name="Text_20_body">Routing:<text:change-end text:change-id="ct99311776"/> TOS<text:change-start text:change-id="ct99311880"/></text:p>
            <text:p text:style-name="P1"><text:change-end text:change-id="ct9931188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6"><text:change-start text:change-id="ct99311984"/>Code<text:change-end text:change-id="ct99311984"/></text:p>
          </table:table-cell>
          <table:table-cell table:style-name="Table168.B2" office:value-type="string">
            <text:p text:style-name="P16"><text:change-start text:change-id="ct99312088"/>Result<text:change-end text:change-id="ct9931208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9931219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99312296"/>[a_numeric] <text:alphabetical-index-mark-start text:id="IMark160395460"/>.r2d<text:alphabetical-index-mark-end text:id="IMark160395460"/> [a_<text:change-end text:change-id="ct99312296"/>float<text:change-start text:change-id="ct99312400"/>]</text:h>
            <text:p text:style-name="Text_20_body">Routing:<text:change-end text:change-id="ct99312400"/> TOS<text:change-start text:change-id="ct99312504"/></text:p>
            <text:p text:style-name="P1"><text:change-end text:change-id="ct99312504"/>Convert a angle value from radians to degrees.</text:p>
          </table:table-cell>
          <table:covered-table-cell/>
        </table:table-row>
        <table:table-row table:style-name="Table169.1">
          <table:table-cell table:style-name="Table169.A2" office:value-type="string">
            <text:p text:style-name="P16"><text:change-start text:change-id="ct99312608"/>Code<text:change-end text:change-id="ct99312608"/></text:p>
          </table:table-cell>
          <table:table-cell table:style-name="Table169.B2" office:value-type="string">
            <text:p text:style-name="P16"><text:change-start text:change-id="ct99382296"/>Result<text:change-end text:change-id="ct993822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993824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99382504"/>[a_numeric] <text:alphabetical-index-mark-start text:id="IMark160395460"/>.real<text:alphabetical-index-mark-end text:id="IMark160395460"/> [a_numeric]</text:h>
            <text:p text:style-name="Text_20_body">Routing:<text:change-end text:change-id="ct99382504"/> TOS<text:change-start text:change-id="ct99382608"/></text:p>
            <text:p text:style-name="P1"><text:change-end text:change-id="ct993826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6"><text:change-start text:change-id="ct99382712"/>Code<text:change-end text:change-id="ct99382712"/></text:p>
          </table:table-cell>
          <table:table-cell table:style-name="Table170.B2" office:value-type="string">
            <text:p text:style-name="P16"><text:change-start text:change-id="ct99382816"/>Result<text:change-end text:change-id="ct993828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99382920"/><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99383024"/>[a_numeric] <text:alphabetical-index-mark-start text:id="IMark160395460"/>.round<text:alphabetical-index-mark-end text:id="IMark160395460"/> [a<text:change-end text:change-id="ct99383024"/>n<text:change-start text:change-id="ct99383128"/>_<text:change-end text:change-id="ct99383128"/>integer<text:change-start text:change-id="ct99383232"/>]</text:h>
            <text:p text:style-name="Text_20_body">Routing:<text:change-end text:change-id="ct99383232"/> TOS<text:change-start text:change-id="ct99383336"/></text:p>
            <text:p text:style-name="P1"><text:change-end text:change-id="ct99383336"/>This method rounds the argument number to the nearest integer.</text:p>
          </table:table-cell>
          <table:covered-table-cell/>
        </table:table-row>
        <table:table-row table:style-name="Table171.1">
          <table:table-cell table:style-name="Table171.A2" office:value-type="string">
            <text:p text:style-name="P16"><text:change-start text:change-id="ct99383440"/>Code<text:change-end text:change-id="ct99383440"/></text:p>
          </table:table-cell>
          <table:table-cell table:style-name="Table171.B2" office:value-type="string">
            <text:p text:style-name="P16"><text:change-start text:change-id="ct99383544"/>Result<text:change-end text:change-id="ct993835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993836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99383752"/>[a_numeric] <text:alphabetical-index-mark-start text:id="IMark160395460"/>.sin<text:alphabetical-index-mark-end text:id="IMark160395460"/> [a_<text:change-end text:change-id="ct99383752"/>float<text:change-start text:change-id="ct99383856"/>]</text:h>
            <text:p text:style-name="Text_20_body">Routing:<text:change-end text:change-id="ct99383856"/> TOS<text:change-start text:change-id="ct99383960"/></text:p>
            <text:p text:style-name="P1"><text:change-end text:change-id="ct99383960"/>This method computes the sine of the argument angle in radians.</text:p>
          </table:table-cell>
          <table:covered-table-cell/>
        </table:table-row>
        <table:table-row table:style-name="Table172.1">
          <table:table-cell table:style-name="Table172.A2" office:value-type="string">
            <text:p text:style-name="P16"><text:change-start text:change-id="ct99384064"/>Code<text:change-end text:change-id="ct99384064"/></text:p>
          </table:table-cell>
          <table:table-cell table:style-name="Table172.B2" office:value-type="string">
            <text:p text:style-name="P16"><text:change-start text:change-id="ct99384168"/>Result<text:change-end text:change-id="ct993841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993842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99384376"/>[a_numeric] <text:alphabetical-index-mark-start text:id="IMark160395460"/>.sinh<text:alphabetical-index-mark-end text:id="IMark160395460"/> [a_<text:change-end text:change-id="ct99384376"/>float<text:change-start text:change-id="ct99384480"/>]</text:h>
            <text:p text:style-name="Text_20_body">Routing:<text:change-end text:change-id="ct99384480"/> TOS<text:change-start text:change-id="ct99384584"/></text:p>
            <text:p text:style-name="P1"><text:change-end text:change-id="ct99384584"/>This method computes the hyperbolic-sine of the argument angle in radians.</text:p>
          </table:table-cell>
          <table:covered-table-cell/>
        </table:table-row>
        <table:table-row table:style-name="Table173.1">
          <table:table-cell table:style-name="Table173.A2" office:value-type="string">
            <text:p text:style-name="P16"><text:change-start text:change-id="ct99384688"/>Code<text:change-end text:change-id="ct99384688"/></text:p>
          </table:table-cell>
          <table:table-cell table:style-name="Table173.B2" office:value-type="string">
            <text:p text:style-name="P16"><text:change-start text:change-id="ct99384792"/>Result<text:change-end text:change-id="ct993847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99384896"/></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99385000"/>[a_numeric] <text:alphabetical-index-mark-start text:id="IMark160395460"/>.sleep<text:alphabetical-index-mark-end text:id="IMark160395460"/> []</text:h>
            <text:p text:style-name="Text_20_body">Routing:<text:change-end text:change-id="ct99385000"/> TOS<text:change-start text:change-id="ct99385104"/></text:p>
            <text:p text:style-name="P1"><text:change-end text:change-id="ct99385104"/>This method will pause the current thread for the specified number (or fraction of) seconds.</text:p>
          </table:table-cell>
          <table:covered-table-cell/>
        </table:table-row>
        <table:table-row table:style-name="Table174.1">
          <table:table-cell table:style-name="Table174.A2" office:value-type="string">
            <text:p text:style-name="P16"><text:change-start text:change-id="ct99385208"/>Code<text:change-end text:change-id="ct99385208"/></text:p>
          </table:table-cell>
          <table:table-cell table:style-name="Table174.B2" office:value-type="string">
            <text:p text:style-name="P16"><text:change-start text:change-id="ct99385312"/>Result<text:change-end text:change-id="ct9938531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9938541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99385520"/>[a_numeric] <text:alphabetical-index-mark-start text:id="IMark160395460"/>.sqr<text:alphabetical-index-mark-end text:id="IMark160395460"/> [a_numeric]</text:h>
            <text:p text:style-name="Text_20_body">Routing:<text:change-end text:change-id="ct99385520"/> TOS<text:change-start text:change-id="ct99385624"/></text:p>
            <text:p text:style-name="P1"><text:change-end text:change-id="ct99385624"/>This method computes the square of the argument value.</text:p>
          </table:table-cell>
          <table:covered-table-cell/>
        </table:table-row>
        <table:table-row table:style-name="Table175.1">
          <table:table-cell table:style-name="Table175.A2" office:value-type="string">
            <text:p text:style-name="P16"><text:change-start text:change-id="ct99385728"/>Code<text:change-end text:change-id="ct99385728"/></text:p>
          </table:table-cell>
          <table:table-cell table:style-name="Table175.B2" office:value-type="string">
            <text:p text:style-name="P16"><text:change-start text:change-id="ct99385832"/>Result<text:change-end text:change-id="ct993858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993859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99386040"/>[a_numeric] <text:alphabetical-index-mark-start text:id="IMark160395460"/>.sqrt<text:alphabetical-index-mark-end text:id="IMark160395460"/> [a_<text:change-end text:change-id="ct99386040"/>float<text:change-start text:change-id="ct99386144"/>]</text:h>
            <text:p text:style-name="Text_20_body">Routing:<text:change-end text:change-id="ct99386144"/> TOS<text:change-start text:change-id="ct99386248"/></text:p>
            <text:p text:style-name="P1"><text:change-end text:change-id="ct99386248"/>This method computes the square root of the argument value.</text:p>
          </table:table-cell>
          <table:covered-table-cell/>
        </table:table-row>
        <table:table-row table:style-name="Table176.1">
          <table:table-cell table:style-name="Table176.A2" office:value-type="string">
            <text:p text:style-name="P16"><text:change-start text:change-id="ct99386392"/>Code<text:change-end text:change-id="ct99386392"/></text:p>
          </table:table-cell>
          <table:table-cell table:style-name="Table176.B2" office:value-type="string">
            <text:p text:style-name="P16"><text:change-start text:change-id="ct99386496"/>Result<text:change-end text:change-id="ct993864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993866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99386704"/>[a_numeric] <text:alphabetical-index-mark-start text:id="IMark160395460"/>.tan<text:alphabetical-index-mark-end text:id="IMark160395460"/> [a_<text:change-end text:change-id="ct99386704"/>float<text:change-start text:change-id="ct99386808"/>]</text:h>
            <text:p text:style-name="Text_20_body">Routing:<text:change-end text:change-id="ct99386808"/> TOS<text:change-start text:change-id="ct99386912"/></text:p>
            <text:p text:style-name="P1"><text:change-end text:change-id="ct99386912"/>This method computes the tangent of the argument angle in radians.</text:p>
          </table:table-cell>
          <table:covered-table-cell/>
        </table:table-row>
        <table:table-row table:style-name="Table177.1">
          <table:table-cell table:style-name="Table177.A2" office:value-type="string">
            <text:p text:style-name="P16"><text:change-start text:change-id="ct99387016"/>Code<text:change-end text:change-id="ct99387016"/></text:p>
          </table:table-cell>
          <table:table-cell table:style-name="Table177.B2" office:value-type="string">
            <text:p text:style-name="P16"><text:change-start text:change-id="ct99387120"/>Result<text:change-end text:change-id="ct993871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99387224"/></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99387328"/>[a_numeric] <text:alphabetical-index-mark-start text:id="IMark160395460"/>.tanh<text:alphabetical-index-mark-end text:id="IMark160395460"/> [a_<text:change-end text:change-id="ct99387328"/>float<text:change-start text:change-id="ct99387432"/>]</text:h>
            <text:p text:style-name="Text_20_body">Routing:<text:change-end text:change-id="ct99387432"/> TOS<text:change-start text:change-id="ct99387536"/></text:p>
            <text:p text:style-name="P1"><text:change-end text:change-id="ct99387536"/>This method computes the hyperbolic-tangent of the argument angle in radians.</text:p>
          </table:table-cell>
          <table:covered-table-cell/>
        </table:table-row>
        <table:table-row table:style-name="Table178.1">
          <table:table-cell table:style-name="Table178.A2" office:value-type="string">
            <text:p text:style-name="P16"><text:change-start text:change-id="ct99387640"/>Code<text:change-end text:change-id="ct99387640"/></text:p>
          </table:table-cell>
          <table:table-cell table:style-name="Table178.B2" office:value-type="string">
            <text:p text:style-name="P16"><text:change-start text:change-id="ct99387744"/>Result<text:change-end text:change-id="ct993877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99387848"/></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99387952"/>[a_numeric a_numeric] <text:alphabetical-index-mark-start text:id="IMark160395460"/>/<text:alphabetical-index-mark-end text:id="IMark160395460"/> [a_numeric]</text:h>
            <text:p text:style-name="Text_20_body">Routing:<text:change-end text:change-id="ct99387952"/> NOS<text:change-start text:change-id="ct99388056"/></text:p>
            <text:p text:style-name="P1"><text:change-end text:change-id="ct99388056"/>This method implements the division operator.</text:p>
          </table:table-cell>
          <table:covered-table-cell/>
        </table:table-row>
        <table:table-row table:style-name="Table179.1">
          <table:table-cell table:style-name="Table179.A2" office:value-type="string">
            <text:p text:style-name="P16"><text:change-start text:change-id="ct99388160"/>Code<text:change-end text:change-id="ct99388160"/></text:p>
          </table:table-cell>
          <table:table-cell table:style-name="Table179.B2" office:value-type="string">
            <text:p text:style-name="P16"><text:change-start text:change-id="ct99388264"/>Result<text:change-end text:change-id="ct993882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993883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99388472"/>[a_numeric] <text:alphabetical-index-mark-start text:id="IMark160395460"/>0&lt;<text:alphabetical-index-mark-end text:id="IMark160395460"/> [a_boolean]</text:h>
            <text:p text:style-name="Text_20_body">Routing:<text:change-end text:change-id="ct99388472"/> TOS<text:change-start text:change-id="ct99388576"/></text:p>
            <text:p text:style-name="P1"><text:change-end text:change-id="ct99388576"/>Is this number less than zero?</text:p>
          </table:table-cell>
          <table:covered-table-cell/>
        </table:table-row>
        <table:table-row table:style-name="Table180.1">
          <table:table-cell table:style-name="Table180.A2" office:value-type="string">
            <text:p text:style-name="P16"><text:change-start text:change-id="ct99388680"/>Code<text:change-end text:change-id="ct99388680"/></text:p>
          </table:table-cell>
          <table:table-cell table:style-name="Table180.B2" office:value-type="string">
            <text:p text:style-name="P16"><text:change-start text:change-id="ct99388784"/>Result<text:change-end text:change-id="ct993887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9938888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99388992"/>[a_numeric] <text:alphabetical-index-mark-start text:id="IMark160395460"/>0&lt;=<text:alphabetical-index-mark-end text:id="IMark160395460"/> [a_boolean]</text:h>
            <text:p text:style-name="Text_20_body">Routing:<text:change-end text:change-id="ct99388992"/> TOS<text:change-start text:change-id="ct99389096"/></text:p>
            <text:p text:style-name="P1"><text:change-end text:change-id="ct99389096"/>Is this number less than or equal to zero?</text:p>
          </table:table-cell>
          <table:covered-table-cell/>
        </table:table-row>
        <table:table-row table:style-name="Table181.1">
          <table:table-cell table:style-name="Table181.A2" office:value-type="string">
            <text:p text:style-name="P16"><text:change-start text:change-id="ct99389200"/>Code<text:change-end text:change-id="ct99389200"/></text:p>
          </table:table-cell>
          <table:table-cell table:style-name="Table181.B2" office:value-type="string">
            <text:p text:style-name="P16"><text:change-start text:change-id="ct99389304"/>Result<text:change-end text:change-id="ct993893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9938940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99389512"/>[a_numeric] <text:alphabetical-index-mark-start text:id="IMark160395460"/>0&lt;=&gt;<text:alphabetical-index-mark-end text:id="IMark160395460"/> [<text:change-end text:change-id="ct99389512"/>1, 0, or -1<text:change-start text:change-id="ct99389616"/>]</text:h>
            <text:p text:style-name="Text_20_body">Routing:<text:change-end text:change-id="ct99389616"/> TOS<text:change-start text:change-id="ct99389720"/></text:p>
            <text:p text:style-name="P1"><text:change-end text:change-id="ct99389720"/>Perform a “three outcome” comparison of the value with zero.</text:p>
          </table:table-cell>
          <table:covered-table-cell/>
        </table:table-row>
        <table:table-row table:style-name="Table182.1">
          <table:table-cell table:style-name="Table182.A2" office:value-type="string">
            <text:p text:style-name="P16"><text:change-start text:change-id="ct99389824"/>Code<text:change-end text:change-id="ct99389824"/></text:p>
          </table:table-cell>
          <table:table-cell table:style-name="Table182.B2" office:value-type="string">
            <text:p text:style-name="P16"><text:change-start text:change-id="ct99389928"/>Result<text:change-end text:change-id="ct9938992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99390136"/><text:change text:change-id="ct993900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99390240"/>[a_numeric] <text:alphabetical-index-mark-start text:id="IMark160395460"/>0&lt;&gt; <text:alphabetical-index-mark-end text:id="IMark160395460"/>[a_boolean]</text:h>
            <text:p text:style-name="Text_20_body">Routing:<text:change-end text:change-id="ct99390240"/> TOS<text:change-start text:change-id="ct99390344"/></text:p>
            <text:p text:style-name="P1"><text:change-end text:change-id="ct99390344"/>Is the number not equal to zero?</text:p>
          </table:table-cell>
          <table:covered-table-cell/>
        </table:table-row>
        <table:table-row table:style-name="Table183.1">
          <table:table-cell table:style-name="Table183.A2" office:value-type="string">
            <text:p text:style-name="P16"><text:change-start text:change-id="ct99390488"/>Code<text:change-end text:change-id="ct99390488"/></text:p>
          </table:table-cell>
          <table:table-cell table:style-name="Table183.B2" office:value-type="string">
            <text:p text:style-name="P16"><text:change-start text:change-id="ct99390592"/>Result<text:change-end text:change-id="ct993905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9939069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99390800"/>[a_numeric] <text:alphabetical-index-mark-start text:id="IMark160395460"/>0=<text:alphabetical-index-mark-end text:id="IMark160395460"/> [a_boolean]</text:h>
            <text:p text:style-name="Text_20_body">Routing:<text:change-end text:change-id="ct99390800"/> TOS<text:change-start text:change-id="ct99390904"/></text:p>
            <text:p text:style-name="P1"><text:change-end text:change-id="ct99390904"/>Is the number equal to zero?</text:p>
          </table:table-cell>
          <table:covered-table-cell/>
        </table:table-row>
        <table:table-row table:style-name="Table184.1">
          <table:table-cell table:style-name="Table184.A2" office:value-type="string">
            <text:p text:style-name="P16"><text:change-start text:change-id="ct99391008"/>Code<text:change-end text:change-id="ct99391008"/></text:p>
          </table:table-cell>
          <table:table-cell table:style-name="Table184.B2" office:value-type="string">
            <text:p text:style-name="P16"><text:change-start text:change-id="ct99391112"/>Result<text:change-end text:change-id="ct993911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9939121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99391320"/>[a_numeric] <text:alphabetical-index-mark-start text:id="IMark160395460"/>0&gt;<text:alphabetical-index-mark-end text:id="IMark160395460"/> [a_boolean]</text:h>
            <text:p text:style-name="Text_20_body">Routing:<text:change-end text:change-id="ct99391320"/> TOS<text:change-start text:change-id="ct99391424"/></text:p>
            <text:p text:style-name="P1"><text:change-end text:change-id="ct99391424"/>Is the number greater than zero?</text:p>
          </table:table-cell>
          <table:covered-table-cell/>
        </table:table-row>
        <table:table-row table:style-name="Table185.1">
          <table:table-cell table:style-name="Table185.A2" office:value-type="string">
            <text:p text:style-name="P16"><text:change-start text:change-id="ct99391528"/>Code<text:change-end text:change-id="ct99391528"/></text:p>
          </table:table-cell>
          <table:table-cell table:style-name="Table185.B2" office:value-type="string">
            <text:p text:style-name="P16"><text:change-start text:change-id="ct99391632"/>Result<text:change-end text:change-id="ct993916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9939173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99391840"/>[a_numeric] <text:alphabetical-index-mark-start text:id="IMark160395460"/>0&gt;=<text:alphabetical-index-mark-end text:id="IMark160395460"/> [a_boolean]</text:h>
            <text:p text:style-name="Text_20_body">Routing:<text:change-end text:change-id="ct99391840"/> TOS<text:change-start text:change-id="ct99391944"/></text:p>
            <text:p text:style-name="P1"><text:change-end text:change-id="ct99391944"/>Is the number greater than or equal to zero?</text:p>
          </table:table-cell>
          <table:covered-table-cell/>
        </table:table-row>
        <table:table-row table:style-name="Table186.1">
          <table:table-cell table:style-name="Table186.A2" office:value-type="string">
            <text:p text:style-name="P16"><text:change-start text:change-id="ct99392048"/>Code<text:change-end text:change-id="ct99392048"/></text:p>
          </table:table-cell>
          <table:table-cell table:style-name="Table186.B2" office:value-type="string">
            <text:p text:style-name="P16"><text:change-start text:change-id="ct99392152"/>Result<text:change-end text:change-id="ct993921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9939225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99392360"/>[a_numeric] <text:alphabetical-index-mark-start text:id="IMark160395460"/>1+<text:alphabetical-index-mark-end text:id="IMark160395460"/> [a_numeric]</text:h>
            <text:p text:style-name="Text_20_body">Routing:<text:change-end text:change-id="ct99392360"/> TOS<text:change-start text:change-id="ct99392464"/></text:p>
            <text:p text:style-name="P1"><text:change-end text:change-id="ct99392464"/>Add one to the number</text:p>
          </table:table-cell>
          <table:covered-table-cell/>
        </table:table-row>
        <table:table-row table:style-name="Table187.1">
          <table:table-cell table:style-name="Table187.A2" office:value-type="string">
            <text:p text:style-name="P16"><text:change-start text:change-id="ct99392568"/>Code<text:change-end text:change-id="ct99392568"/></text:p>
          </table:table-cell>
          <table:table-cell table:style-name="Table187.B2" office:value-type="string">
            <text:p text:style-name="P16"><text:change-start text:change-id="ct99392672"/>Result<text:change-end text:change-id="ct993926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993927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99392880"/>[a_numeric] <text:alphabetical-index-mark-start text:id="IMark160395460"/>1-<text:alphabetical-index-mark-end text:id="IMark160395460"/> [a_numeric]</text:h>
            <text:p text:style-name="Text_20_body">Routing:<text:change-end text:change-id="ct99392880"/> TOS<text:change-start text:change-id="ct99392984"/></text:p>
            <text:p text:style-name="P1"><text:change-end text:change-id="ct99392984"/>Subtract ond from the number</text:p>
          </table:table-cell>
          <table:covered-table-cell/>
        </table:table-row>
        <table:table-row table:style-name="Table188.1">
          <table:table-cell table:style-name="Table188.A2" office:value-type="string">
            <text:p text:style-name="P16"><text:change-start text:change-id="ct99393088"/>Code<text:change-end text:change-id="ct99393088"/></text:p>
          </table:table-cell>
          <table:table-cell table:style-name="Table188.B2" office:value-type="string">
            <text:p text:style-name="P16"><text:change-start text:change-id="ct99393192"/>Result<text:change-end text:change-id="ct993931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9939329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99393400"/>[a_numeric] <text:alphabetical-index-mark-start text:id="IMark160395460"/>2*<text:alphabetical-index-mark-end text:id="IMark160395460"/> [a_numeric]</text:h>
            <text:p text:style-name="Text_20_body">Routing:<text:change-end text:change-id="ct99393400"/> TOS<text:change-start text:change-id="ct99393504"/></text:p>
            <text:p text:style-name="P1"><text:change-end text:change-id="ct99393504"/>Multiply the number by two.</text:p>
          </table:table-cell>
          <table:covered-table-cell/>
        </table:table-row>
        <table:table-row table:style-name="Table189.1">
          <table:table-cell table:style-name="Table189.A2" office:value-type="string">
            <text:p text:style-name="P16"><text:change-start text:change-id="ct99393608"/>Code<text:change-end text:change-id="ct99393608"/></text:p>
          </table:table-cell>
          <table:table-cell table:style-name="Table189.B2" office:value-type="string">
            <text:p text:style-name="P16"><text:change-start text:change-id="ct99393712"/>Result<text:change-end text:change-id="ct993937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9939381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99393920"/>[a_numeric] <text:alphabetical-index-mark-start text:id="IMark160395460"/>2+<text:alphabetical-index-mark-end text:id="IMark160395460"/> [a_numeric]</text:h>
            <text:p text:style-name="Text_20_body">Routing:<text:change-end text:change-id="ct99393920"/> TOS<text:change-start text:change-id="ct99394024"/></text:p>
            <text:p text:style-name="P1"><text:change-end text:change-id="ct99394024"/>Add two to the number</text:p>
          </table:table-cell>
          <table:covered-table-cell/>
        </table:table-row>
        <table:table-row table:style-name="Table190.1">
          <table:table-cell table:style-name="Table190.A2" office:value-type="string">
            <text:p text:style-name="P16"><text:change-start text:change-id="ct99394128"/>Code<text:change-end text:change-id="ct99394128"/></text:p>
          </table:table-cell>
          <table:table-cell table:style-name="Table190.B2" office:value-type="string">
            <text:p text:style-name="P16"><text:change-start text:change-id="ct99394232"/>Result<text:change-end text:change-id="ct993942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9939433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99394440"/>[a_numeric] <text:alphabetical-index-mark-start text:id="IMark160395460"/>2-<text:alphabetical-index-mark-end text:id="IMark160395460"/> [a_numeric]</text:h>
            <text:p text:style-name="Text_20_body">Routing:<text:change-end text:change-id="ct99394440"/> TOS<text:change-start text:change-id="ct99394544"/></text:p>
            <text:p text:style-name="P1"><text:change-end text:change-id="ct99394544"/>Subtract two from the number</text:p>
          </table:table-cell>
          <table:covered-table-cell/>
        </table:table-row>
        <table:table-row table:style-name="Table191.1">
          <table:table-cell table:style-name="Table191.A2" office:value-type="string">
            <text:p text:style-name="P16"><text:change-start text:change-id="ct99394648"/>Code<text:change-end text:change-id="ct99394648"/></text:p>
          </table:table-cell>
          <table:table-cell table:style-name="Table191.B2" office:value-type="string">
            <text:p text:style-name="P16"><text:change-start text:change-id="ct99394752"/>Result<text:change-end text:change-id="ct993947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9939485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99394960"/>[a_numeric] <text:alphabetical-index-mark-start text:id="IMark160395460"/>2/<text:alphabetical-index-mark-end text:id="IMark160395460"/> [a_numeric]</text:h>
            <text:p text:style-name="Text_20_body">Routing:<text:change-end text:change-id="ct99394960"/> TOS<text:change-start text:change-id="ct99395064"/></text:p>
            <text:p text:style-name="P1"><text:change-end text:change-id="ct99395064"/>Divide the number by two. Note that for integers, rounding down toward negative infinity is emplyed.</text:p>
          </table:table-cell>
          <table:covered-table-cell/>
        </table:table-row>
        <table:table-row table:style-name="Table192.1">
          <table:table-cell table:style-name="Table192.A2" office:value-type="string">
            <text:p text:style-name="P16"><text:change-start text:change-id="ct99395168"/>Code<text:change-end text:change-id="ct99395168"/></text:p>
          </table:table-cell>
          <table:table-cell table:style-name="Table192.B2" office:value-type="string">
            <text:p text:style-name="P16"><text:change-start text:change-id="ct99395272"/>Result<text:change-end text:change-id="ct993952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9939537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99395480"/>[a_numeric<text:change-end text:change-id="ct99395480"/> a_numeric<text:change-start text:change-id="ct99395584"/>] <text:alphabetical-index-mark-start text:id="IMark160395460"/>&lt;<text:alphabetical-index-mark-end text:id="IMark160395460"/> [a_boolean]</text:h>
            <text:p text:style-name="Text_20_body">Routing:<text:change-end text:change-id="ct99395584"/> NOS<text:change-start text:change-id="ct99395688"/></text:p>
            <text:p text:style-name="P1"><text:change-end text:change-id="ct99395688"/>Is the first number less than the second?</text:p>
          </table:table-cell>
          <table:covered-table-cell/>
        </table:table-row>
        <table:table-row table:style-name="Table193.1">
          <table:table-cell table:style-name="Table193.A2" office:value-type="string">
            <text:p text:style-name="P16"><text:change-start text:change-id="ct99395792"/>Code<text:change-end text:change-id="ct99395792"/></text:p>
          </table:table-cell>
          <table:table-cell table:style-name="Table193.B2" office:value-type="string">
            <text:p text:style-name="P16"><text:change-start text:change-id="ct99395896"/>Result<text:change-end text:change-id="ct993958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9939600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99396104"/>[a_numeric<text:change-end text:change-id="ct99396104"/> a_numeric<text:change-start text:change-id="ct99396208"/>] <text:alphabetical-index-mark-start text:id="IMark160395460"/>&lt;=<text:alphabetical-index-mark-end text:id="IMark160395460"/> [a_boolean]</text:h>
            <text:p text:style-name="Text_20_body">Routing:<text:change-end text:change-id="ct99396208"/> NOS<text:change-start text:change-id="ct99396312"/></text:p>
            <text:p text:style-name="P1"><text:change-end text:change-id="ct99396312"/>Is the first number less than or equal to the second?</text:p>
          </table:table-cell>
          <table:covered-table-cell/>
        </table:table-row>
        <table:table-row table:style-name="Table194.1">
          <table:table-cell table:style-name="Table194.A2" office:value-type="string">
            <text:p text:style-name="P16"><text:change-start text:change-id="ct99396416"/>Code<text:change-end text:change-id="ct99396416"/></text:p>
          </table:table-cell>
          <table:table-cell table:style-name="Table194.B2" office:value-type="string">
            <text:p text:style-name="P16"><text:change-start text:change-id="ct99396520"/>Result<text:change-end text:change-id="ct993965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9939662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1" text:outline-level="3"><text:change-start text:change-id="ct99396728"/>[a_numeric<text:change-end text:change-id="ct99396728"/> a_numeric<text:change-start text:change-id="ct99396832"/>] <text:alphabetical-index-mark-start text:id="IMark160395460"/>&lt;=&gt;<text:alphabetical-index-mark-end text:id="IMark160395460"/> [-1, 0, or 1]</text:h>
            <text:p text:style-name="Text_20_body">Routing:<text:change-end text:change-id="ct99396832"/> NOS<text:change-start text:change-id="ct99396936"/></text:p>
            <text:p text:style-name="P1"><text:change-end text:change-id="ct99396936"/>Perform a “three outcome” comparison of the first value with the second value.</text:p>
          </table:table-cell>
          <table:covered-table-cell/>
        </table:table-row>
        <table:table-row table:style-name="Table195.1">
          <table:table-cell table:style-name="Table195.A2" office:value-type="string">
            <text:p text:style-name="P16"><text:change-start text:change-id="ct99397040"/>Code<text:change-end text:change-id="ct99397040"/></text:p>
          </table:table-cell>
          <table:table-cell table:style-name="Table195.B2" office:value-type="string">
            <text:p text:style-name="P16"><text:change-start text:change-id="ct99397144"/>Result<text:change-end text:change-id="ct993971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99397352"/><text:change text:change-id="ct993972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99397456"/>[a_numeric<text:change-end text:change-id="ct99397456"/> a_numeric<text:change-start text:change-id="ct99397560"/>] <text:alphabetical-index-mark-start text:id="IMark160395460"/>&gt;<text:alphabetical-index-mark-end text:id="IMark160395460"/> [a_boolean]</text:h>
            <text:p text:style-name="Text_20_body">Routing:<text:change-end text:change-id="ct99397560"/> NOS<text:change-start text:change-id="ct99397664"/></text:p>
            <text:p text:style-name="P1"><text:change-end text:change-id="ct99397664"/>Is the first number greater than the second number.</text:p>
          </table:table-cell>
          <table:covered-table-cell/>
        </table:table-row>
        <table:table-row table:style-name="Table196.1">
          <table:table-cell table:style-name="Table196.A2" office:value-type="string">
            <text:p text:style-name="P16"><text:change-start text:change-id="ct99397768"/>Code<text:change-end text:change-id="ct99397768"/></text:p>
          </table:table-cell>
          <table:table-cell table:style-name="Table196.B2" office:value-type="string">
            <text:p text:style-name="P16"><text:change-start text:change-id="ct99397872"/>Result<text:change-end text:change-id="ct993978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9939797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99398080"/>[a_numeric<text:change-end text:change-id="ct99398080"/> a_numeric<text:change-start text:change-id="ct99398184"/>] <text:alphabetical-index-mark-start text:id="IMark160395460"/>&gt;=<text:alphabetical-index-mark-end text:id="IMark160395460"/> [a_boolean]</text:h>
            <text:p text:style-name="Text_20_body">Routing:<text:change-end text:change-id="ct99398184"/> NOS<text:change-start text:change-id="ct99398288"/></text:p>
            <text:p text:style-name="P1"><text:change-end text:change-id="ct99398288"/>Is the first number greater than or equal to the second number.</text:p>
          </table:table-cell>
          <table:covered-table-cell/>
        </table:table-row>
        <table:table-row table:style-name="Table197.1">
          <table:table-cell table:style-name="Table197.A2" office:value-type="string">
            <text:p text:style-name="P16"><text:change-start text:change-id="ct99398392"/>Code<text:change-end text:change-id="ct99398392"/></text:p>
          </table:table-cell>
          <table:table-cell table:style-name="Table197.B2" office:value-type="string">
            <text:p text:style-name="P16"><text:change-start text:change-id="ct99398496"/>Result<text:change-end text:change-id="ct993984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9941506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99415168"/>[a_numeric a_numeric] <text:alphabetical-index-mark-start text:id="IMark160395460"/>mod<text:alphabetical-index-mark-end text:id="IMark160395460"/> [a_numeric]</text:h>
            <text:p text:style-name="Text_20_body">Routing:<text:change-end text:change-id="ct99415168"/> NOS<text:change-start text:change-id="ct99415272"/></text:p>
            <text:p text:style-name="P1"><text:change-end text:change-id="ct99415272"/>Compute the modulus (or remainder) of dividing the first number by the second.</text:p>
          </table:table-cell>
          <table:covered-table-cell/>
        </table:table-row>
        <table:table-row table:style-name="Table198.1">
          <table:table-cell table:style-name="Table198.A2" office:value-type="string">
            <text:p text:style-name="P16"><text:change-start text:change-id="ct99415376"/>Code<text:change-end text:change-id="ct99415376"/></text:p>
          </table:table-cell>
          <table:table-cell table:style-name="Table198.B2" office:value-type="string">
            <text:p text:style-name="P16"><text:change-start text:change-id="ct99415480"/>Result<text:change-end text:change-id="ct994154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994155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99415688"/>[a_numeric] <text:alphabetical-index-mark-start text:id="IMark160395460"/>neg<text:alphabetical-index-mark-end text:id="IMark160395460"/> [a_numeric]</text:h>
            <text:p text:style-name="Text_20_body">Routing:<text:change-end text:change-id="ct99415688"/> TOS<text:change-start text:change-id="ct99415792"/></text:p>
            <text:p text:style-name="P1"><text:change-end text:change-id="ct99415792"/>Compute zero minus the number.</text:p>
          </table:table-cell>
          <table:covered-table-cell/>
        </table:table-row>
        <table:table-row table:style-name="Table199.1">
          <table:table-cell table:style-name="Table199.A2" office:value-type="string">
            <text:p text:style-name="P16"><text:change-start text:change-id="ct99415896"/>Code<text:change-end text:change-id="ct99415896"/></text:p>
          </table:table-cell>
          <table:table-cell table:style-name="Table199.B2" office:value-type="string">
            <text:p text:style-name="P16"><text:change-start text:change-id="ct99416000"/>Result<text:change-end text:change-id="ct994160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60397188"/>Object<text:alphabetical-index-mark-end text:id="IMark160397188"/></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0504352"/>&amp;&amp;<text:alphabetical-index-mark-end text:id="IMark16050435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6">Code</text:p>
          </table:table-cell>
          <table:table-cell table:style-name="Table29.B2" office:value-type="string">
            <text:p text:style-name="P16">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0504352"/>.<text:alphabetical-index-mark-end text:id="IMark1605043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6">Code</text:p>
          </table:table-cell>
          <table:table-cell table:style-name="Table11.B2" office:value-type="string">
            <text:p text:style-name="P16">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60504352"/>.class<text:alphabetical-index-mark-end text:id="IMark1605043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6">Code</text:p>
          </table:table-cell>
          <table:table-cell table:style-name="Table12.B2" office:value-type="string">
            <text:p text:style-name="P16">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60504352"/>.clone<text:alphabetical-index-mark-end text:id="IMark1605043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6">Code</text:p>
          </table:table-cell>
          <table:table-cell table:style-name="Table14.B2" office:value-type="string">
            <text:p text:style-name="P16">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0504352"/>.clone_exclude<text:alphabetical-index-mark-end text:id="IMark1605043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6">Code Definition Example</text:p>
          </table:table-cell>
          <table:table-cell table:style-name="Table203.B2" office:value-type="string">
            <text:p text:style-name="P16">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60504352"/>.copy<text:alphabetical-index-mark-end text:id="IMark1605043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6">Code</text:p>
          </table:table-cell>
          <table:table-cell table:style-name="Table15.B2" office:value-type="string">
            <text:p text:style-name="P16">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60504352"/>.init<text:alphabetical-index-mark-end text:id="IMark16050435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6">Code Definition Example</text:p>
          </table:table-cell>
          <table:table-cell table:style-name="Table16.B2" office:value-type="string">
            <text:p text:style-name="P16">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6">Usage Example</text:p>
          </table:table-cell>
          <table:table-cell table:style-name="Table16.B2" office:value-type="string">
            <text:p text:style-name="P2"/>
          </table:table-cell>
        </table:table-row>
        <table:table-row table:style-name="Table16.2">
          <table:table-cell table:style-name="Table16.A2" office:value-type="string">
            <text:p text:style-name="P58">"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0504352"/>.is_class?<text:alphabetical-index-mark-end text:id="IMark1605043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6">Code</text:p>
          </table:table-cell>
          <table:table-cell table:style-name="Table17.B2" office:value-type="string">
            <text:p text:style-name="P16">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60504352"/>.name<text:alphabetical-index-mark-end text:id="IMark1605043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6">Code</text:p>
          </table:table-cell>
          <table:table-cell table:style-name="Table30.B2" office:value-type="string">
            <text:p text:style-name="P16">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0504352"/>.strlen<text:alphabetical-index-mark-end text:id="IMark1605043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6">Code</text:p>
          </table:table-cell>
          <table:table-cell table:style-name="Table31.B2" office:value-type="string">
            <text:p text:style-name="P16">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0504352"/>.to_f<text:alphabetical-index-mark-end text:id="IMark16050435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6">Code</text:p>
          </table:table-cell>
          <table:table-cell table:style-name="Table32.B2" office:value-type="string">
            <text:p text:style-name="P16">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60504352"/>.to_f!<text:alphabetical-index-mark-end text:id="IMark16050435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6">Code</text:p>
          </table:table-cell>
          <table:table-cell table:style-name="Table33.B2" office:value-type="string">
            <text:p text:style-name="P16">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0504352"/>.to_i<text:alphabetical-index-mark-end text:id="IMark16050435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6">Code</text:p>
          </table:table-cell>
          <table:table-cell table:style-name="Table34.B2" office:value-type="string">
            <text:p text:style-name="P16">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0504352"/>.to_i!<text:alphabetical-index-mark-end text:id="IMark16050435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6">Code</text:p>
          </table:table-cell>
          <table:table-cell table:style-name="Table35.B2" office:value-type="string">
            <text:p text:style-name="P16">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60504352"/>.to_n<text:alphabetical-index-mark-end text:id="IMark16050435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6">Code</text:p>
          </table:table-cell>
          <table:table-cell table:style-name="Table36.B2" office:value-type="string">
            <text:p text:style-name="P16">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0504352"/>.to_n!<text:alphabetical-index-mark-end text:id="IMark16050435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6">Code</text:p>
          </table:table-cell>
          <table:table-cell table:style-name="Table37.B2" office:value-type="string">
            <text:p text:style-name="P16">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60504352"/>.to_r<text:alphabetical-index-mark-end text:id="IMark16050435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6">Code</text:p>
          </table:table-cell>
          <table:table-cell table:style-name="Table38.B2" office:value-type="string">
            <text:p text:style-name="P16">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0504352"/>.to_r!<text:alphabetical-index-mark-end text:id="IMark16050435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6">Code</text:p>
          </table:table-cell>
          <table:table-cell table:style-name="Table39.B2" office:value-type="string">
            <text:p text:style-name="P16">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0504352"/>.to_s<text:alphabetical-index-mark-end text:id="IMark16050435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6">Code</text:p>
          </table:table-cell>
          <table:table-cell table:style-name="Table40.B2" office:value-type="string">
            <text:p text:style-name="P16">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60504352"/>.to_x<text:alphabetical-index-mark-end text:id="IMark16050435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6">Code</text:p>
          </table:table-cell>
          <table:table-cell table:style-name="Table41.B2" office:value-type="string">
            <text:p text:style-name="P16">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0504352"/>.to_x!<text:alphabetical-index-mark-end text:id="IMark16050435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6">Code</text:p>
          </table:table-cell>
          <table:table-cell table:style-name="Table42.B2" office:value-type="string">
            <text:p text:style-name="P16">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0504352"/>&lt;&gt;<text:alphabetical-index-mark-end text:id="IMark16050435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6">Code</text:p>
          </table:table-cell>
          <table:table-cell table:style-name="Table23.B2" office:value-type="string">
            <text:p text:style-name="P16">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0504352"/>=<text:alphabetical-index-mark-end text:id="IMark16050435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6">Code</text:p>
          </table:table-cell>
          <table:table-cell table:style-name="Table43.B2" office:value-type="string">
            <text:p text:style-name="P16">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0504352"/>^^<text:alphabetical-index-mark-end text:id="IMark16050435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6">Code</text:p>
          </table:table-cell>
          <table:table-cell table:style-name="Table44.B2" office:value-type="string">
            <text:p text:style-name="P16">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0504352"/>distinct?<text:alphabetical-index-mark-end text:id="IMark1605043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6">Code</text:p>
          </table:table-cell>
          <table:table-cell table:style-name="Table46.B2" office:value-type="string">
            <text:p text:style-name="P16">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60504352"/>identical?<text:alphabetical-index-mark-end text:id="IMark1605043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6">Code</text:p>
          </table:table-cell>
          <table:table-cell table:style-name="Table47.B2" office:value-type="string">
            <text:p text:style-name="P16">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0504352"/>max<text:alphabetical-index-mark-end text:id="IMark1605043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6">Code</text:p>
          </table:table-cell>
          <table:table-cell table:style-name="Table48.B2" office:value-type="string">
            <text:p text:style-name="P16">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0504352"/>min<text:alphabetical-index-mark-end text:id="IMark1605043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6">Code</text:p>
          </table:table-cell>
          <table:table-cell table:style-name="Table49.B2" office:value-type="string">
            <text:p text:style-name="P16">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60504352"/>nil&lt;&gt;<text:alphabetical-index-mark-end text:id="IMark1605043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6">Code</text:p>
          </table:table-cell>
          <table:table-cell table:style-name="Table45.B2" office:value-type="string">
            <text:p text:style-name="P16">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0504352"/>nil=<text:alphabetical-index-mark-end text:id="IMark1605043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6">Code</text:p>
          </table:table-cell>
          <table:table-cell table:style-name="Table50.B2" office:value-type="string">
            <text:p text:style-name="P16">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0504352"/>not<text:alphabetical-index-mark-end text:id="IMark1605043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6">Code</text:p>
          </table:table-cell>
          <table:table-cell table:style-name="Table51.B2" office:value-type="string">
            <text:p text:style-name="P16">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60504352"/>||<text:alphabetical-index-mark-end text:id="IMark16050435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6">Code</text:p>
          </table:table-cell>
          <table:table-cell table:style-name="Table52.B2" office:value-type="string">
            <text:p text:style-name="P16">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0504352"/>)methods<text:alphabetical-index-mark-end text:id="IMark1605043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6">Command</text:p>
          </table:table-cell>
          <table:table-cell table:style-name="Table10.B2" office:value-type="string">
            <text:p text:style-name="P16">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0397188"/>OutStream<text:alphabetical-index-mark-end text:id="IMark160397188"/></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0504352"/>.append<text:alphabetical-index-mark-end text:id="IMark1605043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6">Code</text:p>
          </table:table-cell>
          <table:table-cell table:style-name="Table204.B2" office:value-type="string">
            <text:p text:style-name="P16">Result</text:p>
          </table:table-cell>
        </table:table-row>
        <table:table-row table:style-name="Table204.1">
          <table:table-cell table:style-name="Table204.A2" office:value-type="string">
            <text:p text:style-name="P58">"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60504352"/>.append{<text:alphabetical-index-mark-end text:id="IMark16050435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6">Code</text:p>
          </table:table-cell>
          <table:table-cell table:style-name="Table218.B2" office:value-type="string">
            <text:p text:style-name="P16">Result</text:p>
          </table:table-cell>
        </table:table-row>
        <table:table-row table:style-name="Table218.1">
          <table:table-cell table:style-name="Table218.A2" office:value-type="string">
            <text:p text:style-name="P58">"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0504352"/>.create<text:alphabetical-index-mark-end text:id="IMark1605043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6">Code</text:p>
          </table:table-cell>
          <table:table-cell table:style-name="Table205.B2" office:value-type="string">
            <text:p text:style-name="P16">Result</text:p>
          </table:table-cell>
        </table:table-row>
        <table:table-row table:style-name="Table205.1">
          <table:table-cell table:style-name="Table205.A2" office:value-type="string">
            <text:p text:style-name="P5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6">Code</text:p>
          </table:table-cell>
          <table:table-cell table:style-name="Table219.B2" office:value-type="string">
            <text:p text:style-name="P16">Result</text:p>
          </table:table-cell>
        </table:table-row>
        <table:table-row table:style-name="Table219.1">
          <table:table-cell table:style-name="Table219.A2" office:value-type="string">
            <text:p text:style-name="P58">"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60504352"/><text:alphabetical-index-mark-start text:id="IMark160510072"/>.<text:alphabetical-index-mark-end text:id="IMark160510072"/><text:alphabetical-index-mark-end text:id="IMark1605043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6">Code</text:p>
          </table:table-cell>
          <table:table-cell table:style-name="Table206.B2" office:value-type="string">
            <text:p text:style-name="P16">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60504352"/>.close<text:alphabetical-index-mark-end text:id="IMark1605043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6">Code</text:p>
          </table:table-cell>
          <table:table-cell table:style-name="Table207.B2" office:value-type="string">
            <text:p text:style-name="P16">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0504352"/>.cr<text:alphabetical-index-mark-end text:id="IMark1605043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6">Code</text:p>
          </table:table-cell>
          <table:table-cell table:style-name="Table208.B2" office:value-type="string">
            <text:p text:style-name="P16">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0504352"/>.emit<text:alphabetical-index-mark-end text:id="IMark1605043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6">Code</text:p>
          </table:table-cell>
          <table:table-cell table:style-name="Table209.B2" office:value-type="string">
            <text:p text:style-name="P16">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60504352"/>.space<text:alphabetical-index-mark-end text:id="IMark1605043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6">Code</text:p>
          </table:table-cell>
          <table:table-cell table:style-name="Table210.B2" office:value-type="string">
            <text:p text:style-name="P16">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60504352"/>.spaces<text:alphabetical-index-mark-end text:id="IMark1605043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6">Code</text:p>
          </table:table-cell>
          <table:table-cell table:style-name="Table211.B2" office:value-type="string">
            <text:p text:style-name="P16">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0504352"/>~<text:alphabetical-index-mark-end text:id="IMark1605043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6">Code</text:p>
          </table:table-cell>
          <table:table-cell table:style-name="Table212.B2" office:value-type="string">
            <text:p text:style-name="P16">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0504352"/>~"<text:alphabetical-index-mark-end text:id="IMark1605043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6">Code</text:p>
          </table:table-cell>
          <table:table-cell table:style-name="Table213.B2" office:value-type="string">
            <text:p text:style-name="P16">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60504352"/>~cr<text:alphabetical-index-mark-end text:id="IMark1605043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6">Code</text:p>
          </table:table-cell>
          <table:table-cell table:style-name="Table214.B2" office:value-type="string">
            <text:p text:style-name="P16">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60504352"/>~emit<text:alphabetical-index-mark-end text:id="IMark1605043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6">Code</text:p>
          </table:table-cell>
          <table:table-cell table:style-name="Table215.B2" office:value-type="string">
            <text:p text:style-name="P16">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0504352"/>~space<text:alphabetical-index-mark-end text:id="IMark1605043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6">Code</text:p>
          </table:table-cell>
          <table:table-cell table:style-name="Table216.B2" office:value-type="string">
            <text:p text:style-name="P16">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0504352"/>~spaces<text:alphabetical-index-mark-end text:id="IMark1605043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6">Code</text:p>
          </table:table-cell>
          <table:table-cell table:style-name="Table217.B2" office:value-type="string">
            <text:p text:style-name="P16">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60397188"/>Procedure<text:alphabetical-index-mark-end text:id="IMark160397188"/></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0504352"/>.call<text:alphabetical-index-mark-end text:id="IMark1605043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6">Code</text:p>
          </table:table-cell>
          <table:table-cell table:style-name="Table220.B2" office:value-type="string">
            <text:p text:style-name="P16">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0504352"/>.start<text:alphabetical-index-mark-end text:id="IMark16050435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6">Code</text:p>
          </table:table-cell>
          <table:table-cell table:style-name="Table221.B2" office:value-type="string">
            <text:p text:style-name="P16">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0397188"/>Queue<text:alphabetical-index-mark-end text:id="IMark160397188"/></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0504352"/>.clear<text:alphabetical-index-mark-end text:id="IMark1605043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6">Code</text:p>
          </table:table-cell>
          <table:table-cell table:style-name="Table222.B2" office:value-type="string">
            <text:p text:style-name="P16">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0504352"/>.empty?<text:alphabetical-index-mark-end text:id="IMark1605043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6">Code</text:p>
          </table:table-cell>
          <table:table-cell table:style-name="Table223.B2" office:value-type="string">
            <text:p text:style-name="P16">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0504352"/>.length<text:alphabetical-index-mark-end text:id="IMark1605043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6">Code</text:p>
          </table:table-cell>
          <table:table-cell table:style-name="Table224.B2" office:value-type="string">
            <text:p text:style-name="P16">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0504352"/>.pend<text:alphabetical-index-mark-end text:id="IMark1605043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6">Code</text:p>
          </table:table-cell>
          <table:table-cell table:style-name="Table225.B2" office:value-type="string">
            <text:p text:style-name="P16">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0504352"/>.pop<text:alphabetical-index-mark-end text:id="IMark1605043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6">Code</text:p>
          </table:table-cell>
          <table:table-cell table:style-name="Table226.B2" office:value-type="string">
            <text:p text:style-name="P16">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0504352"/>.push<text:alphabetical-index-mark-end text:id="IMark1605043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6">Code</text:p>
          </table:table-cell>
          <table:table-cell table:style-name="Table227.B2" office:value-type="string">
            <text:p text:style-name="P16">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60397188"/>Rational<text:alphabetical-index-mark-end text:id="IMark160397188"/></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5">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5">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0396948"/>.split<text:alphabetical-index-mark-end text:id="IMark1603969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6">Code</text:p>
          </table:table-cell>
          <table:table-cell table:style-name="Table18.B2" office:value-type="string">
            <text:p text:style-name="P16">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0395364"/>Stack<text:alphabetical-index-mark-end text:id="IMark16039536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0396948"/>.clear<text:alphabetical-index-mark-end text:id="IMark16039694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6">Code</text:p>
          </table:table-cell>
          <table:table-cell table:style-name="Table229.B2" office:value-type="string">
            <text:p text:style-name="P16">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0396948"/>.empty?<text:alphabetical-index-mark-end text:id="IMark160396948"/> [a_boolean]</text:h>
            <text:p text:style-name="Text_20_body">Routing: TOS</text:p>
            <text:p text:style-name="P1">description</text:p>
          </table:table-cell>
          <table:covered-table-cell/>
        </table:table-row>
        <table:table-row table:style-name="Table228.1">
          <table:table-cell table:style-name="Table228.A2" office:value-type="string">
            <text:p text:style-name="P16">Code</text:p>
          </table:table-cell>
          <table:table-cell table:style-name="Table228.B2" office:value-type="string">
            <text:p text:style-name="P16">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0396948"/>.length<text:alphabetical-index-mark-end text:id="IMark16039694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6">Code</text:p>
          </table:table-cell>
          <table:table-cell table:style-name="Table230.B2" office:value-type="string">
            <text:p text:style-name="P16">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0396948"/>.peek<text:alphabetical-index-mark-end text:id="IMark16039694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6">Code</text:p>
          </table:table-cell>
          <table:table-cell table:style-name="Table231.B2" office:value-type="string">
            <text:p text:style-name="P16">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0396948"/>.pop<text:alphabetical-index-mark-end text:id="IMark16039694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6">Code</text:p>
          </table:table-cell>
          <table:table-cell table:style-name="Table232.B2" office:value-type="string">
            <text:p text:style-name="P16">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0396948"/>.push<text:alphabetical-index-mark-end text:id="IMark16039694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6">Code</text:p>
          </table:table-cell>
          <table:table-cell table:style-name="Table233.B2" office:value-type="string">
            <text:p text:style-name="P16">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60395364"/>String<text:alphabetical-index-mark-end text:id="IMark16039536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5">Escape Sequence</text:p>
          </table:table-cell>
          <table:table-cell table:style-name="Table277.B1" office:value-type="string">
            <text:p text:style-name="P15">Interpretation</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4" office:value-type="string">
            <text:p text:style-name="P24">\<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4">\n</text:p>
          </table:table-cell>
          <table:table-cell table:style-name="Table277.B2" office:value-type="string">
            <text:p text:style-name="P13">A newline character.</text:p>
          </table:table-cell>
        </table:table-row>
        <table:table-row>
          <table:table-cell table:style-name="Table277.A2" office:value-type="string">
            <text:p text:style-name="P24">\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4">\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5">Type</text:p>
            </table:table-cell>
            <table:table-cell table:style-name="Table281.B1" office:value-type="string">
              <text:p text:style-name="P14">Format Description</text:p>
            </table:table-cell>
          </table:table-row>
        </table:table-header-rows>
        <table:table-row table:style-name="Table281.1">
          <table:table-cell table:style-name="Table281.A2" office:value-type="string">
            <text:p text:style-name="P13">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3">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3">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3">i</text:p>
          </table:table-cell>
          <table:table-cell table:style-name="Table281.B2" office:value-type="string">
            <text:p text:style-name="P2">Identical to 'd'.</text:p>
          </table:table-cell>
        </table:table-row>
        <table:table-row table:style-name="Table281.1">
          <table:table-cell table:style-name="Table281.A2" office:value-type="string">
            <text:p text:style-name="P13">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3">u</text:p>
          </table:table-cell>
          <table:table-cell table:style-name="Table281.B2" office:value-type="string">
            <text:p text:style-name="P2">Identical to 'd'.</text:p>
          </table:table-cell>
        </table:table-row>
        <table:table-row table:style-name="Table281.1">
          <table:table-cell table:style-name="Table281.A2" office:value-type="string">
            <text:p text:style-name="P13">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3">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5">Type</text:p>
            </table:table-cell>
            <table:table-cell table:style-name="Table282.B1" office:value-type="string">
              <text:p text:style-name="P14">Format Description</text:p>
            </table:table-cell>
          </table:table-row>
        </table:table-header-rows>
        <table:table-row table:style-name="Table282.1">
          <table:table-cell table:style-name="Table282.A2" office:value-type="string">
            <text:p text:style-name="P13">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3">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3">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3">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3">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3">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3">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5">Type</text:p>
            </table:table-cell>
            <table:table-cell table:style-name="Table283.B1" office:value-type="string">
              <text:p text:style-name="P14">Format Description</text:p>
            </table:table-cell>
          </table:table-row>
        </table:table-header-rows>
        <table:table-row table:style-name="Table283.1">
          <table:table-cell table:style-name="Table283.A2" office:value-type="string">
            <text:p text:style-name="P13">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3">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3">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3">%</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5">Flag</text:p>
            </table:table-cell>
            <table:table-cell table:style-name="Table284.A1" office:value-type="string">
              <text:p text:style-name="P15">Applies to:</text:p>
            </table:table-cell>
            <table:table-cell table:style-name="Table284.C1" office:value-type="string">
              <text:p text:style-name="P16">Description</text:p>
            </table:table-cell>
          </table:table-row>
        </table:table-header-rows>
        <table:table-row table:style-name="Table284.1">
          <table:table-cell table:style-name="Table284.A2" office:value-type="string">
            <text:p text:style-name="P13">space</text:p>
          </table:table-cell>
          <table:table-cell table:style-name="Table284.A2" office:value-type="string">
            <text:p text:style-name="P13">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3">(digit)$</text:p>
          </table:table-cell>
          <table:table-cell table:style-name="Table284.A2" office:value-type="string">
            <text:p text:style-name="P13">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3">#</text:p>
          </table:table-cell>
          <table:table-cell table:style-name="Table284.A2" office:value-type="string">
            <text:p text:style-name="P13">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3">+</text:p>
          </table:table-cell>
          <table:table-cell table:style-name="Table284.A2" office:value-type="string">
            <text:p text:style-name="P13">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3">0</text:p>
          </table:table-cell>
          <table:table-cell table:style-name="Table284.A2" office:value-type="string">
            <text:p text:style-name="P13">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6">Code</text:p>
            </table:table-cell>
            <table:table-cell table:style-name="Table285.B1" office:value-type="string">
              <text:p text:style-name="P16">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
          </table:table-cell>
          <table:table-cell table:style-name="Table285.B2" office:value-type="string">
            <text:p text:style-name="Snippet"/>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8">"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8">"-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0396948"/>*<text:alphabetical-index-mark-end text:id="IMark16039694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6">Code</text:p>
          </table:table-cell>
          <table:table-cell table:style-name="Table234.B2" office:value-type="string">
            <text:p text:style-name="P16">Result</text:p>
          </table:table-cell>
        </table:table-row>
        <table:table-row table:style-name="Table234.1">
          <table:table-cell table:style-name="Table234.A2" office:value-type="string">
            <text:p text:style-name="Snippet">"*" 10 *</text:p>
          </table:table-cell>
          <table:table-cell table:style-name="Table234.B2" office:value-type="string">
            <text:p text:style-name="P60">"**********"</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0">"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0396948"/>+<text:alphabetical-index-mark-end text:id="IMark16039694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6">Code</text:p>
          </table:table-cell>
          <table:table-cell table:style-name="Table235.B2" office:value-type="string">
            <text:p text:style-name="P16">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0">"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0396948"/>."<text:alphabetical-index-mark-end text:id="IMark16039694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6">Code</text:p>
          </table:table-cell>
          <table:table-cell table:style-name="Table236.B2" office:value-type="string">
            <text:p text:style-name="P16">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0396948"/>.+left<text:alphabetical-index-mark-end text:id="IMark16039694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6">Code</text:p>
          </table:table-cell>
          <table:table-cell table:style-name="Table237.B2" office:value-type="string">
            <text:p text:style-name="P16">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0396948"/>.+mid<text:alphabetical-index-mark-end text:id="IMark16039694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6">Code</text:p>
          </table:table-cell>
          <table:table-cell table:style-name="Table238.B2" office:value-type="string">
            <text:p text:style-name="P16">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0396948"/>.+midlr<text:alphabetical-index-mark-end text:id="IMark16039694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6">Code</text:p>
          </table:table-cell>
          <table:table-cell table:style-name="Table239.B2" office:value-type="string">
            <text:p text:style-name="P16">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0396948"/>.+right<text:alphabetical-index-mark-end text:id="IMark16039694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6">Code</text:p>
          </table:table-cell>
          <table:table-cell table:style-name="Table240.B2" office:value-type="string">
            <text:p text:style-name="P16">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0396948"/>.-left<text:alphabetical-index-mark-end text:id="IMark16039694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6">Code</text:p>
          </table:table-cell>
          <table:table-cell table:style-name="Table241.B2" office:value-type="string">
            <text:p text:style-name="P16">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0396948"/>.-mid<text:alphabetical-index-mark-end text:id="IMark16039694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6">Code</text:p>
          </table:table-cell>
          <table:table-cell table:style-name="Table242.B2" office:value-type="string">
            <text:p text:style-name="P16">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0396948"/>.-midlr<text:alphabetical-index-mark-end text:id="IMark16039694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6">Code</text:p>
          </table:table-cell>
          <table:table-cell table:style-name="Table243.B2" office:value-type="string">
            <text:p text:style-name="P16">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0396948"/>.-right<text:alphabetical-index-mark-end text:id="IMark16039694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6">Code</text:p>
          </table:table-cell>
          <table:table-cell table:style-name="Table244.B2" office:value-type="string">
            <text:p text:style-name="P16">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0396948"/>.call<text:alphabetical-index-mark-end text:id="IMark160396948"/>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6">Code</text:p>
          </table:table-cell>
          <table:table-cell table:style-name="Table245.B2" office:value-type="string">
            <text:p text:style-name="P16">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0396948"/>.cjust<text:alphabetical-index-mark-end text:id="IMark16039694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6">Code</text:p>
          </table:table-cell>
          <table:table-cell table:style-name="Table246.B2" office:value-type="string">
            <text:p text:style-name="P16">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0396948"/>.contains?<text:alphabetical-index-mark-end text:id="IMark16039694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6">Code</text:p>
          </table:table-cell>
          <table:table-cell table:style-name="Table280.B2" office:value-type="string">
            <text:p text:style-name="P16">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60396948"/>.emit<text:alphabetical-index-mark-end text:id="IMark16039694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6">Code</text:p>
          </table:table-cell>
          <table:table-cell table:style-name="Table247.B2" office:value-type="string">
            <text:p text:style-name="P16">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60396948"/>.eval<text:alphabetical-index-mark-end text:id="IMark160396948"/>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6">Code</text:p>
          </table:table-cell>
          <table:table-cell table:style-name="Table248.B2" office:value-type="string">
            <text:p text:style-name="P16">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0396948"/>.fmt<text:alphabetical-index-mark-end text:id="IMark16039694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6">Code</text:p>
          </table:table-cell>
          <table:table-cell table:style-name="Table249.B2" office:value-type="string">
            <text:p text:style-name="P16">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0396948"/>.fmt"<text:alphabetical-index-mark-end text:id="IMark16039694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6">Code</text:p>
          </table:table-cell>
          <table:table-cell table:style-name="Table250.B2" office:value-type="string">
            <text:p text:style-name="P16">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0396948"/>.left<text:alphabetical-index-mark-end text:id="IMark16039694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6">Code</text:p>
          </table:table-cell>
          <table:table-cell table:style-name="Table251.B2" office:value-type="string">
            <text:p text:style-name="P16">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0396948"/>.left?<text:alphabetical-index-mark-end text:id="IMark16039694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6">Code</text:p>
          </table:table-cell>
          <table:table-cell table:style-name="Table252.B2" office:value-type="string">
            <text:p text:style-name="P16">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0396948"/>.length<text:alphabetical-index-mark-end text:id="IMark16039694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6">Code</text:p>
          </table:table-cell>
          <table:table-cell table:style-name="Table253.B2" office:value-type="string">
            <text:p text:style-name="P16">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0396948"/>.lines<text:alphabetical-index-mark-end text:id="IMark16039694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6">Code</text:p>
          </table:table-cell>
          <table:table-cell table:style-name="Table254.B2" office:value-type="string">
            <text:p text:style-name="P16">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0396948"/>.ljust<text:alphabetical-index-mark-end text:id="IMark16039694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6">Code</text:p>
          </table:table-cell>
          <table:table-cell table:style-name="Table255.B2" office:value-type="string">
            <text:p text:style-name="P16">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0396948"/>.load<text:alphabetical-index-mark-end text:id="IMark16039694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6">Code</text:p>
          </table:table-cell>
          <table:table-cell table:style-name="Table256.B2" office:value-type="string">
            <text:p text:style-name="P16">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0396948"/>.lstrip<text:alphabetical-index-mark-end text:id="IMark16039694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6">Code</text:p>
          </table:table-cell>
          <table:table-cell table:style-name="Table257.B2" office:value-type="string">
            <text:p text:style-name="P16">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0396948"/>.mid<text:alphabetical-index-mark-end text:id="IMark16039694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6">Code</text:p>
          </table:table-cell>
          <table:table-cell table:style-name="Table258.B2" office:value-type="string">
            <text:p text:style-name="P16">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0396948"/>.mid?<text:alphabetical-index-mark-end text:id="IMark16039694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6">Code</text:p>
          </table:table-cell>
          <table:table-cell table:style-name="Table259.B2" office:value-type="string">
            <text:p text:style-name="P16">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0396948"/>.midlr<text:alphabetical-index-mark-end text:id="IMark16039694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6">Code</text:p>
          </table:table-cell>
          <table:table-cell table:style-name="Table260.B2" office:value-type="string">
            <text:p text:style-name="P16">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0396948"/>.posn<text:alphabetical-index-mark-end text:id="IMark16039694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6">Code</text:p>
          </table:table-cell>
          <table:table-cell table:style-name="Table261.B2" office:value-type="string">
            <text:p text:style-name="P16">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0396948"/>.reverse<text:alphabetical-index-mark-end text:id="IMark16039694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6">Code</text:p>
          </table:table-cell>
          <table:table-cell table:style-name="Table262.B2" office:value-type="string">
            <text:p text:style-name="P16">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0396948"/>.right<text:alphabetical-index-mark-end text:id="IMark16039694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6">Code</text:p>
          </table:table-cell>
          <table:table-cell table:style-name="Table263.B2" office:value-type="string">
            <text:p text:style-name="P16">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0396948"/>.right?<text:alphabetical-index-mark-end text:id="IMark16039694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6">Code</text:p>
          </table:table-cell>
          <table:table-cell table:style-name="Table264.B2" office:value-type="string">
            <text:p text:style-name="P16">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0396948"/>.rjust<text:alphabetical-index-mark-end text:id="IMark16039694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6">Code</text:p>
          </table:table-cell>
          <table:table-cell table:style-name="Table265.B2" office:value-type="string">
            <text:p text:style-name="P16">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0396948"/>.rstrip<text:alphabetical-index-mark-end text:id="IMark16039694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6">Code</text:p>
          </table:table-cell>
          <table:table-cell table:style-name="Table266.B2" office:value-type="string">
            <text:p text:style-name="P16">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0396948"/>.split<text:alphabetical-index-mark-end text:id="IMark16039694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6">Code</text:p>
          </table:table-cell>
          <table:table-cell table:style-name="Table267.B2" office:value-type="string">
            <text:p text:style-name="P16">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0396948"/>.strip<text:alphabetical-index-mark-end text:id="IMark16039694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6">Code</text:p>
          </table:table-cell>
          <table:table-cell table:style-name="Table268.B2" office:value-type="string">
            <text:p text:style-name="P16">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0396948"/>.throw<text:alphabetical-index-mark-end text:id="IMark16039694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6">Code</text:p>
          </table:table-cell>
          <table:table-cell table:style-name="Table279.B2" office:value-type="string">
            <text:p text:style-name="P16">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0396948"/>.to_lower<text:alphabetical-index-mark-end text:id="IMark16039694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6">Code</text:p>
          </table:table-cell>
          <table:table-cell table:style-name="Table269.B2" office:value-type="string">
            <text:p text:style-name="P16">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0396948"/>.to_upper<text:alphabetical-index-mark-end text:id="IMark16039694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6">Code</text:p>
          </table:table-cell>
          <table:table-cell table:style-name="Table270.B2" office:value-type="string">
            <text:p text:style-name="P16">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0396948"/>&lt;<text:alphabetical-index-mark-end text:id="IMark16039694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6">Code</text:p>
          </table:table-cell>
          <table:table-cell table:style-name="Table271.B2" office:value-type="string">
            <text:p text:style-name="P16">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0396948"/>&lt;&lt;<text:alphabetical-index-mark-end text:id="IMark16039694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6">Code</text:p>
          </table:table-cell>
          <table:table-cell table:style-name="Table272.B2" office:value-type="string">
            <text:p text:style-name="P16">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0396948"/>&lt;=<text:alphabetical-index-mark-end text:id="IMark16039694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6">Code</text:p>
          </table:table-cell>
          <table:table-cell table:style-name="Table273.B2" office:value-type="string">
            <text:p text:style-name="P16">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text:alphabetical-index-mark-start text:id="IMark160396948"/> &lt;=&gt;<text:alphabetical-index-mark-end text:id="IMark16039694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6">Code</text:p>
          </table:table-cell>
          <table:table-cell table:style-name="Table274.B2" office:value-type="string">
            <text:p text:style-name="P16">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0396948"/>&gt;<text:alphabetical-index-mark-end text:id="IMark16039694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6">Code</text:p>
          </table:table-cell>
          <table:table-cell table:style-name="Table275.B2" office:value-type="string">
            <text:p text:style-name="P16">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0396948"/>&gt;=<text:alphabetical-index-mark-end text:id="IMark16039694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6">Code</text:p>
          </table:table-cell>
          <table:table-cell table:style-name="Table276.B2" office:value-type="string">
            <text:p text:style-name="P16">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0395364"/>Thread<text:alphabetical-index-mark-end text:id="IMark160395364"/></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0395364"/><text:alphabetical-index-mark-start text:id="IMark160396804"/><text:alphabetical-index-mark-start text:id="IMark160398340"/>TrueClass<text:alphabetical-index-mark-end text:id="IMark160398340"/><text:alphabetical-index-mark-end text:id="IMark160396804"/><text:alphabetical-index-mark-end text:id="IMark160395364"/></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3"/>
      <text:h text:style-name="Heading_20_1" text:outline-level="1"><text:alphabetical-index-mark-start text:id="IMark160395364"/>VirtualMachine<text:alphabetical-index-mark-end text:id="IMark16039536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0396948"/>.:<text:alphabetical-index-mark-end text:id="IMark16039694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4">"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4">"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0396948"/>super<text:alphabetical-index-mark-end text:id="IMark16039694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0396948"/>val:<text:alphabetical-index-mark-end text:id="IMark16039694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0396948"/>var:<text:alphabetical-index-mark-end text:id="IMark16039694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0396948"/>val@:<text:alphabetical-index-mark-end text:id="IMark1603969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0396948"/>var@:<text:alphabetical-index-mark-end text:id="IMark1603969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0396948"/>;<text:alphabetical-index-mark-end text:id="IMark160396948"/>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0396948"/>.::<text:alphabetical-index-mark-end text:id="IMark16039694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5"/>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0396948"/>inst:<text:alphabetical-index-mark-end text:id="IMark160396948"/>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0396948"/>local:<text:alphabetical-index-mark-end text:id="IMark160396948"/>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60396948"/>super<text:alphabetical-index-mark-end text:id="IMark160396948"/>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0396948"/>;<text:alphabetical-index-mark-end text:id="IMark1603969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0395364"/>Commands<text:alphabetical-index-mark-end text:id="IMark16039536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0395364"/>)entries<text:alphabetical-index-mark-end text:id="IMark16039536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5">Expression Character</text:p>
          </table:table-cell>
          <table:table-cell table:style-name="Table4.B1" office:value-type="string">
            <text:p text:style-name="P16">Description</text:p>
          </table:table-cell>
        </table:table-row>
        <table:table-row>
          <table:table-cell table:style-name="Table4.A2" office:value-type="string">
            <text:p text:style-name="P20">.</text:p>
          </table:table-cell>
          <table:table-cell table:style-name="Table4.B2" office:value-type="string">
            <text:p text:style-name="P2">Any character except newline</text:p>
          </table:table-cell>
        </table:table-row>
        <table:table-row>
          <table:table-cell table:style-name="Table4.A2" office:value-type="string">
            <text:p text:style-name="P20">[A-Z]</text:p>
          </table:table-cell>
          <table:table-cell table:style-name="Table4.B2" office:value-type="string">
            <text:p text:style-name="P2">Any uppercase alphabetical character.</text:p>
          </table:table-cell>
        </table:table-row>
        <table:table-row>
          <table:table-cell table:style-name="Table4.A2" office:value-type="string">
            <text:p text:style-name="P20">[A-Za-z0-9_]</text:p>
          </table:table-cell>
          <table:table-cell table:style-name="Table4.B2" office:value-type="string">
            <text:p text:style-name="P2">Any alphanumeric or underscore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d</text:p>
          </table:table-cell>
          <table:table-cell table:style-name="Table4.B2" office:value-type="string">
            <text:p text:style-name="P2">A digit (0..9)</text:p>
          </table:table-cell>
        </table:table-row>
        <table:table-row>
          <table:table-cell table:style-name="Table4.A2" office:value-type="string">
            <text:p text:style-name="P20">X*</text:p>
          </table:table-cell>
          <table:table-cell table:style-name="Table4.B2" office:value-type="string">
            <text:p text:style-name="P2">0 or more repetitions of the X expression.</text:p>
          </table:table-cell>
        </table:table-row>
        <table:table-row>
          <table:table-cell table:style-name="Table4.A2" office:value-type="string">
            <text:p text:style-name="P20">X+</text:p>
          </table:table-cell>
          <table:table-cell table:style-name="Table4.B2" office:value-type="string">
            <text:p text:style-name="P2">1 or more repetitions of the X expression.</text:p>
          </table:table-cell>
        </table:table-row>
        <table:table-row>
          <table:table-cell table:style-name="Table4.A2" office:value-type="string">
            <text:p text:style-name="P20">^</text:p>
          </table:table-cell>
          <table:table-cell table:style-name="Table4.B2" office:value-type="string">
            <text:p text:style-name="P2">The beginning of the line or string.</text:p>
          </table:table-cell>
        </table:table-row>
        <table:table-row>
          <table:table-cell table:style-name="Table4.A2" office:value-type="string">
            <text:p text:style-name="P20">$</text:p>
          </table:table-cell>
          <table:table-cell table:style-name="Table4.B2" office:value-type="string">
            <text:p text:style-name="P2">The end of the line or string</text:p>
          </table:table-cell>
        </table:table-row>
        <table:table-row>
          <table:table-cell table:style-name="Table4.A2" office:value-type="string">
            <text:p text:style-name="P18">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9">0</text:p>
          <text:p text:style-name="P68">0&lt;<text:tab/>110</text:p>
          <text:p text:style-name="P68">0&lt;=<text:tab/>111</text:p>
          <text:p text:style-name="P68">0&lt;=&gt;<text:tab/>111</text:p>
          <text:p text:style-name="P68">0&lt;&gt; <text:tab/>111</text:p>
          <text:p text:style-name="P68">0=<text:tab/>112</text:p>
          <text:p text:style-name="P68">0&gt;<text:tab/>112</text:p>
          <text:p text:style-name="P68">0&gt;=<text:tab/>112</text:p>
          <text:p text:style-name="P69">1</text:p>
          <text:p text:style-name="P68">1-<text:tab/>113</text:p>
          <text:p text:style-name="P68">1+<text:tab/>113</text:p>
          <text:p text:style-name="P69">2</text:p>
          <text:p text:style-name="P68">2-<text:tab/>114</text:p>
          <text:p text:style-name="P68">2*<text:tab/>90, 113</text:p>
          <text:p text:style-name="P68">2/<text:tab/>90, 114</text:p>
          <text:p text:style-name="P68">2+<text:tab/>113</text:p>
          <text:p text:style-name="P69">A</text:p>
          <text:p text:style-name="P68">again<text:tab/>25</text:p>
          <text:p text:style-name="P68">and<text:tab/>91</text:p>
          <text:p text:style-name="P68">Archive<text:tab/>12</text:p>
          <text:p text:style-name="P68">Array<text:tab/>62</text:p>
          <text:p text:style-name="P69">B</text:p>
          <text:p text:style-name="P68">begin<text:tab/>25</text:p>
          <text:p text:style-name="P68">Boolean<text:tab/>60</text:p>
          <text:p text:style-name="P68">bounce<text:tab/>36, 38</text:p>
          <text:p text:style-name="P69">C</text:p>
          <text:p text:style-name="P68">catch<text:tab/>35, 38</text:p>
          <text:p text:style-name="P68">Class<text:tab/>73</text:p>
          <text:p text:style-name="P68">Classes<text:tab/>47</text:p>
          <text:p text:style-name="P68">clone<text:tab/>30</text:p>
          <text:p text:style-name="P68">com<text:tab/>91</text:p>
          <text:p text:style-name="P68">Commands<text:tab/>74, 166</text:p>
          <text:p text:style-name="P68">Complex<text:tab/>76</text:p>
          <text:p text:style-name="P68">copy<text:tab/>30</text:p>
          <text:p text:style-name="P69">D</text:p>
          <text:p text:style-name="P68">Declarations<text:tab/>26</text:p>
          <text:p text:style-name="P68">Demo.rb<text:tab/>11</text:p>
          <text:p text:style-name="P68">distinct?<text:tab/>125</text:p>
          <text:p text:style-name="P68">do<text:tab/>23</text:p>
          <text:p text:style-name="P68">do_map_name<text:tab/>56</text:p>
          <text:p text:style-name="P68">dpr<text:tab/>95</text:p>
          <text:p text:style-name="P68">drop<text:tab/>19</text:p>
          <text:p text:style-name="P68">Duck Typing<text:tab/>26</text:p>
          <text:p text:style-name="P68">dup<text:tab/>19, 30</text:p>
          <text:p text:style-name="P69">E</text:p>
          <text:p text:style-name="P68">e<text:tab/>95</text:p>
          <text:p text:style-name="P68">else<text:tab/>21</text:p>
          <text:p text:style-name="P69">F</text:p>
          <text:p text:style-name="P68">FalseClass<text:tab/>60, 79</text:p>
          <text:p text:style-name="P68">finally<text:tab/>37p.</text:p>
          <text:p text:style-name="P68">Float<text:tab/>81</text:p>
          <text:p text:style-name="P69">H</text:p>
          <text:p text:style-name="P68">Hash<text:tab/>82</text:p>
          <text:p text:style-name="P69">I</text:p>
          <text:p text:style-name="P68">i<text:tab/>23</text:p>
          <text:p text:style-name="P68">identical?<text:tab/>126</text:p>
          <text:p text:style-name="P68">if<text:tab/>21</text:p>
          <text:p text:style-name="P68">Inheritance<text:tab/>48</text:p>
          <text:p text:style-name="P68">inst:<text:tab/>164</text:p>
          <text:p text:style-name="P68">InStream<text:tab/>85</text:p>
          <text:p text:style-name="P68">Integer<text:tab/>88</text:p>
          <text:p text:style-name="P69">J</text:p>
          <text:p text:style-name="P68">j<text:tab/>23</text:p>
          <text:p text:style-name="P69">K</text:p>
          <text:p text:style-name="P68">Known Issues<text:tab/>11</text:p>
          <text:p text:style-name="P69">L</text:p>
          <text:p text:style-name="P68">Late Binding<text:tab/>48</text:p>
          <text:p text:style-name="P68">local:<text:tab/>164</text:p>
          <text:p text:style-name="P68">loop<text:tab/>23</text:p>
          <text:p text:style-name="P69">M</text:p>
          <text:p text:style-name="P68">max<text:tab/>126</text:p>
          <text:p text:style-name="P68">Method Mapping<text:tab/>49</text:p>
          <text:p text:style-name="P68">Methods<text:tab/>48</text:p>
          <text:p text:style-name="P68">min<text:tab/>126</text:p>
          <text:p text:style-name="P68">mod<text:tab/>116</text:p>
          <text:p text:style-name="P68">Mutation<text:tab/>28</text:p>
          <text:p text:style-name="P69">N</text:p>
          <text:p text:style-name="P68">neg<text:tab/>116</text:p>
          <text:p text:style-name="P68">nil&lt;&gt;<text:tab/>127</text:p>
          <text:p text:style-name="P68">nil=<text:tab/>127</text:p>
          <text:p text:style-name="P68">NilClass<text:tab/>60, 93</text:p>
          <text:p text:style-name="P68">nip<text:tab/>19</text:p>
          <text:p text:style-name="P68">not<text:tab/>127</text:p>
          <text:p text:style-name="P68">Numeric<text:tab/>61, 95</text:p>
          <text:p text:style-name="P69">O</text:p>
          <text:p text:style-name="P68">Object<text:tab/>60, 117</text:p>
          <text:p text:style-name="P68">or<text:tab/>92</text:p>
          <text:p text:style-name="P68">OutStream<text:tab/>129</text:p>
          <text:p text:style-name="P68">over<text:tab/>19</text:p>
          <text:p text:style-name="P69">P</text:p>
          <text:p text:style-name="P68">pi<text:tab/>96</text:p>
          <text:p text:style-name="P68">pick<text:tab/>19</text:p>
          <text:p text:style-name="P68">Polymorphism<text:tab/>48</text:p>
          <text:p text:style-name="P68">Procedure<text:tab/>134</text:p>
          <text:p text:style-name="P68">Prototypes<text:tab/>48</text:p>
          <text:p text:style-name="P69">Q</text:p>
          <text:p text:style-name="P68">Queue<text:tab/>136</text:p>
          <text:p text:style-name="P69">R</text:p>
          <text:p text:style-name="P68">Rake<text:tab/>11</text:p>
          <text:p text:style-name="P68">Rational<text:tab/>138</text:p>
          <text:p text:style-name="P68">Referencing<text:tab/>27</text:p>
          <text:p text:style-name="P68">repeat<text:tab/>25</text:p>
          <text:p text:style-name="P68">Routing<text:tab/>53</text:p>
          <text:p text:style-name="P69">S</text:p>
          <text:p text:style-name="P68">Scoping<text:tab/>26</text:p>
          <text:p text:style-name="P68">self<text:tab/>58</text:p>
          <text:p text:style-name="P68">Stack<text:tab/>140</text:p>
          <text:p text:style-name="P68">String<text:tab/>142</text:p>
          <text:p text:style-name="P68">super<text:tab/>162, 164</text:p>
          <text:p text:style-name="P68">swap<text:tab/>20</text:p>
          <text:p text:style-name="P68">switch<text:tab/>21</text:p>
          <text:p text:style-name="P68">SymbolMap<text:tab/>49</text:p>
          <text:p text:style-name="P69">T</text:p>
          <text:p text:style-name="P68">Testing<text:tab/>11</text:p>
          <text:p text:style-name="P68">Thanks<text:tab/>8</text:p>
          <text:p text:style-name="P68">then<text:tab/>21</text:p>
          <text:p text:style-name="P68">Thread<text:tab/>159</text:p>
          <text:p text:style-name="P68">throw"<text:tab/>39</text:p>
          <text:p text:style-name="P68">TrueClass<text:tab/>60, 160</text:p>
          <text:p text:style-name="P68">try<text:tab/>35, 38</text:p>
          <text:p text:style-name="P68">tuck<text:tab/>20</text:p>
          <text:p text:style-name="P68">Typing<text:tab/>26</text:p>
          <text:p text:style-name="P69">U</text:p>
          <text:p text:style-name="P68">until<text:tab/>25</text:p>
          <text:p text:style-name="P69">V</text:p>
          <text:p text:style-name="P68">val:<text:tab/>26, 162</text:p>
          <text:p text:style-name="P68">val@:<text:tab/>27, 163</text:p>
          <text:p text:style-name="P68">val#:<text:tab/>27</text:p>
          <text:p text:style-name="P68">val$:<text:tab/>27</text:p>
          <text:p text:style-name="P68">var:<text:tab/>26, 163</text:p>
          <text:p text:style-name="P68">var@:<text:tab/>27, 163</text:p>
          <text:p text:style-name="P68">var#:<text:tab/>27</text:p>
          <text:p text:style-name="P68">var$:<text:tab/>27</text:p>
          <text:p text:style-name="P68">VirtualMachine<text:tab/>161</text:p>
          <text:p text:style-name="P69">X</text:p>
          <text:p text:style-name="P68">x<text:tab/>63</text:p>
          <text:p text:style-name="P68">xor<text:tab/>92</text:p>
          <text:p text:style-name="P69"><text:s/></text:p>
          <text:p text:style-name="P68"><text:s/>&lt;=&gt;<text:tab/>157</text:p>
          <text:p text:style-name="P69">^</text:p>
          <text:p text:style-name="P68">^^<text:tab/>80, 93, 125</text:p>
          <text:p text:style-name="P69">-</text:p>
          <text:p text:style-name="P68">-<text:tab/>97</text:p>
          <text:p text:style-name="P68">-&gt;<text:tab/>82</text:p>
          <text:p text:style-name="P68">-i<text:tab/>23</text:p>
          <text:p text:style-name="P68">-j<text:tab/>23</text:p>
          <text:p text:style-name="P69">;</text:p>
          <text:p text:style-name="P68">;<text:tab/>163p.</text:p>
          <text:p text:style-name="P69">:</text:p>
          <text:p text:style-name="P68">:<text:tab/>55</text:p>
          <text:p text:style-name="P69">!</text:p>
          <text:p text:style-name="P68">!<text:tab/>65</text:p>
          <text:p text:style-name="P69">?</text:p>
          <text:p text:style-name="P68">?"<text:tab/>36, 38</text:p>
          <text:p text:style-name="P69">.</text:p>
          <text:p text:style-name="P68">.<text:tab/>117, 130</text:p>
          <text:p text:style-name="P68">.-left<text:tab/>66, 148</text:p>
          <text:p text:style-name="P68">.-mid<text:tab/>67, 148</text:p>
          <text:p text:style-name="P68">.-midlr<text:tab/>67, 148</text:p>
          <text:p text:style-name="P68"><text:soft-page-break/>.-right<text:tab/>67, 149</text:p>
          <text:p text:style-name="P68">.:<text:tab/>55, 162</text:p>
          <text:p text:style-name="P68">.::<text:tab/>55, 163</text:p>
          <text:p text:style-name="P68">."<text:tab/>146</text:p>
          <text:p text:style-name="P68">.[]!<text:tab/>67, 83</text:p>
          <text:p text:style-name="P68">.[]@<text:tab/>68, 83</text:p>
          <text:p text:style-name="P68">.+left<text:tab/>65, 147</text:p>
          <text:p text:style-name="P68">.+mid<text:tab/>66, 147</text:p>
          <text:p text:style-name="P68">.+midlr<text:tab/>66, 147</text:p>
          <text:p text:style-name="P68">.+right<text:tab/>66, 148</text:p>
          <text:p text:style-name="P68">.1/x<text:tab/>97</text:p>
          <text:p text:style-name="P68">.10**<text:tab/>98</text:p>
          <text:p text:style-name="P68">.2**<text:tab/>98</text:p>
          <text:p text:style-name="P68">.abs<text:tab/>98</text:p>
          <text:p text:style-name="P68">.acos<text:tab/>99</text:p>
          <text:p text:style-name="P68">.acosh<text:tab/>99</text:p>
          <text:p text:style-name="P68">.angle<text:tab/>99</text:p>
          <text:p text:style-name="P68">.append<text:tab/>129</text:p>
          <text:p text:style-name="P68">.append{<text:tab/>129</text:p>
          <text:p text:style-name="P68">.asin<text:tab/>100</text:p>
          <text:p text:style-name="P68">.asinh<text:tab/>100</text:p>
          <text:p text:style-name="P68">.atan<text:tab/>100</text:p>
          <text:p text:style-name="P68">.atan2<text:tab/>101</text:p>
          <text:p text:style-name="P68">.atanh<text:tab/>101</text:p>
          <text:p text:style-name="P68">.c2p<text:tab/>101</text:p>
          <text:p text:style-name="P68">.call<text:tab/>134, 149</text:p>
          <text:p text:style-name="P68">.cbrt<text:tab/>77, 102</text:p>
          <text:p text:style-name="P68">.ceil<text:tab/>102</text:p>
          <text:p text:style-name="P68">.cjust<text:tab/>149</text:p>
          <text:p text:style-name="P68">.class<text:tab/>118</text:p>
          <text:p text:style-name="P68">.clear<text:tab/>136, 140</text:p>
          <text:p text:style-name="P68">.clone<text:tab/>30, 118</text:p>
          <text:p text:style-name="P68">.clone_exclude<text:tab/>32, 118</text:p>
          <text:p text:style-name="P68">.close<text:tab/>86, 131</text:p>
          <text:p text:style-name="P68">.conjugate<text:tab/>102</text:p>
          <text:p text:style-name="P68">.contains?<text:tab/>149</text:p>
          <text:p text:style-name="P68">.copy<text:tab/>30, 119</text:p>
          <text:p text:style-name="P68">.cos<text:tab/>102</text:p>
          <text:p text:style-name="P68">.cosh<text:tab/>103</text:p>
          <text:p text:style-name="P68">.cr<text:tab/>131</text:p>
          <text:p text:style-name="P68">.create<text:tab/>130</text:p>
          <text:p text:style-name="P68">.cube<text:tab/>103</text:p>
          <text:p text:style-name="P68">.d2r<text:tab/>103</text:p>
          <text:p text:style-name="P68">.denominator<text:tab/>103</text:p>
          <text:p text:style-name="P68">.e**<text:tab/>77, 104</text:p>
          <text:p text:style-name="P68">.emit<text:tab/>104, 131, 150</text:p>
          <text:p text:style-name="P68">.empty?<text:tab/>136, 140</text:p>
          <text:p text:style-name="P68">.eval<text:tab/>150</text:p>
          <text:p text:style-name="P68">.even?<text:tab/>89</text:p>
          <text:p text:style-name="P68">.floor<text:tab/>104</text:p>
          <text:p text:style-name="P68">.fmt<text:tab/>150</text:p>
          <text:p text:style-name="P68">.fmt"<text:tab/>150</text:p>
          <text:p text:style-name="P68">.gcd<text:tab/>89</text:p>
          <text:p text:style-name="P68">.get_all<text:tab/>85</text:p>
          <text:p text:style-name="P68">.getc<text:tab/>86</text:p>
          <text:p text:style-name="P68">.gets<text:tab/>86</text:p>
          <text:p text:style-name="P68">.hypot<text:tab/>104</text:p>
          <text:p text:style-name="P68">.imaginary<text:tab/>105</text:p>
          <text:p text:style-name="P68">.init<text:tab/>27, 119</text:p>
          <text:p text:style-name="P68">.is_class?<text:tab/>73, 119</text:p>
          <text:p text:style-name="P68">.keys<text:tab/>83</text:p>
          <text:p text:style-name="P68">.lcm<text:tab/>89</text:p>
          <text:p text:style-name="P68">.left<text:tab/>68, 151</text:p>
          <text:p text:style-name="P68">.left?<text:tab/>151</text:p>
          <text:p text:style-name="P68">.length<text:tab/>68, 136, 140, 151</text:p>
          <text:p text:style-name="P68">.lines<text:tab/>151</text:p>
          <text:p text:style-name="P68">.ljust<text:tab/>152</text:p>
          <text:p text:style-name="P68">.ln<text:tab/>105</text:p>
          <text:p text:style-name="P68">.load<text:tab/>152</text:p>
          <text:p text:style-name="P68">.log10<text:tab/>105</text:p>
          <text:p text:style-name="P68">.log2<text:tab/>106</text:p>
          <text:p text:style-name="P68">.lstrip<text:tab/>152</text:p>
          <text:p text:style-name="P68">.magnitude<text:tab/>106</text:p>
          <text:p text:style-name="P68">.max<text:tab/>69</text:p>
          <text:p text:style-name="P68">.mid<text:tab/>69, 152</text:p>
          <text:p text:style-name="P68">.mid?<text:tab/>153</text:p>
          <text:p text:style-name="P68">.midlr<text:tab/>69, 153</text:p>
          <text:p text:style-name="P68">.min<text:tab/>70</text:p>
          <text:p text:style-name="P68">.name<text:tab/>120</text:p>
          <text:p text:style-name="P68">.new<text:tab/>63, 73</text:p>
          <text:p text:style-name="P68">.new_size<text:tab/>64</text:p>
          <text:p text:style-name="P68">.new_value<text:tab/>64</text:p>
          <text:p text:style-name="P68">.new_values<text:tab/>64</text:p>
          <text:p text:style-name="P68">.new{<text:tab/>63</text:p>
          <text:p text:style-name="P68">.numerator<text:tab/>106</text:p>
          <text:p text:style-name="P68">.odd?<text:tab/>89</text:p>
          <text:p text:style-name="P68">.open<text:tab/>85</text:p>
          <text:p text:style-name="P68">.open{<text:tab/>86</text:p>
          <text:p text:style-name="P68">.p2c<text:tab/>107</text:p>
          <text:p text:style-name="P68">.parent_class<text:tab/>74</text:p>
          <text:p text:style-name="P68">.peek<text:tab/>141</text:p>
          <text:p text:style-name="P68">.pend<text:tab/>137</text:p>
          <text:p text:style-name="P68">.polar<text:tab/>107</text:p>
          <text:p text:style-name="P68">.pop<text:tab/>137, 141</text:p>
          <text:p text:style-name="P68">.posn<text:tab/>153</text:p>
          <text:p text:style-name="P68">.pp<text:tab/>70, 83</text:p>
          <text:p text:style-name="P68">.push<text:tab/>137, 141</text:p>
          <text:p text:style-name="P68">.r2d<text:tab/>107</text:p>
          <text:p text:style-name="P68">.real<text:tab/>107</text:p>
          <text:p text:style-name="P68">.reverse<text:tab/>70, 154</text:p>
          <text:p text:style-name="P68">.right<text:tab/>70, 154</text:p>
          <text:p text:style-name="P68">.right?<text:tab/>154</text:p>
          <text:p text:style-name="P68">.rjust<text:tab/>154</text:p>
          <text:p text:style-name="P68">.round<text:tab/>108</text:p>
          <text:p text:style-name="P68">.rstrip<text:tab/>155</text:p>
          <text:p text:style-name="P68">.shuffle<text:tab/>71</text:p>
          <text:p text:style-name="P68">.sin<text:tab/>108</text:p>
          <text:p text:style-name="P68">.sinh<text:tab/>108</text:p>
          <text:p text:style-name="P68">.sleep<text:tab/>109</text:p>
          <text:p text:style-name="P68">.sort<text:tab/>71</text:p>
          <text:p text:style-name="P68">.space<text:tab/>131</text:p>
          <text:p text:style-name="P68">.spaces<text:tab/>132</text:p>
          <text:p text:style-name="P68">.split<text:tab/>77, 138, 155</text:p>
          <text:p text:style-name="P68">.sqr<text:tab/>109</text:p>
          <text:p text:style-name="P68">.sqrt<text:tab/>77, 109</text:p>
          <text:p text:style-name="P68">.start<text:tab/>135</text:p>
          <text:p text:style-name="P68">.strip<text:tab/>155</text:p>
          <text:p text:style-name="P68">.strlen<text:tab/>120</text:p>
          <text:p text:style-name="P68">.strmax<text:tab/>71</text:p>
          <text:p text:style-name="P68">.strmax2<text:tab/>84</text:p>
          <text:p text:style-name="P68">.subclass:<text:tab/>74</text:p>
          <text:p text:style-name="P68">.tan<text:tab/>109</text:p>
          <text:p text:style-name="P68">.tanh<text:tab/>110</text:p>
          <text:p text:style-name="P68">.throw<text:tab/>39, 155</text:p>
          <text:p text:style-name="P68">.to_f<text:tab/>120</text:p>
          <text:p text:style-name="P68">.to_f!<text:tab/>121</text:p>
          <text:p text:style-name="P68">.to_i<text:tab/>121</text:p>
          <text:p text:style-name="P68">.to_i!<text:tab/>121</text:p>
          <text:p text:style-name="P68">.to_lower<text:tab/>156</text:p>
          <text:p text:style-name="P68">.to_n<text:tab/>122</text:p>
          <text:p text:style-name="P68">.to_n!<text:tab/>122</text:p>
          <text:p text:style-name="P68">.to_r<text:tab/>123</text:p>
          <text:p text:style-name="P68">.to_r!<text:tab/>123</text:p>
          <text:p text:style-name="P68">.to_s<text:tab/>74, 123</text:p>
          <text:p text:style-name="P68">.to_upper<text:tab/>156</text:p>
          <text:p text:style-name="P68">.to_x<text:tab/>124</text:p>
          <text:p text:style-name="P68">.to_x!<text:tab/>124</text:p>
          <text:p text:style-name="P68">.values<text:tab/>84</text:p>
          <text:p text:style-name="P68">.with{<text:tab/>59</text:p>
          <text:p text:style-name="P69">)</text:p>
          <text:p text:style-name="P68">)entries<text:tab/>168</text:p>
          <text:p text:style-name="P68">)methods<text:tab/>75, 128</text:p>
          <text:p text:style-name="P68">)stubs<text:tab/>75</text:p>
          <text:p text:style-name="P69">{</text:p>
          <text:p text:style-name="P68">{<text:tab/>82</text:p>
          <text:p text:style-name="P69">}</text:p>
          <text:p text:style-name="P68">}<text:tab/>63, 82</text:p>
          <text:p text:style-name="P69">@</text:p>
          <text:p text:style-name="P68">@<text:tab/>72</text:p>
          <text:p text:style-name="P69">*</text:p>
          <text:p text:style-name="P68">*<text:tab/>96, 146</text:p>
          <text:p text:style-name="P68">**<text:tab/>96</text:p>
          <text:p text:style-name="P69">/</text:p>
          <text:p text:style-name="P68">/<text:tab/>110</text:p>
          <text:p text:style-name="P69">&amp;</text:p>
          <text:p text:style-name="P68">&amp;&amp;<text:tab/>79, 93, 117</text:p>
          <text:p text:style-name="P69">+</text:p>
          <text:p text:style-name="P68">+<text:tab/>65, 97, 146</text:p>
          <text:p text:style-name="P68">+loop<text:tab/>23</text:p>
          <text:p text:style-name="P69">&lt;</text:p>
          <text:p text:style-name="P68">&lt;<text:tab/>114, 156</text:p>
          <text:p text:style-name="P68">&lt;&lt;<text:tab/>72, 90, 157</text:p>
          <text:p text:style-name="P68">&lt;=<text:tab/>115, 157</text:p>
          <text:p text:style-name="P68">&lt;=&gt;<text:tab/>115</text:p>
          <text:p text:style-name="P68">&lt;&gt;<text:tab/>124</text:p>
          <text:p text:style-name="P69">=</text:p>
          <text:p text:style-name="P68">=<text:tab/>125</text:p>
          <text:p text:style-name="P69">&gt;</text:p>
          <text:p text:style-name="P68">&gt;<text:tab/>115, 158</text:p>
          <text:p text:style-name="P68">&gt;=<text:tab/>116, 158</text:p>
          <text:p text:style-name="P68">&gt;&gt;<text:tab/>91</text:p>
          <text:p text:style-name="P69"><text:soft-page-break/>|</text:p>
          <text:p text:style-name="P68">||<text:tab/>80, 94, 128</text:p>
          <text:p text:style-name="P69">~</text:p>
          <text:p text:style-name="P68">~<text:tab/>132</text:p>
          <text:p text:style-name="P68">~"<text:tab/>132</text:p>
          <text:p text:style-name="P68">~cr<text:tab/>132</text:p>
          <text:p text:style-name="P68">~emit<text:tab/>133</text:p>
          <text:p text:style-name="P68">~getc<text:tab/>87</text:p>
          <text:p text:style-name="P68">~gets<text:tab/>87</text:p>
          <text:p text:style-name="P68">~space<text:tab/>133</text:p>
          <text:p text:style-name="P68">~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99416104"/></text:p>
            <text:p text:style-name="Text_20_body">Routing:</text:p>
            <text:p text:style-name="P1">description</text:p>
          </table:table-cell>
          <table:covered-table-cell/>
        </table:table-row>
        <table:table-row table:style-name="Table58.1">
          <table:table-cell table:style-name="Table58.A2" office:value-type="string">
            <text:p text:style-name="P16">Code</text:p>
          </table:table-cell>
          <table:table-cell table:style-name="Table58.B2" office:value-type="string">
            <text:p text:style-name="P16">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6">Code</text:p>
          </table:table-cell>
          <table:table-cell table:style-name="Table61.B2" office:value-type="string">
            <text:p text:style-name="P16">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6">Code</text:p>
          </table:table-cell>
          <table:table-cell table:style-name="Table102.B1" office:value-type="string">
            <text:p text:style-name="P16">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7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3H23M39S</meta:editing-duration>
    <meta:editing-cycles>2348</meta:editing-cycles>
    <meta:generator>OpenOffice/4.1.1$Win32 OpenOffice.org_project/411m6$Build-9775</meta:generator>
    <dc:date>2015-05-01T19:15:45.15</dc:date>
    <dc:creator>Peter Camilleri</dc:creator>
    <meta:printed-by>Peter Camilleri</meta:printed-by>
    <meta:print-date>2015-02-10T10:49:15.76</meta:print-date>
    <meta:document-statistic meta:table-count="285" meta:image-count="0" meta:object-count="0" meta:page-count="174" meta:paragraph-count="5787" meta:word-count="32044" meta:character-count="184900"/>
    <meta:template xlink:type="simple" xlink:actuate="onRequest" xlink:title="MyDefault" xlink:href="../../../../OpenOffice.org/3/user/template/MyDefault.ott" meta:date="2014-06-26T22:09:00.24"/>
  </office:meta>
</office:document-meta>
</file>